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428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5917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1.072in"/>
    </style:style>
    <style:style style:name="co15" style:family="table-column">
      <style:table-column-properties fo:break-before="auto" style:column-width="0.8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pdated Data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Image</text:p>
          </table:table-cell>
          <table:table-cell office:value-type="string">
            <text:p>Duck</text:p>
          </table:table-cell>
          <table:table-cell office:value-type="string">
            <text:p>Koala</text:p>
          </table:table-cell>
          <table:table-cell office:value-type="string">
            <text:p>Penguins</text:p>
          </table:table-cell>
          <table:table-cell/>
          <table:table-cell>
            <draw:frame table:end-cell-address="'Updated Data'.N23" table:end-x="0.4677in" table:end-y="0.0945in" draw:z-index="0" draw:style-name="gr1" draw:text-style-name="P1" svg:width="6.6764in" svg:height="4.0059in" svg:x="0.0146in" svg:y="0in">
              <draw:object draw:notify-on-update-of-ranges="'Updated Data'.A1:'Updated Data'.A1 'Updated Data'.A2:'Updated Data'.A27 'Updated Data'.B1:'Updated Data'.B1 'Updated Data'.B2:'Updated Data'.B27 'Updated Data'.C1:'Updated Data'.C1 'Updated Data'.C2:'Updated Data'.C27 'Updated Data'.D1:'Updated Data'.D1 'Updated Data'.D2:'Updated Data'.D27 'Updated Data'.E1:'Updated Data'.E1 'Updated Data'.E2:'Updated Data'.E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.5975884717185">
            <text:p>41.5975884717</text:p>
          </table:table-cell>
          <table:table-cell office:value-type="float" office:value="48.1632771164021">
            <text:p>48.1632771164</text:p>
          </table:table-cell>
          <table:table-cell office:value-type="float" office:value="42.8959703947368">
            <text:p>42.8959703947</text:p>
          </table:table-cell>
          <table:table-cell office:value-type="float" office:value="68.1775157894737">
            <text:p>68.17751578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5178904029017">
            <text:p>30.5178904029</text:p>
          </table:table-cell>
          <table:table-cell office:value-type="float" office:value="28.5149636243386">
            <text:p>28.5149636243</text:p>
          </table:table-cell>
          <table:table-cell office:value-type="float" office:value="30.3870065789474">
            <text:p>30.3870065789</text:p>
          </table:table-cell>
          <table:table-cell office:value-type="float" office:value="40.8229894736842">
            <text:p>40.822989473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.5667091461621">
            <text:p>29.5667091462</text:p>
          </table:table-cell>
          <table:table-cell office:value-type="float" office:value="26.5604332010582">
            <text:p>26.5604332011</text:p>
          </table:table-cell>
          <table:table-cell office:value-type="float" office:value="29.1819901315789">
            <text:p>29.1819901316</text:p>
          </table:table-cell>
          <table:table-cell office:value-type="float" office:value="38.6058947368421">
            <text:p>38.6058947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2591902754632">
            <text:p>29.2591902755</text:p>
          </table:table-cell>
          <table:table-cell office:value-type="float" office:value="25.4227017195767">
            <text:p>25.4227017196</text:p>
          </table:table-cell>
          <table:table-cell office:value-type="float" office:value="29.0014802631579">
            <text:p>29.0014802632</text:p>
          </table:table-cell>
          <table:table-cell office:value-type="float" office:value="37.5272421052632">
            <text:p>37.527242105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9.0302911479267">
            <text:p>29.0302911479</text:p>
          </table:table-cell>
          <table:table-cell office:value-type="float" office:value="25.1729497354497">
            <text:p>25.1729497354</text:p>
          </table:table-cell>
          <table:table-cell office:value-type="float" office:value="28.6254111842105">
            <text:p>28.6254111842</text:p>
          </table:table-cell>
          <table:table-cell office:value-type="float" office:value="37.3993263157895">
            <text:p>37.3993263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7906087638467">
            <text:p>28.7906087638</text:p>
          </table:table-cell>
          <table:table-cell office:value-type="float" office:value="24.9916501322751">
            <text:p>24.9916501323</text:p>
          </table:table-cell>
          <table:table-cell office:value-type="float" office:value="28.1865131578947">
            <text:p>28.1865131579</text:p>
          </table:table-cell>
          <table:table-cell office:value-type="float" office:value="37.1878736842105">
            <text:p>37.187873684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8.7898245270072">
            <text:p>28.789824527</text:p>
          </table:table-cell>
          <table:table-cell office:value-type="float" office:value="24.9328703703704">
            <text:p>24.9328703704</text:p>
          </table:table-cell>
          <table:table-cell office:value-type="float" office:value="28.1839638157895">
            <text:p>28.1839638158</text:p>
          </table:table-cell>
          <table:table-cell office:value-type="float" office:value="37.1468631578947">
            <text:p>37.14686315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7895304381923">
            <text:p>28.7895304382</text:p>
          </table:table-cell>
          <table:table-cell office:value-type="float" office:value="24.5971395502645">
            <text:p>24.5971395503</text:p>
          </table:table-cell>
          <table:table-cell office:value-type="float" office:value="28.1839638157895">
            <text:p>28.1839638158</text:p>
          </table:table-cell>
          <table:table-cell office:value-type="float" office:value="37.1328">
            <text:p>37.132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.7895304381923">
            <text:p>28.7895304382</text:p>
          </table:table-cell>
          <table:table-cell office:value-type="float" office:value="24.5606812169312">
            <text:p>24.5606812169</text:p>
          </table:table-cell>
          <table:table-cell office:value-type="float" office:value="28.1839638157895">
            <text:p>28.1839638158</text:p>
          </table:table-cell>
          <table:table-cell office:value-type="float" office:value="36.8624842105263">
            <text:p>36.8624842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5441623370258">
            <text:p>28.544162337</text:p>
          </table:table-cell>
          <table:table-cell office:value-type="float" office:value="24.3833498677249">
            <text:p>24.3833498677</text:p>
          </table:table-cell>
          <table:table-cell office:value-type="float" office:value="28.1839638157895">
            <text:p>28.1839638158</text:p>
          </table:table-cell>
          <table:table-cell office:value-type="float" office:value="36.5010526315789">
            <text:p>36.501052631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.5441623370258">
            <text:p>28.544162337</text:p>
          </table:table-cell>
          <table:table-cell office:value-type="float" office:value="24.1704695767196">
            <text:p>24.1704695767</text:p>
          </table:table-cell>
          <table:table-cell office:value-type="float" office:value="28.1839638157895">
            <text:p>28.1839638158</text:p>
          </table:table-cell>
          <table:table-cell office:value-type="float" office:value="36.4516210526316">
            <text:p>36.4516210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5441623370258">
            <text:p>28.544162337</text:p>
          </table:table-cell>
          <table:table-cell office:value-type="float" office:value="24.1704695767196">
            <text:p>24.1704695767</text:p>
          </table:table-cell>
          <table:table-cell office:value-type="float" office:value="28.1839638157895">
            <text:p>28.1839638158</text:p>
          </table:table-cell>
          <table:table-cell office:value-type="float" office:value="36.4516210526316">
            <text:p>36.451621052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.5367120870503">
            <text:p>28.5367120871</text:p>
          </table:table-cell>
          <table:table-cell office:value-type="float" office:value="24.1472387566138">
            <text:p>24.1472387566</text:p>
          </table:table-cell>
          <table:table-cell office:value-type="float" office:value="28.1839638157895">
            <text:p>28.1839638158</text:p>
          </table:table-cell>
          <table:table-cell office:value-type="float" office:value="36.2829473684211">
            <text:p>36.2829473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5191647877659">
            <text:p>28.5191647878</text:p>
          </table:table-cell>
          <table:table-cell office:value-type="float" office:value="24.0588624338624">
            <text:p>24.0588624339</text:p>
          </table:table-cell>
          <table:table-cell office:value-type="float" office:value="28.1839638157895">
            <text:p>28.1839638158</text:p>
          </table:table-cell>
          <table:table-cell office:value-type="float" office:value="36.1628631578947">
            <text:p>36.162863157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.5148514851485">
            <text:p>28.5148514851</text:p>
          </table:table-cell>
          <table:table-cell office:value-type="float" office:value="23.9374173280423">
            <text:p>23.937417328</text:p>
          </table:table-cell>
          <table:table-cell office:value-type="float" office:value="28.1839638157895">
            <text:p>28.1839638158</text:p>
          </table:table-cell>
          <table:table-cell office:value-type="float" office:value="36.0119578947368">
            <text:p>36.0119578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376923830997">
            <text:p>28.376923831</text:p>
          </table:table-cell>
          <table:table-cell office:value-type="float" office:value="23.9374173280423">
            <text:p>23.937417328</text:p>
          </table:table-cell>
          <table:table-cell office:value-type="float" office:value="28.0922697368421">
            <text:p>28.0922697368</text:p>
          </table:table-cell>
          <table:table-cell office:value-type="float" office:value="35.9525052631579">
            <text:p>35.952505263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.3691794922066">
            <text:p>28.3691794922</text:p>
          </table:table-cell>
          <table:table-cell office:value-type="float" office:value="23.9374173280423">
            <text:p>23.937417328</text:p>
          </table:table-cell>
          <table:table-cell office:value-type="float" office:value="28.0055098684211">
            <text:p>28.0055098684</text:p>
          </table:table-cell>
          <table:table-cell office:value-type="float" office:value="35.9525052631579">
            <text:p>35.9525052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3327124791687">
            <text:p>28.3327124792</text:p>
          </table:table-cell>
          <table:table-cell office:value-type="float" office:value="23.8441633597884">
            <text:p>23.8441633598</text:p>
          </table:table-cell>
          <table:table-cell office:value-type="float" office:value="28.0029605263158">
            <text:p>28.0029605263</text:p>
          </table:table-cell>
          <table:table-cell office:value-type="float" office:value="35.919747368421">
            <text:p>35.9197473684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8.2768356043525">
            <text:p>28.2768356044</text:p>
          </table:table-cell>
          <table:table-cell office:value-type="float" office:value="23.8441633597884">
            <text:p>23.8441633598</text:p>
          </table:table-cell>
          <table:table-cell office:value-type="float" office:value="28.0029605263158">
            <text:p>28.0029605263</text:p>
          </table:table-cell>
          <table:table-cell office:value-type="float" office:value="35.919747368421">
            <text:p>35.9197473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671306734634">
            <text:p>28.2671306735</text:p>
          </table:table-cell>
          <table:table-cell office:value-type="float" office:value="23.8294477513227">
            <text:p>23.8294477513</text:p>
          </table:table-cell>
          <table:table-cell office:value-type="float" office:value="27.996875">
            <text:p>27.996875</text:p>
          </table:table-cell>
          <table:table-cell office:value-type="float" office:value="35.8692210526316">
            <text:p>35.869221052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.2671306734634">
            <text:p>28.2671306735</text:p>
          </table:table-cell>
          <table:table-cell/>
          <table:table-cell office:value-type="float" office:value="27.996875">
            <text:p>27.99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671306734634">
            <text:p>28.2671306735</text:p>
          </table:table-cell>
          <table:table-cell table:number-columns-repeated="5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8.2671306734634">
            <text:p>28.26713067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141946867954">
            <text:p>28.2141946868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8.2141946867954">
            <text:p>28.21419468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.2141946867954">
            <text:p>28.2141946868</text:p>
          </table:table-cell>
          <table:table-cell table:number-columns-repeated="5"/>
        </table:table-row>
      </table:table>
      <table:table table:name="Combined Data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Image</text:p>
          </table:table-cell>
          <table:table-cell office:value-type="string">
            <text:p>Duck</text:p>
          </table:table-cell>
          <table:table-cell office:value-type="string">
            <text:p>Koala</text:p>
          </table:table-cell>
          <table:table-cell office:value-type="string">
            <text:p>Penguins</text:p>
          </table:table-cell>
          <table:table-cell/>
          <table:table-cell>
            <draw:frame table:end-cell-address="'Combined Data'.N23" table:end-x="0.4677in" table:end-y="0.0945in" draw:z-index="0" draw:style-name="gr1" draw:text-style-name="P1" svg:width="6.6764in" svg:height="4.0059in" svg:x="0.0146in" svg:y="0in">
              <draw:object draw:notify-on-update-of-ranges="'Combined Data'.A2:'Combined Data'.A99 'Combined Data'.B1:'Combined Data'.B1 'Combined Data'.B2:'Combined Data'.B99 'Combined Data'.C1:'Combined Data'.C1 'Combined Data'.C2:'Combined Data'.C99 'Combined Data'.D1:'Combined Data'.D1 'Combined Data'.D2:'Combined Data'.D99 'Combined Data'.E1:'Combined Data'.E1 'Combined Data'.E2:'Combined Data'.E9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.2783060484266">
            <text:p>61.2783060484</text:p>
          </table:table-cell>
          <table:table-cell office:value-type="float" office:value="61.1032572751323">
            <text:p>61.1032572751</text:p>
          </table:table-cell>
          <table:table-cell office:value-type="float" office:value="56.9403782894737">
            <text:p>56.9403782895</text:p>
          </table:table-cell>
          <table:table-cell office:value-type="float" office:value="78.8986947368421">
            <text:p>78.898694736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.9457896284678">
            <text:p>39.9457896285</text:p>
          </table:table-cell>
          <table:table-cell office:value-type="float" office:value="34.327628968254">
            <text:p>34.3276289683</text:p>
          </table:table-cell>
          <table:table-cell office:value-type="float" office:value="44.1470394736842">
            <text:p>44.1470394737</text:p>
          </table:table-cell>
          <table:table-cell office:value-type="float" office:value="51.5809684210526">
            <text:p>51.58096842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.1709636310166">
            <text:p>37.170963631</text:p>
          </table:table-cell>
          <table:table-cell office:value-type="float" office:value="31.818287037037">
            <text:p>31.818287037</text:p>
          </table:table-cell>
          <table:table-cell office:value-type="float" office:value="40.065625">
            <text:p>40.065625</text:p>
          </table:table-cell>
          <table:table-cell office:value-type="float" office:value="46.8208">
            <text:p>46.820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.3049701009705">
            <text:p>36.304970101</text:p>
          </table:table-cell>
          <table:table-cell office:value-type="float" office:value="30.7113921957672">
            <text:p>30.7113921958</text:p>
          </table:table-cell>
          <table:table-cell office:value-type="float" office:value="38.8699013157895">
            <text:p>38.8699013158</text:p>
          </table:table-cell>
          <table:table-cell office:value-type="float" office:value="44.5296842105263">
            <text:p>44.529684210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.8631506715028">
            <text:p>35.8631506715</text:p>
          </table:table-cell>
          <table:table-cell office:value-type="float" office:value="29.9394014550265">
            <text:p>29.939401455</text:p>
          </table:table-cell>
          <table:table-cell office:value-type="float" office:value="38.5987664473684">
            <text:p>38.5987664474</text:p>
          </table:table-cell>
          <table:table-cell office:value-type="float" office:value="43.832">
            <text:p>43.83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5.4957357121851">
            <text:p>35.4957357122</text:p>
          </table:table-cell>
          <table:table-cell office:value-type="float" office:value="29.3168816137566">
            <text:p>29.3168816138</text:p>
          </table:table-cell>
          <table:table-cell office:value-type="float" office:value="37.5759868421053">
            <text:p>37.5759868421</text:p>
          </table:table-cell>
          <table:table-cell office:value-type="float" office:value="43.4263578947368">
            <text:p>43.426357894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.42976178806">
            <text:p>35.4297617881</text:p>
          </table:table-cell>
          <table:table-cell office:value-type="float" office:value="28.7585978835979">
            <text:p>28.7585978836</text:p>
          </table:table-cell>
          <table:table-cell office:value-type="float" office:value="37.0631578947368">
            <text:p>37.0631578947</text:p>
          </table:table-cell>
          <table:table-cell office:value-type="float" office:value="43.3142736842105">
            <text:p>43.314273684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5.0285266150377">
            <text:p>35.028526615</text:p>
          </table:table-cell>
          <table:table-cell office:value-type="float" office:value="28.5651455026455">
            <text:p>28.5651455026</text:p>
          </table:table-cell>
          <table:table-cell office:value-type="float" office:value="36.65">
            <text:p>36.65</text:p>
          </table:table-cell>
          <table:table-cell office:value-type="float" office:value="43.1074526315789">
            <text:p>43.107452631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.0285266150377">
            <text:p>35.028526615</text:p>
          </table:table-cell>
          <table:table-cell office:value-type="float" office:value="28.1197916666667">
            <text:p>28.1197916667</text:p>
          </table:table-cell>
          <table:table-cell office:value-type="float" office:value="36.4422697368421">
            <text:p>36.4422697368</text:p>
          </table:table-cell>
          <table:table-cell office:value-type="float" office:value="42.8833684210526">
            <text:p>42.883368421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.0285266150377">
            <text:p>35.028526615</text:p>
          </table:table-cell>
          <table:table-cell office:value-type="float" office:value="28.1131779100529">
            <text:p>28.1131779101</text:p>
          </table:table-cell>
          <table:table-cell office:value-type="float" office:value="36.4422697368421">
            <text:p>36.4422697368</text:p>
          </table:table-cell>
          <table:table-cell office:value-type="float" office:value="42.8833684210526">
            <text:p>42.883368421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.9406920890109">
            <text:p>34.940692089</text:p>
          </table:table-cell>
          <table:table-cell office:value-type="float" office:value="28.1131779100529">
            <text:p>28.1131779101</text:p>
          </table:table-cell>
          <table:table-cell office:value-type="float" office:value="36.3629111842105">
            <text:p>36.3629111842</text:p>
          </table:table-cell>
          <table:table-cell office:value-type="float" office:value="42.6845473684211">
            <text:p>42.684547368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4.7101264581904">
            <text:p>34.7101264582</text:p>
          </table:table-cell>
          <table:table-cell office:value-type="float" office:value="28.0843253968254">
            <text:p>28.0843253968</text:p>
          </table:table-cell>
          <table:table-cell office:value-type="float" office:value="36.3629111842105">
            <text:p>36.3629111842</text:p>
          </table:table-cell>
          <table:table-cell office:value-type="float" office:value="42.6794947368421">
            <text:p>42.679494736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4.68591314577">
            <text:p>34.6859131458</text:p>
          </table:table-cell>
          <table:table-cell office:value-type="float" office:value="28.031994047619">
            <text:p>28.0319940476</text:p>
          </table:table-cell>
          <table:table-cell office:value-type="float" office:value="35.7972039473684">
            <text:p>35.7972039474</text:p>
          </table:table-cell>
          <table:table-cell office:value-type="float" office:value="42.5199157894737">
            <text:p>42.519915789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4.68591314577">
            <text:p>34.6859131458</text:p>
          </table:table-cell>
          <table:table-cell office:value-type="float" office:value="27.922619047619">
            <text:p>27.9226190476</text:p>
          </table:table-cell>
          <table:table-cell office:value-type="float" office:value="35.6324013157895">
            <text:p>35.6324013158</text:p>
          </table:table-cell>
          <table:table-cell office:value-type="float" office:value="42.4504421052632">
            <text:p>42.4504421053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4.6832663464366">
            <text:p>34.6832663464</text:p>
          </table:table-cell>
          <table:table-cell office:value-type="float" office:value="27.9165013227513">
            <text:p>27.9165013228</text:p>
          </table:table-cell>
          <table:table-cell office:value-type="float" office:value="35.6117598684211">
            <text:p>35.6117598684</text:p>
          </table:table-cell>
          <table:table-cell office:value-type="float" office:value="42.4380631578947">
            <text:p>42.438063157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4.6832663464366">
            <text:p>34.6832663464</text:p>
          </table:table-cell>
          <table:table-cell office:value-type="float" office:value="27.6914682539683">
            <text:p>27.691468254</text:p>
          </table:table-cell>
          <table:table-cell office:value-type="float" office:value="35.5090460526316">
            <text:p>35.5090460526</text:p>
          </table:table-cell>
          <table:table-cell office:value-type="float" office:value="42.3552842105263">
            <text:p>42.355284210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4.5415155376924">
            <text:p>34.5415155377</text:p>
          </table:table-cell>
          <table:table-cell office:value-type="float" office:value="27.6168981481481">
            <text:p>27.6168981481</text:p>
          </table:table-cell>
          <table:table-cell office:value-type="float" office:value="35.5046875">
            <text:p>35.5046875</text:p>
          </table:table-cell>
          <table:table-cell office:value-type="float" office:value="42.1991578947368">
            <text:p>42.199157894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4.5244583864327">
            <text:p>34.5244583864</text:p>
          </table:table-cell>
          <table:table-cell office:value-type="float" office:value="27.5325727513227">
            <text:p>27.5325727513</text:p>
          </table:table-cell>
          <table:table-cell office:value-type="float" office:value="35.4327302631579">
            <text:p>35.4327302632</text:p>
          </table:table-cell>
          <table:table-cell office:value-type="float" office:value="42.1545263157895">
            <text:p>42.154526315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4.5244583864327">
            <text:p>34.5244583864</text:p>
          </table:table-cell>
          <table:table-cell office:value-type="float" office:value="27.4996693121693">
            <text:p>27.4996693122</text:p>
          </table:table-cell>
          <table:table-cell office:value-type="float" office:value="35.4327302631579">
            <text:p>35.4327302632</text:p>
          </table:table-cell>
          <table:table-cell office:value-type="float" office:value="42.1545263157895">
            <text:p>42.1545263158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4.4271149887266">
            <text:p>34.4271149887</text:p>
          </table:table-cell>
          <table:table-cell office:value-type="float" office:value="27.4273313492063">
            <text:p>27.4273313492</text:p>
          </table:table-cell>
          <table:table-cell office:value-type="float" office:value="35.3623355263158">
            <text:p>35.3623355263</text:p>
          </table:table-cell>
          <table:table-cell office:value-type="float" office:value="41.9355789473684">
            <text:p>41.935578947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.4271149887266">
            <text:p>34.4271149887</text:p>
          </table:table-cell>
          <table:table-cell office:value-type="float" office:value="27.4210482804233">
            <text:p>27.4210482804</text:p>
          </table:table-cell>
          <table:table-cell office:value-type="float" office:value="35.3460526315789">
            <text:p>35.3460526316</text:p>
          </table:table-cell>
          <table:table-cell office:value-type="float" office:value="41.9355789473684">
            <text:p>41.9355789474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4.2755612194883">
            <text:p>34.2755612195</text:p>
          </table:table-cell>
          <table:table-cell office:value-type="float" office:value="27.4045965608466">
            <text:p>27.4045965608</text:p>
          </table:table-cell>
          <table:table-cell office:value-type="float" office:value="35.0564144736842">
            <text:p>35.0564144737</text:p>
          </table:table-cell>
          <table:table-cell office:value-type="float" office:value="41.7004631578947">
            <text:p>41.7004631579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4.2401725321047">
            <text:p>34.2401725321</text:p>
          </table:table-cell>
          <table:table-cell office:value-type="float" office:value="27.4045965608466">
            <text:p>27.4045965608</text:p>
          </table:table-cell>
          <table:table-cell office:value-type="float" office:value="35.0363486842105">
            <text:p>35.0363486842</text:p>
          </table:table-cell>
          <table:table-cell office:value-type="float" office:value="41.7004631578947">
            <text:p>41.7004631579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4.2401725321047">
            <text:p>34.2401725321</text:p>
          </table:table-cell>
          <table:table-cell office:value-type="float" office:value="27.3415178571429">
            <text:p>27.3415178571</text:p>
          </table:table-cell>
          <table:table-cell office:value-type="float" office:value="35.0363486842105">
            <text:p>35.0363486842</text:p>
          </table:table-cell>
          <table:table-cell office:value-type="float" office:value="41.7004631578947">
            <text:p>41.700463157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4.1197921772375">
            <text:p>34.1197921772</text:p>
          </table:table-cell>
          <table:table-cell office:value-type="float" office:value="27.3398644179894">
            <text:p>27.339864418</text:p>
          </table:table-cell>
          <table:table-cell office:value-type="float" office:value="35.0363486842105">
            <text:p>35.0363486842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34.0907754141751">
            <text:p>34.0907754142</text:p>
          </table:table-cell>
          <table:table-cell office:value-type="float" office:value="27.3398644179894">
            <text:p>27.339864418</text:p>
          </table:table-cell>
          <table:table-cell office:value-type="float" office:value="35.0067434210526">
            <text:p>35.0067434211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4.0907754141751">
            <text:p>34.0907754142</text:p>
          </table:table-cell>
          <table:table-cell office:value-type="float" office:value="27.2409060846561">
            <text:p>27.2409060847</text:p>
          </table:table-cell>
          <table:table-cell office:value-type="float" office:value="34.9862664473684">
            <text:p>34.9862664474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4.0012743848642">
            <text:p>34.0012743849</text:p>
          </table:table-cell>
          <table:table-cell office:value-type="float" office:value="27.2409060846561">
            <text:p>27.2409060847</text:p>
          </table:table-cell>
          <table:table-cell office:value-type="float" office:value="34.9862664473684">
            <text:p>34.9862664474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4.0012743848642">
            <text:p>34.0012743849</text:p>
          </table:table-cell>
          <table:table-cell office:value-type="float" office:value="27.1765873015873">
            <text:p>27.1765873016</text:p>
          </table:table-cell>
          <table:table-cell office:value-type="float" office:value="34.9522203947368">
            <text:p>34.9522203947</text:p>
          </table:table-cell>
          <table:table-cell office:value-type="float" office:value="41.6079157894737">
            <text:p>41.6079157895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34.0012743848642">
            <text:p>34.0012743849</text:p>
          </table:table-cell>
          <table:table-cell office:value-type="float" office:value="27.1765873015873">
            <text:p>27.1765873016</text:p>
          </table:table-cell>
          <table:table-cell office:value-type="float" office:value="34.9021381578947">
            <text:p>34.9021381579</text:p>
          </table:table-cell>
          <table:table-cell office:value-type="float" office:value="41.6023578947368">
            <text:p>41.6023578947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3.9953926085678">
            <text:p>33.9953926086</text:p>
          </table:table-cell>
          <table:table-cell office:value-type="float" office:value="27.1765873015873">
            <text:p>27.1765873016</text:p>
          </table:table-cell>
          <table:table-cell office:value-type="float" office:value="34.9021381578947">
            <text:p>34.9021381579</text:p>
          </table:table-cell>
          <table:table-cell office:value-type="float" office:value="41.6023578947368">
            <text:p>41.6023578947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33.9953926085678">
            <text:p>33.9953926086</text:p>
          </table:table-cell>
          <table:table-cell office:value-type="float" office:value="27.1765873015873">
            <text:p>27.1765873016</text:p>
          </table:table-cell>
          <table:table-cell office:value-type="float" office:value="34.8328125">
            <text:p>34.8328125</text:p>
          </table:table-cell>
          <table:table-cell office:value-type="float" office:value="41.5066105263158">
            <text:p>41.5066105263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3.9843152632095">
            <text:p>33.9843152632</text:p>
          </table:table-cell>
          <table:table-cell office:value-type="float" office:value="27.1703042328042">
            <text:p>27.1703042328</text:p>
          </table:table-cell>
          <table:table-cell office:value-type="float" office:value="34.8328125">
            <text:p>34.8328125</text:p>
          </table:table-cell>
          <table:table-cell office:value-type="float" office:value="41.5066105263158">
            <text:p>41.5066105263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3.9843152632095">
            <text:p>33.9843152632</text:p>
          </table:table-cell>
          <table:table-cell office:value-type="float" office:value="27.1703042328042">
            <text:p>27.1703042328</text:p>
          </table:table-cell>
          <table:table-cell office:value-type="float" office:value="34.825822368421">
            <text:p>34.8258223684</text:p>
          </table:table-cell>
          <table:table-cell office:value-type="float" office:value="41.5066105263158">
            <text:p>41.5066105263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3.970199000098">
            <text:p>33.9701990001</text:p>
          </table:table-cell>
          <table:table-cell office:value-type="float" office:value="26.9827215608466">
            <text:p>26.9827215608</text:p>
          </table:table-cell>
          <table:table-cell office:value-type="float" office:value="34.825822368421">
            <text:p>34.8258223684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3.9055974904421">
            <text:p>33.9055974904</text:p>
          </table:table-cell>
          <table:table-cell office:value-type="float" office:value="26.9827215608466">
            <text:p>26.9827215608</text:p>
          </table:table-cell>
          <table:table-cell office:value-type="float" office:value="34.6444078947368">
            <text:p>34.6444078947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3.7717870796981">
            <text:p>33.7717870797</text:p>
          </table:table-cell>
          <table:table-cell office:value-type="float" office:value="26.9827215608466">
            <text:p>26.9827215608</text:p>
          </table:table-cell>
          <table:table-cell office:value-type="float" office:value="34.6363486842105">
            <text:p>34.6363486842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3.7717870796981">
            <text:p>33.7717870797</text:p>
          </table:table-cell>
          <table:table-cell office:value-type="float" office:value="26.9386574074074">
            <text:p>26.9386574074</text:p>
          </table:table-cell>
          <table:table-cell office:value-type="float" office:value="34.6363486842105">
            <text:p>34.6363486842</text:p>
          </table:table-cell>
          <table:table-cell office:value-type="float" office:value="41.5003789473684">
            <text:p>41.5003789474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3.7678658955004">
            <text:p>33.7678658955</text:p>
          </table:table-cell>
          <table:table-cell office:value-type="float" office:value="26.9230324074074">
            <text:p>26.9230324074</text:p>
          </table:table-cell>
          <table:table-cell office:value-type="float" office:value="34.5550164473684">
            <text:p>34.5550164474</text:p>
          </table:table-cell>
          <table:table-cell office:value-type="float" office:value="41.4481684210526">
            <text:p>41.4481684211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3.7023821194001">
            <text:p>33.7023821194</text:p>
          </table:table-cell>
          <table:table-cell office:value-type="float" office:value="26.9167493386243">
            <text:p>26.9167493386</text:p>
          </table:table-cell>
          <table:table-cell office:value-type="float" office:value="34.5548519736842">
            <text:p>34.5548519737</text:p>
          </table:table-cell>
          <table:table-cell office:value-type="float" office:value="41.2789052631579">
            <text:p>41.2789052632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3.7023821194001">
            <text:p>33.7023821194</text:p>
          </table:table-cell>
          <table:table-cell office:value-type="float" office:value="26.9167493386243">
            <text:p>26.9167493386</text:p>
          </table:table-cell>
          <table:table-cell office:value-type="float" office:value="34.5514802631579">
            <text:p>34.5514802632</text:p>
          </table:table-cell>
          <table:table-cell office:value-type="float" office:value="41.2789052631579">
            <text:p>41.2789052632</text:p>
          </table:table-cell>
          <table:table-cell table:number-columns-repeated="2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33.6610136261151">
            <text:p>33.6610136261</text:p>
          </table:table-cell>
          <table:table-cell office:value-type="float" office:value="26.8236607142857">
            <text:p>26.8236607143</text:p>
          </table:table-cell>
          <table:table-cell office:value-type="float" office:value="34.5514802631579">
            <text:p>34.5514802632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33.6453288893246">
            <text:p>33.6453288893</text:p>
          </table:table-cell>
          <table:table-cell office:value-type="float" office:value="26.6236772486772">
            <text:p>26.6236772487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3.6453288893246">
            <text:p>33.6453288893</text:p>
          </table:table-cell>
          <table:table-cell office:value-type="float" office:value="26.5998677248677">
            <text:p>26.5998677249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3.6453288893246">
            <text:p>33.6453288893</text:p>
          </table:table-cell>
          <table:table-cell office:value-type="float" office:value="26.5352182539683">
            <text:p>26.535218254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33.6453288893246">
            <text:p>33.6453288893</text:p>
          </table:table-cell>
          <table:table-cell office:value-type="float" office:value="26.5352182539683">
            <text:p>26.535218254</text:p>
          </table:table-cell>
          <table:table-cell office:value-type="float" office:value="34.5056743421053">
            <text:p>34.5056743421</text:p>
          </table:table-cell>
          <table:table-cell office:value-type="float" office:value="41.2630736842105">
            <text:p>41.2630736842</text:p>
          </table:table-cell>
          <table:table-cell table:number-columns-repeated="2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33.4253504558377">
            <text:p>33.4253504558</text:p>
          </table:table-cell>
          <table:table-cell office:value-type="float" office:value="26.5352182539683">
            <text:p>26.535218254</text:p>
          </table:table-cell>
          <table:table-cell office:value-type="float" office:value="34.4427631578947">
            <text:p>34.4427631579</text:p>
          </table:table-cell>
          <table:table-cell office:value-type="float" office:value="41.2558315789474">
            <text:p>41.2558315789</text:p>
          </table:table-cell>
          <table:table-cell table:number-columns-repeated="2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33.3800607783551">
            <text:p>33.3800607784</text:p>
          </table:table-cell>
          <table:table-cell office:value-type="float" office:value="26.5165343915344">
            <text:p>26.5165343915</text:p>
          </table:table-cell>
          <table:table-cell office:value-type="float" office:value="34.4427631578947">
            <text:p>34.4427631579</text:p>
          </table:table-cell>
          <table:table-cell office:value-type="float" office:value="41.2558315789474">
            <text:p>41.2558315789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3.3800607783551">
            <text:p>33.3800607784</text:p>
          </table:table-cell>
          <table:table-cell office:value-type="float" office:value="26.5165343915344">
            <text:p>26.5165343915</text:p>
          </table:table-cell>
          <table:table-cell office:value-type="float" office:value="34.4427631578947">
            <text:p>34.4427631579</text:p>
          </table:table-cell>
          <table:table-cell office:value-type="float" office:value="41.2558315789474">
            <text:p>41.2558315789</text:p>
          </table:table-cell>
          <table:table-cell table:number-columns-repeated="2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4427631578947">
            <text:p>34.4427631579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3775493421053">
            <text:p>34.3775493421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791118421053">
            <text:p>34.2791118421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791118421053">
            <text:p>34.2791118421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1.1944421052632">
            <text:p>41.1944421053</text:p>
          </table:table-cell>
          <table:table-cell table:number-columns-repeated="2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33.3800607783551">
            <text:p>33.3800607784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33.2632094892658">
            <text:p>33.2632094893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3.2632094892658">
            <text:p>33.2632094893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33.2632094892658">
            <text:p>33.2632094893</text:p>
          </table:table-cell>
          <table:table-cell office:value-type="float" office:value="26.509837962963">
            <text:p>26.509837963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33.2036074894618">
            <text:p>33.2036074895</text:p>
          </table:table-cell>
          <table:table-cell office:value-type="float" office:value="26.4704034391534">
            <text:p>26.4704034392</text:p>
          </table:table-cell>
          <table:table-cell office:value-type="float" office:value="34.2240131578947">
            <text:p>34.2240131579</text:p>
          </table:table-cell>
          <table:table-cell office:value-type="float" office:value="40.9280842105263">
            <text:p>40.9280842105</text:p>
          </table:table-cell>
          <table:table-cell table:number-columns-repeated="2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33.2036074894618">
            <text:p>33.2036074895</text:p>
          </table:table-cell>
          <table:table-cell office:value-type="float" office:value="26.4704034391534">
            <text:p>26.4704034392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3.1583178119792">
            <text:p>33.158317812</text:p>
          </table:table-cell>
          <table:table-cell office:value-type="float" office:value="26.468253968254">
            <text:p>26.468253968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33.1583178119792">
            <text:p>33.158317812</text:p>
          </table:table-cell>
          <table:table-cell office:value-type="float" office:value="26.468253968254">
            <text:p>26.468253968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33.1473384962259">
            <text:p>33.1473384962</text:p>
          </table:table-cell>
          <table:table-cell office:value-type="float" office:value="26.468253968254">
            <text:p>26.468253968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33.1188118811881">
            <text:p>33.1188118812</text:p>
          </table:table-cell>
          <table:table-cell office:value-type="float" office:value="26.4613921957672">
            <text:p>26.4613921958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3.1188118811881">
            <text:p>33.1188118812</text:p>
          </table:table-cell>
          <table:table-cell office:value-type="float" office:value="26.4613921957672">
            <text:p>26.4613921958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33.0978335457308">
            <text:p>33.0978335457</text:p>
          </table:table-cell>
          <table:table-cell office:value-type="float" office:value="26.4150132275132">
            <text:p>26.4150132275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33.0978335457308">
            <text:p>33.0978335457</text:p>
          </table:table-cell>
          <table:table-cell office:value-type="float" office:value="26.4150132275132">
            <text:p>26.4150132275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33.0978335457308">
            <text:p>33.0978335457</text:p>
          </table:table-cell>
          <table:table-cell office:value-type="float" office:value="26.4114583333333">
            <text:p>26.4114583333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3.0922458582492">
            <text:p>33.0922458582</text:p>
          </table:table-cell>
          <table:table-cell office:value-type="float" office:value="26.4029431216931">
            <text:p>26.4029431217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33.0922458582492">
            <text:p>33.0922458582</text:p>
          </table:table-cell>
          <table:table-cell office:value-type="float" office:value="26.4024470899471">
            <text:p>26.4024470899</text:p>
          </table:table-cell>
          <table:table-cell office:value-type="float" office:value="34.2240131578947">
            <text:p>34.224013157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3.0922458582492">
            <text:p>33.0922458582</text:p>
          </table:table-cell>
          <table:table-cell office:value-type="float" office:value="26.4024470899471">
            <text:p>26.4024470899</text:p>
          </table:table-cell>
          <table:table-cell office:value-type="float" office:value="34.2096217105263">
            <text:p>34.2096217105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32.8648171747868">
            <text:p>32.8648171748</text:p>
          </table:table-cell>
          <table:table-cell office:value-type="float" office:value="26.4024470899471">
            <text:p>26.4024470899</text:p>
          </table:table-cell>
          <table:table-cell office:value-type="float" office:value="34.2094572368421">
            <text:p>34.209457236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2.7995294578963">
            <text:p>32.7995294579</text:p>
          </table:table-cell>
          <table:table-cell office:value-type="float" office:value="26.4024470899471">
            <text:p>26.4024470899</text:p>
          </table:table-cell>
          <table:table-cell office:value-type="float" office:value="34.2094572368421">
            <text:p>34.209457236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32.7995294578963">
            <text:p>32.7995294579</text:p>
          </table:table-cell>
          <table:table-cell office:value-type="float" office:value="26.4007936507936">
            <text:p>26.4007936508</text:p>
          </table:table-cell>
          <table:table-cell office:value-type="float" office:value="34.2026315789474">
            <text:p>34.202631578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2.7670816586609">
            <text:p>32.7670816587</text:p>
          </table:table-cell>
          <table:table-cell office:value-type="float" office:value="26.4007936507936">
            <text:p>26.4007936508</text:p>
          </table:table-cell>
          <table:table-cell office:value-type="float" office:value="34.2026315789474">
            <text:p>34.2026315789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32.7620821488089">
            <text:p>32.7620821488</text:p>
          </table:table-cell>
          <table:table-cell office:value-type="float" office:value="26.4007936507936">
            <text:p>26.4007936508</text:p>
          </table:table-cell>
          <table:table-cell office:value-type="float" office:value="34.1765625">
            <text:p>34.1765625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2.7514949514753">
            <text:p>32.7514949515</text:p>
          </table:table-cell>
          <table:table-cell office:value-type="float" office:value="26.4007936507936">
            <text:p>26.4007936508</text:p>
          </table:table-cell>
          <table:table-cell office:value-type="float" office:value="34.1765625">
            <text:p>34.1765625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32.7350259778453">
            <text:p>32.7350259778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32.7056170963631">
            <text:p>32.7056170964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775578947368">
            <text:p>40.8775578947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2.6823840799922">
            <text:p>32.68238408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501052631579">
            <text:p>40.8501052632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6425840603862">
            <text:p>32.6425840604</text:p>
          </table:table-cell>
          <table:table-cell office:value-type="float" office:value="26.3659887566138">
            <text:p>26.3659887566</text:p>
          </table:table-cell>
          <table:table-cell office:value-type="float" office:value="34.1699013157895">
            <text:p>34.1699013158</text:p>
          </table:table-cell>
          <table:table-cell office:value-type="float" office:value="40.8278736842105">
            <text:p>40.8278736842</text:p>
          </table:table-cell>
          <table:table-cell table:number-columns-repeated="2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32.6425840603862">
            <text:p>32.6425840604</text:p>
          </table:table-cell>
          <table:table-cell office:value-type="float" office:value="26.3659887566138">
            <text:p>26.3659887566</text:p>
          </table:table-cell>
          <table:table-cell office:value-type="float" office:value="34.1681743421053">
            <text:p>34.1681743421</text:p>
          </table:table-cell>
          <table:table-cell office:value-type="float" office:value="40.8278736842105">
            <text:p>40.8278736842</text:p>
          </table:table-cell>
          <table:table-cell table:number-columns-repeated="2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32.6425840603862">
            <text:p>32.6425840604</text:p>
          </table:table-cell>
          <table:table-cell office:value-type="float" office:value="26.275958994709">
            <text:p>26.2759589947</text:p>
          </table:table-cell>
          <table:table-cell office:value-type="float" office:value="34.1681743421053">
            <text:p>34.1681743421</text:p>
          </table:table-cell>
          <table:table-cell office:value-type="float" office:value="40.8278736842105">
            <text:p>40.8278736842</text:p>
          </table:table-cell>
          <table:table-cell table:number-columns-repeated="2"/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32.6425840603862">
            <text:p>32.6425840604</text:p>
          </table:table-cell>
          <table:table-cell/>
          <table:table-cell office:value-type="float" office:value="34.1681743421053">
            <text:p>34.1681743421</text:p>
          </table:table-cell>
          <table:table-cell table:number-columns-repeated="3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32.6285658268797">
            <text:p>32.6285658269</text:p>
          </table:table-cell>
          <table:table-cell/>
          <table:table-cell office:value-type="float" office:value="34.1681743421053">
            <text:p>34.1681743421</text:p>
          </table:table-cell>
          <table:table-cell table:number-columns-repeated="3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32.6285658268797">
            <text:p>32.6285658269</text:p>
          </table:table-cell>
          <table:table-cell/>
          <table:table-cell office:value-type="float" office:value="34.1681743421053">
            <text:p>34.1681743421</text:p>
          </table:table-cell>
          <table:table-cell table:number-columns-repeated="3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32.6285658268797">
            <text:p>32.6285658269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32.613175178904">
            <text:p>32.6131751789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2.613175178904">
            <text:p>32.6131751789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25">
            <text:p>2225</text:p>
          </table:table-cell>
          <table:table-cell office:value-type="float" office:value="32.5944515243604">
            <text:p>32.5944515244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32.5919027546319">
            <text:p>32.5919027546</text:p>
          </table:table-cell>
          <table:table-cell/>
          <table:table-cell office:value-type="float" office:value="34.1135690789474">
            <text:p>34.1135690789</text:p>
          </table:table-cell>
          <table:table-cell table:number-columns-repeated="3"/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32.5332810508774">
            <text:p>32.5332810509</text:p>
          </table:table-cell>
          <table:table-cell/>
          <table:table-cell office:value-type="float" office:value="34.1060855263158">
            <text:p>34.1060855263</text:p>
          </table:table-cell>
          <table:table-cell table:number-columns-repeated="3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325">
            <text:p>2325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32.5332810508774">
            <text:p>32.5332810509</text:p>
          </table:table-cell>
          <table:table-cell table:number-columns-repeated="5"/>
        </table:table-row>
      </table:table>
      <table:table table:name="Image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  <table:table-cell/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5</text:p>
          </table:table-cell>
          <table:table-cell office:value-type="string">
            <text:p>AM</text:p>
          </table:table-cell>
          <table:table-cell office:value-type="float" office:value="4067">
            <text:p>4067</text:p>
          </table:table-cell>
          <table:table-cell office:value-type="string">
            <text:p>ImageSmall</text:p>
          </table:table-cell>
          <table:table-cell office:value-type="float" office:value="0">
            <text:p>0</text:p>
          </table:table-cell>
          <table:table-cell office:value-type="float" office:value="625100">
            <text:p>625100</text:p>
          </table:table-cell>
          <table:table-cell table:formula="of:=[.G2]/10201" office:value-type="float" office:value="61.2783060484266">
            <text:p>61.2783060484</text:p>
          </table:table-cell>
          <table:table-cell/>
          <table:table-cell office:value-type="string">
            <text:p>11/06/2020</text:p>
          </table:table-cell>
          <table:table-cell office:value-type="string">
            <text:p>12:06</text:p>
          </table:table-cell>
          <table:table-cell office:value-type="string">
            <text:p>AM</text:p>
          </table:table-cell>
          <table:table-cell office:value-type="float" office:value="2102">
            <text:p>2102</text:p>
          </table:table-cell>
          <table:table-cell office:value-type="string">
            <text:p>ImageSmall</text:p>
          </table:table-cell>
          <table:table-cell office:value-type="float" office:value="0">
            <text:p>0</text:p>
          </table:table-cell>
          <table:table-cell office:value-type="float" office:value="424337">
            <text:p>424337</text:p>
          </table:table-cell>
          <table:table-cell table:formula="of:=[.P2]/10201" office:value-type="float" office:value="41.5975884717185">
            <text:p>41.597588471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7</text:p>
          </table:table-cell>
          <table:table-cell office:value-type="string">
            <text:p>AM</text:p>
          </table:table-cell>
          <table:table-cell office:value-type="float" office:value="3435">
            <text:p>3435</text:p>
          </table:table-cell>
          <table:table-cell office:value-type="string">
            <text:p>ImageSmall</text:p>
          </table:table-cell>
          <table:table-cell office:value-type="float" office:value="25">
            <text:p>25</text:p>
          </table:table-cell>
          <table:table-cell office:value-type="float" office:value="407487">
            <text:p>407487</text:p>
          </table:table-cell>
          <table:table-cell table:formula="of:=[.G3]/10201" office:value-type="float" office:value="39.9457896284678">
            <text:p>39.9457896285</text:p>
          </table:table-cell>
          <table:table-cell/>
          <table:table-cell office:value-type="string">
            <text:p>11/06/2020</text:p>
          </table:table-cell>
          <table:table-cell office:value-type="string">
            <text:p>12:16</text:p>
          </table:table-cell>
          <table:table-cell office:value-type="string">
            <text:p>AM</text:p>
          </table:table-cell>
          <table:table-cell office:value-type="float" office:value="2246">
            <text:p>2246</text:p>
          </table:table-cell>
          <table:table-cell office:value-type="string">
            <text:p>ImageSmall</text:p>
          </table:table-cell>
          <table:table-cell office:value-type="float" office:value="25">
            <text:p>25</text:p>
          </table:table-cell>
          <table:table-cell office:value-type="float" office:value="311313">
            <text:p>311313</text:p>
          </table:table-cell>
          <table:table-cell table:formula="of:=[.P3]/10201" office:value-type="float" office:value="30.5178904029017">
            <text:p>30.517890402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9</text:p>
          </table:table-cell>
          <table:table-cell office:value-type="string">
            <text:p>AM</text:p>
          </table:table-cell>
          <table:table-cell office:value-type="float" office:value="3340">
            <text:p>3340</text:p>
          </table:table-cell>
          <table:table-cell office:value-type="string">
            <text:p>ImageSmall</text:p>
          </table:table-cell>
          <table:table-cell office:value-type="float" office:value="50">
            <text:p>50</text:p>
          </table:table-cell>
          <table:table-cell office:value-type="float" office:value="379181">
            <text:p>379181</text:p>
          </table:table-cell>
          <table:table-cell table:formula="of:=[.G4]/10201" office:value-type="float" office:value="37.1709636310166">
            <text:p>37.170963631</text:p>
          </table:table-cell>
          <table:table-cell/>
          <table:table-cell office:value-type="string">
            <text:p>11/06/2020</text:p>
          </table:table-cell>
          <table:table-cell office:value-type="string">
            <text:p>12:26</text:p>
          </table:table-cell>
          <table:table-cell office:value-type="string">
            <text:p>AM</text:p>
          </table:table-cell>
          <table:table-cell office:value-type="float" office:value="2267">
            <text:p>2267</text:p>
          </table:table-cell>
          <table:table-cell office:value-type="string">
            <text:p>ImageSmall</text:p>
          </table:table-cell>
          <table:table-cell office:value-type="float" office:value="50">
            <text:p>50</text:p>
          </table:table-cell>
          <table:table-cell office:value-type="float" office:value="301610">
            <text:p>301610</text:p>
          </table:table-cell>
          <table:table-cell table:formula="of:=[.P4]/10201" office:value-type="float" office:value="29.5667091461621">
            <text:p>29.566709146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1</text:p>
          </table:table-cell>
          <table:table-cell office:value-type="string">
            <text:p>AM</text:p>
          </table:table-cell>
          <table:table-cell office:value-type="float" office:value="3127">
            <text:p>3127</text:p>
          </table:table-cell>
          <table:table-cell office:value-type="string">
            <text:p>ImageSmall</text:p>
          </table:table-cell>
          <table:table-cell office:value-type="float" office:value="75">
            <text:p>75</text:p>
          </table:table-cell>
          <table:table-cell office:value-type="float" office:value="370347">
            <text:p>370347</text:p>
          </table:table-cell>
          <table:table-cell table:formula="of:=[.G5]/10201" office:value-type="float" office:value="36.3049701009705">
            <text:p>36.304970101</text:p>
          </table:table-cell>
          <table:table-cell/>
          <table:table-cell office:value-type="string">
            <text:p>11/06/2020</text:p>
          </table:table-cell>
          <table:table-cell office:value-type="string">
            <text:p>12:36</text:p>
          </table:table-cell>
          <table:table-cell office:value-type="string">
            <text:p>AM</text:p>
          </table:table-cell>
          <table:table-cell office:value-type="float" office:value="2336">
            <text:p>2336</text:p>
          </table:table-cell>
          <table:table-cell office:value-type="string">
            <text:p>ImageSmall</text:p>
          </table:table-cell>
          <table:table-cell office:value-type="float" office:value="75">
            <text:p>75</text:p>
          </table:table-cell>
          <table:table-cell office:value-type="float" office:value="298473">
            <text:p>298473</text:p>
          </table:table-cell>
          <table:table-cell table:formula="of:=[.P5]/10201" office:value-type="float" office:value="29.2591902754632">
            <text:p>29.259190275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3</text:p>
          </table:table-cell>
          <table:table-cell office:value-type="string">
            <text:p>AM</text:p>
          </table:table-cell>
          <table:table-cell office:value-type="float" office:value="3020">
            <text:p>3020</text:p>
          </table:table-cell>
          <table:table-cell office:value-type="string">
            <text:p>ImageSmall</text:p>
          </table:table-cell>
          <table:table-cell office:value-type="float" office:value="100">
            <text:p>100</text:p>
          </table:table-cell>
          <table:table-cell office:value-type="float" office:value="365840">
            <text:p>365840</text:p>
          </table:table-cell>
          <table:table-cell table:formula="of:=[.G6]/10201" office:value-type="float" office:value="35.8631506715028">
            <text:p>35.8631506715</text:p>
          </table:table-cell>
          <table:table-cell/>
          <table:table-cell office:value-type="string">
            <text:p>11/06/2020</text:p>
          </table:table-cell>
          <table:table-cell office:value-type="string">
            <text:p>12:46</text:p>
          </table:table-cell>
          <table:table-cell office:value-type="string">
            <text:p>AM</text:p>
          </table:table-cell>
          <table:table-cell office:value-type="float" office:value="2384">
            <text:p>2384</text:p>
          </table:table-cell>
          <table:table-cell office:value-type="string">
            <text:p>ImageSmall</text:p>
          </table:table-cell>
          <table:table-cell office:value-type="float" office:value="100">
            <text:p>100</text:p>
          </table:table-cell>
          <table:table-cell office:value-type="float" office:value="296138">
            <text:p>296138</text:p>
          </table:table-cell>
          <table:table-cell table:formula="of:=[.P6]/10201" office:value-type="float" office:value="29.0302911479267">
            <text:p>29.03029114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6</text:p>
          </table:table-cell>
          <table:table-cell office:value-type="string">
            <text:p>AM</text:p>
          </table:table-cell>
          <table:table-cell office:value-type="float" office:value="3009">
            <text:p>3009</text:p>
          </table:table-cell>
          <table:table-cell office:value-type="string">
            <text:p>ImageSmall</text:p>
          </table:table-cell>
          <table:table-cell office:value-type="float" office:value="125">
            <text:p>125</text:p>
          </table:table-cell>
          <table:table-cell office:value-type="float" office:value="362092">
            <text:p>362092</text:p>
          </table:table-cell>
          <table:table-cell table:formula="of:=[.G7]/10201" office:value-type="float" office:value="35.4957357121851">
            <text:p>35.4957357122</text:p>
          </table:table-cell>
          <table:table-cell/>
          <table:table-cell office:value-type="string">
            <text:p>11/06/2020</text:p>
          </table:table-cell>
          <table:table-cell office:value-type="string">
            <text:p>12:55</text:p>
          </table:table-cell>
          <table:table-cell office:value-type="string">
            <text:p>AM</text:p>
          </table:table-cell>
          <table:table-cell office:value-type="float" office:value="2379">
            <text:p>2379</text:p>
          </table:table-cell>
          <table:table-cell office:value-type="string">
            <text:p>ImageSmall</text:p>
          </table:table-cell>
          <table:table-cell office:value-type="float" office:value="125">
            <text:p>125</text:p>
          </table:table-cell>
          <table:table-cell office:value-type="float" office:value="293693">
            <text:p>293693</text:p>
          </table:table-cell>
          <table:table-cell table:formula="of:=[.P7]/10201" office:value-type="float" office:value="28.7906087638467">
            <text:p>28.790608763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8</text:p>
          </table:table-cell>
          <table:table-cell office:value-type="string">
            <text:p>AM</text:p>
          </table:table-cell>
          <table:table-cell office:value-type="float" office:value="3075">
            <text:p>3075</text:p>
          </table:table-cell>
          <table:table-cell office:value-type="string">
            <text:p>ImageSmall</text:p>
          </table:table-cell>
          <table:table-cell office:value-type="float" office:value="150">
            <text:p>150</text:p>
          </table:table-cell>
          <table:table-cell office:value-type="float" office:value="361419">
            <text:p>361419</text:p>
          </table:table-cell>
          <table:table-cell table:formula="of:=[.G8]/10201" office:value-type="float" office:value="35.42976178806">
            <text:p>35.4297617881</text:p>
          </table:table-cell>
          <table:table-cell/>
          <table:table-cell office:value-type="string">
            <text:p>11/06/2020</text:p>
          </table:table-cell>
          <table:table-cell office:value-type="string">
            <text:p>01:04</text:p>
          </table:table-cell>
          <table:table-cell office:value-type="string">
            <text:p>AM</text:p>
          </table:table-cell>
          <table:table-cell office:value-type="float" office:value="2386">
            <text:p>2386</text:p>
          </table:table-cell>
          <table:table-cell office:value-type="string">
            <text:p>ImageSmall</text:p>
          </table:table-cell>
          <table:table-cell office:value-type="float" office:value="150">
            <text:p>150</text:p>
          </table:table-cell>
          <table:table-cell office:value-type="float" office:value="293685">
            <text:p>293685</text:p>
          </table:table-cell>
          <table:table-cell table:formula="of:=[.P8]/10201" office:value-type="float" office:value="28.7898245270072">
            <text:p>28.78982452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0</text:p>
          </table:table-cell>
          <table:table-cell office:value-type="string">
            <text:p>AM</text:p>
          </table:table-cell>
          <table:table-cell office:value-type="float" office:value="2941">
            <text:p>2941</text:p>
          </table:table-cell>
          <table:table-cell office:value-type="string">
            <text:p>ImageSmall</text:p>
          </table:table-cell>
          <table:table-cell office:value-type="float" office:value="175">
            <text:p>175</text:p>
          </table:table-cell>
          <table:table-cell office:value-type="float" office:value="357326">
            <text:p>357326</text:p>
          </table:table-cell>
          <table:table-cell table:formula="of:=[.G9]/10201" office:value-type="float" office:value="35.0285266150377">
            <text:p>35.028526615</text:p>
          </table:table-cell>
          <table:table-cell/>
          <table:table-cell office:value-type="string">
            <text:p>11/06/2020</text:p>
          </table:table-cell>
          <table:table-cell office:value-type="string">
            <text:p>01:13</text:p>
          </table:table-cell>
          <table:table-cell office:value-type="string">
            <text:p>AM</text:p>
          </table:table-cell>
          <table:table-cell office:value-type="float" office:value="2380">
            <text:p>2380</text:p>
          </table:table-cell>
          <table:table-cell office:value-type="string">
            <text:p>ImageSmall</text:p>
          </table:table-cell>
          <table:table-cell office:value-type="float" office:value="175">
            <text:p>175</text:p>
          </table:table-cell>
          <table:table-cell office:value-type="float" office:value="293682">
            <text:p>293682</text:p>
          </table:table-cell>
          <table:table-cell table:formula="of:=[.P9]/10201" office:value-type="float" office:value="28.7895304381923">
            <text:p>28.789530438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2</text:p>
          </table:table-cell>
          <table:table-cell office:value-type="string">
            <text:p>AM</text:p>
          </table:table-cell>
          <table:table-cell office:value-type="float" office:value="2941">
            <text:p>2941</text:p>
          </table:table-cell>
          <table:table-cell office:value-type="string">
            <text:p>ImageSmall</text:p>
          </table:table-cell>
          <table:table-cell office:value-type="float" office:value="200">
            <text:p>200</text:p>
          </table:table-cell>
          <table:table-cell office:value-type="float" office:value="357326">
            <text:p>357326</text:p>
          </table:table-cell>
          <table:table-cell table:formula="of:=[.G10]/10201" office:value-type="float" office:value="35.0285266150377">
            <text:p>35.028526615</text:p>
          </table:table-cell>
          <table:table-cell/>
          <table:table-cell office:value-type="string">
            <text:p>11/06/2020</text:p>
          </table:table-cell>
          <table:table-cell office:value-type="string">
            <text:p>01:23</text:p>
          </table:table-cell>
          <table:table-cell office:value-type="string">
            <text:p>AM</text:p>
          </table:table-cell>
          <table:table-cell office:value-type="float" office:value="2380">
            <text:p>2380</text:p>
          </table:table-cell>
          <table:table-cell office:value-type="string">
            <text:p>ImageSmall</text:p>
          </table:table-cell>
          <table:table-cell office:value-type="float" office:value="200">
            <text:p>200</text:p>
          </table:table-cell>
          <table:table-cell office:value-type="float" office:value="293682">
            <text:p>293682</text:p>
          </table:table-cell>
          <table:table-cell table:formula="of:=[.P10]/10201" office:value-type="float" office:value="28.7895304381923">
            <text:p>28.789530438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5</text:p>
          </table:table-cell>
          <table:table-cell office:value-type="string">
            <text:p>AM</text:p>
          </table:table-cell>
          <table:table-cell office:value-type="float" office:value="2941">
            <text:p>2941</text:p>
          </table:table-cell>
          <table:table-cell office:value-type="string">
            <text:p>ImageSmall</text:p>
          </table:table-cell>
          <table:table-cell office:value-type="float" office:value="225">
            <text:p>225</text:p>
          </table:table-cell>
          <table:table-cell office:value-type="float" office:value="357326">
            <text:p>357326</text:p>
          </table:table-cell>
          <table:table-cell table:formula="of:=[.G11]/10201" office:value-type="float" office:value="35.0285266150377">
            <text:p>35.028526615</text:p>
          </table:table-cell>
          <table:table-cell/>
          <table:table-cell office:value-type="string">
            <text:p>11/06/2020</text:p>
          </table:table-cell>
          <table:table-cell office:value-type="string">
            <text:p>01:32</text:p>
          </table:table-cell>
          <table:table-cell office:value-type="string">
            <text:p>AM</text:p>
          </table:table-cell>
          <table:table-cell office:value-type="float" office:value="2365">
            <text:p>2365</text:p>
          </table:table-cell>
          <table:table-cell office:value-type="string">
            <text:p>ImageSmall</text:p>
          </table:table-cell>
          <table:table-cell office:value-type="float" office:value="225">
            <text:p>225</text:p>
          </table:table-cell>
          <table:table-cell office:value-type="float" office:value="291179">
            <text:p>291179</text:p>
          </table:table-cell>
          <table:table-cell table:formula="of:=[.P11]/10201" office:value-type="float" office:value="28.5441623370258">
            <text:p>28.5441623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7</text:p>
          </table:table-cell>
          <table:table-cell office:value-type="string">
            <text:p>AM</text:p>
          </table:table-cell>
          <table:table-cell office:value-type="float" office:value="3179">
            <text:p>3179</text:p>
          </table:table-cell>
          <table:table-cell office:value-type="string">
            <text:p>ImageSmall</text:p>
          </table:table-cell>
          <table:table-cell office:value-type="float" office:value="250">
            <text:p>250</text:p>
          </table:table-cell>
          <table:table-cell office:value-type="float" office:value="356430">
            <text:p>356430</text:p>
          </table:table-cell>
          <table:table-cell table:formula="of:=[.G12]/10201" office:value-type="float" office:value="34.9406920890109">
            <text:p>34.940692089</text:p>
          </table:table-cell>
          <table:table-cell/>
          <table:table-cell office:value-type="string">
            <text:p>11/06/2020</text:p>
          </table:table-cell>
          <table:table-cell office:value-type="string">
            <text:p>01:41</text:p>
          </table:table-cell>
          <table:table-cell office:value-type="string">
            <text:p>AM</text:p>
          </table:table-cell>
          <table:table-cell office:value-type="float" office:value="2365">
            <text:p>2365</text:p>
          </table:table-cell>
          <table:table-cell office:value-type="string">
            <text:p>ImageSmall</text:p>
          </table:table-cell>
          <table:table-cell office:value-type="float" office:value="250">
            <text:p>250</text:p>
          </table:table-cell>
          <table:table-cell office:value-type="float" office:value="291179">
            <text:p>291179</text:p>
          </table:table-cell>
          <table:table-cell table:formula="of:=[.P12]/10201" office:value-type="float" office:value="28.5441623370258">
            <text:p>28.5441623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49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275">
            <text:p>275</text:p>
          </table:table-cell>
          <table:table-cell office:value-type="float" office:value="354078">
            <text:p>354078</text:p>
          </table:table-cell>
          <table:table-cell table:formula="of:=[.G13]/10201" office:value-type="float" office:value="34.7101264581904">
            <text:p>34.7101264582</text:p>
          </table:table-cell>
          <table:table-cell/>
          <table:table-cell office:value-type="string">
            <text:p>11/06/2020</text:p>
          </table:table-cell>
          <table:table-cell office:value-type="string">
            <text:p>01:50</text:p>
          </table:table-cell>
          <table:table-cell office:value-type="string">
            <text:p>AM</text:p>
          </table:table-cell>
          <table:table-cell office:value-type="float" office:value="2365">
            <text:p>2365</text:p>
          </table:table-cell>
          <table:table-cell office:value-type="string">
            <text:p>ImageSmall</text:p>
          </table:table-cell>
          <table:table-cell office:value-type="float" office:value="275">
            <text:p>275</text:p>
          </table:table-cell>
          <table:table-cell office:value-type="float" office:value="291179">
            <text:p>291179</text:p>
          </table:table-cell>
          <table:table-cell table:formula="of:=[.P13]/10201" office:value-type="float" office:value="28.5441623370258">
            <text:p>28.5441623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1</text:p>
          </table:table-cell>
          <table:table-cell office:value-type="string">
            <text:p>AM</text:p>
          </table:table-cell>
          <table:table-cell office:value-type="float" office:value="3056">
            <text:p>3056</text:p>
          </table:table-cell>
          <table:table-cell office:value-type="string">
            <text:p>ImageSmall</text:p>
          </table:table-cell>
          <table:table-cell office:value-type="float" office:value="300">
            <text:p>300</text:p>
          </table:table-cell>
          <table:table-cell office:value-type="float" office:value="353831">
            <text:p>353831</text:p>
          </table:table-cell>
          <table:table-cell table:formula="of:=[.G14]/10201" office:value-type="float" office:value="34.68591314577">
            <text:p>34.6859131458</text:p>
          </table:table-cell>
          <table:table-cell/>
          <table:table-cell office:value-type="string">
            <text:p>11/06/2020</text:p>
          </table:table-cell>
          <table:table-cell office:value-type="string">
            <text:p>02:00</text:p>
          </table:table-cell>
          <table:table-cell office:value-type="string">
            <text:p>AM</text:p>
          </table:table-cell>
          <table:table-cell office:value-type="float" office:value="2371">
            <text:p>2371</text:p>
          </table:table-cell>
          <table:table-cell office:value-type="string">
            <text:p>ImageSmall</text:p>
          </table:table-cell>
          <table:table-cell office:value-type="float" office:value="300">
            <text:p>300</text:p>
          </table:table-cell>
          <table:table-cell office:value-type="float" office:value="291103">
            <text:p>291103</text:p>
          </table:table-cell>
          <table:table-cell table:formula="of:=[.P14]/10201" office:value-type="float" office:value="28.5367120870503">
            <text:p>28.536712087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3</text:p>
          </table:table-cell>
          <table:table-cell office:value-type="string">
            <text:p>AM</text:p>
          </table:table-cell>
          <table:table-cell office:value-type="float" office:value="3056">
            <text:p>3056</text:p>
          </table:table-cell>
          <table:table-cell office:value-type="string">
            <text:p>ImageSmall</text:p>
          </table:table-cell>
          <table:table-cell office:value-type="float" office:value="325">
            <text:p>325</text:p>
          </table:table-cell>
          <table:table-cell office:value-type="float" office:value="353831">
            <text:p>353831</text:p>
          </table:table-cell>
          <table:table-cell table:formula="of:=[.G15]/10201" office:value-type="float" office:value="34.68591314577">
            <text:p>34.6859131458</text:p>
          </table:table-cell>
          <table:table-cell/>
          <table:table-cell office:value-type="string">
            <text:p>11/06/2020</text:p>
          </table:table-cell>
          <table:table-cell office:value-type="string">
            <text:p>02:09</text:p>
          </table:table-cell>
          <table:table-cell office:value-type="string">
            <text:p>AM</text:p>
          </table:table-cell>
          <table:table-cell office:value-type="float" office:value="2381">
            <text:p>2381</text:p>
          </table:table-cell>
          <table:table-cell office:value-type="string">
            <text:p>ImageSmall</text:p>
          </table:table-cell>
          <table:table-cell office:value-type="float" office:value="325">
            <text:p>325</text:p>
          </table:table-cell>
          <table:table-cell office:value-type="float" office:value="290924">
            <text:p>290924</text:p>
          </table:table-cell>
          <table:table-cell table:formula="of:=[.P15]/10201" office:value-type="float" office:value="28.5191647877659">
            <text:p>28.519164787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5</text:p>
          </table:table-cell>
          <table:table-cell office:value-type="string">
            <text:p>AM</text:p>
          </table:table-cell>
          <table:table-cell office:value-type="float" office:value="3060">
            <text:p>3060</text:p>
          </table:table-cell>
          <table:table-cell office:value-type="string">
            <text:p>ImageSmall</text:p>
          </table:table-cell>
          <table:table-cell office:value-type="float" office:value="350">
            <text:p>350</text:p>
          </table:table-cell>
          <table:table-cell office:value-type="float" office:value="353804">
            <text:p>353804</text:p>
          </table:table-cell>
          <table:table-cell table:formula="of:=[.G16]/10201" office:value-type="float" office:value="34.6832663464366">
            <text:p>34.6832663464</text:p>
          </table:table-cell>
          <table:table-cell/>
          <table:table-cell office:value-type="string">
            <text:p>11/06/2020</text:p>
          </table:table-cell>
          <table:table-cell office:value-type="string">
            <text:p>02:18</text:p>
          </table:table-cell>
          <table:table-cell office:value-type="string">
            <text:p>AM</text:p>
          </table:table-cell>
          <table:table-cell office:value-type="float" office:value="2367">
            <text:p>2367</text:p>
          </table:table-cell>
          <table:table-cell office:value-type="string">
            <text:p>ImageSmall</text:p>
          </table:table-cell>
          <table:table-cell office:value-type="float" office:value="350">
            <text:p>350</text:p>
          </table:table-cell>
          <table:table-cell office:value-type="float" office:value="290880">
            <text:p>290880</text:p>
          </table:table-cell>
          <table:table-cell table:formula="of:=[.P16]/10201" office:value-type="float" office:value="28.5148514851485">
            <text:p>28.514851485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58</text:p>
          </table:table-cell>
          <table:table-cell office:value-type="string">
            <text:p>AM</text:p>
          </table:table-cell>
          <table:table-cell office:value-type="float" office:value="3060">
            <text:p>3060</text:p>
          </table:table-cell>
          <table:table-cell office:value-type="string">
            <text:p>ImageSmall</text:p>
          </table:table-cell>
          <table:table-cell office:value-type="float" office:value="375">
            <text:p>375</text:p>
          </table:table-cell>
          <table:table-cell office:value-type="float" office:value="353804">
            <text:p>353804</text:p>
          </table:table-cell>
          <table:table-cell table:formula="of:=[.G17]/10201" office:value-type="float" office:value="34.6832663464366">
            <text:p>34.6832663464</text:p>
          </table:table-cell>
          <table:table-cell/>
          <table:table-cell office:value-type="string">
            <text:p>11/06/2020</text:p>
          </table:table-cell>
          <table:table-cell office:value-type="string">
            <text:p>02:27</text:p>
          </table:table-cell>
          <table:table-cell office:value-type="string">
            <text:p>AM</text:p>
          </table:table-cell>
          <table:table-cell office:value-type="float" office:value="2427">
            <text:p>2427</text:p>
          </table:table-cell>
          <table:table-cell office:value-type="string">
            <text:p>ImageSmall</text:p>
          </table:table-cell>
          <table:table-cell office:value-type="float" office:value="375">
            <text:p>375</text:p>
          </table:table-cell>
          <table:table-cell office:value-type="float" office:value="289473">
            <text:p>289473</text:p>
          </table:table-cell>
          <table:table-cell table:formula="of:=[.P17]/10201" office:value-type="float" office:value="28.376923830997">
            <text:p>28.37692383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0</text:p>
          </table:table-cell>
          <table:table-cell office:value-type="string">
            <text:p>AM</text:p>
          </table:table-cell>
          <table:table-cell office:value-type="float" office:value="3057">
            <text:p>3057</text:p>
          </table:table-cell>
          <table:table-cell office:value-type="string">
            <text:p>ImageSmall</text:p>
          </table:table-cell>
          <table:table-cell office:value-type="float" office:value="400">
            <text:p>400</text:p>
          </table:table-cell>
          <table:table-cell office:value-type="float" office:value="352358">
            <text:p>352358</text:p>
          </table:table-cell>
          <table:table-cell table:formula="of:=[.G18]/10201" office:value-type="float" office:value="34.5415155376924">
            <text:p>34.5415155377</text:p>
          </table:table-cell>
          <table:table-cell/>
          <table:table-cell office:value-type="string">
            <text:p>11/06/2020</text:p>
          </table:table-cell>
          <table:table-cell office:value-type="string">
            <text:p>02:36</text:p>
          </table:table-cell>
          <table:table-cell office:value-type="string">
            <text:p>AM</text:p>
          </table:table-cell>
          <table:table-cell office:value-type="float" office:value="2429">
            <text:p>2429</text:p>
          </table:table-cell>
          <table:table-cell office:value-type="string">
            <text:p>ImageSmall</text:p>
          </table:table-cell>
          <table:table-cell office:value-type="float" office:value="400">
            <text:p>400</text:p>
          </table:table-cell>
          <table:table-cell office:value-type="float" office:value="289394">
            <text:p>289394</text:p>
          </table:table-cell>
          <table:table-cell table:formula="of:=[.P18]/10201" office:value-type="float" office:value="28.3691794922066">
            <text:p>28.369179492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2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425">
            <text:p>425</text:p>
          </table:table-cell>
          <table:table-cell office:value-type="float" office:value="352184">
            <text:p>352184</text:p>
          </table:table-cell>
          <table:table-cell table:formula="of:=[.G19]/10201" office:value-type="float" office:value="34.5244583864327">
            <text:p>34.5244583864</text:p>
          </table:table-cell>
          <table:table-cell/>
          <table:table-cell office:value-type="string">
            <text:p>11/06/2020</text:p>
          </table:table-cell>
          <table:table-cell office:value-type="string">
            <text:p>02:45</text:p>
          </table:table-cell>
          <table:table-cell office:value-type="string">
            <text:p>AM</text:p>
          </table:table-cell>
          <table:table-cell office:value-type="float" office:value="2406">
            <text:p>2406</text:p>
          </table:table-cell>
          <table:table-cell office:value-type="string">
            <text:p>ImageSmall</text:p>
          </table:table-cell>
          <table:table-cell office:value-type="float" office:value="425">
            <text:p>425</text:p>
          </table:table-cell>
          <table:table-cell office:value-type="float" office:value="289022">
            <text:p>289022</text:p>
          </table:table-cell>
          <table:table-cell table:formula="of:=[.P19]/10201" office:value-type="float" office:value="28.3327124791687">
            <text:p>28.332712479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4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450">
            <text:p>450</text:p>
          </table:table-cell>
          <table:table-cell office:value-type="float" office:value="352184">
            <text:p>352184</text:p>
          </table:table-cell>
          <table:table-cell table:formula="of:=[.G20]/10201" office:value-type="float" office:value="34.5244583864327">
            <text:p>34.5244583864</text:p>
          </table:table-cell>
          <table:table-cell/>
          <table:table-cell office:value-type="string">
            <text:p>11/06/2020</text:p>
          </table:table-cell>
          <table:table-cell office:value-type="string">
            <text:p>02:54</text:p>
          </table:table-cell>
          <table:table-cell office:value-type="string">
            <text:p>AM</text:p>
          </table:table-cell>
          <table:table-cell office:value-type="float" office:value="2420">
            <text:p>2420</text:p>
          </table:table-cell>
          <table:table-cell office:value-type="string">
            <text:p>ImageSmall</text:p>
          </table:table-cell>
          <table:table-cell office:value-type="float" office:value="450">
            <text:p>450</text:p>
          </table:table-cell>
          <table:table-cell office:value-type="float" office:value="288452">
            <text:p>288452</text:p>
          </table:table-cell>
          <table:table-cell table:formula="of:=[.P20]/10201" office:value-type="float" office:value="28.2768356043525">
            <text:p>28.276835604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6</text:p>
          </table:table-cell>
          <table:table-cell office:value-type="string">
            <text:p>AM</text:p>
          </table:table-cell>
          <table:table-cell office:value-type="float" office:value="3001">
            <text:p>3001</text:p>
          </table:table-cell>
          <table:table-cell office:value-type="string">
            <text:p>ImageSmall</text:p>
          </table:table-cell>
          <table:table-cell office:value-type="float" office:value="475">
            <text:p>475</text:p>
          </table:table-cell>
          <table:table-cell office:value-type="float" office:value="351191">
            <text:p>351191</text:p>
          </table:table-cell>
          <table:table-cell table:formula="of:=[.G21]/10201" office:value-type="float" office:value="34.4271149887266">
            <text:p>34.4271149887</text:p>
          </table:table-cell>
          <table:table-cell/>
          <table:table-cell office:value-type="string">
            <text:p>11/06/2020</text:p>
          </table:table-cell>
          <table:table-cell office:value-type="string">
            <text:p>03:03</text:p>
          </table:table-cell>
          <table:table-cell office:value-type="string">
            <text:p>AM</text:p>
          </table:table-cell>
          <table:table-cell office:value-type="float" office:value="2420">
            <text:p>2420</text:p>
          </table:table-cell>
          <table:table-cell office:value-type="string">
            <text:p>ImageSmall</text:p>
          </table:table-cell>
          <table:table-cell office:value-type="float" office:value="475">
            <text:p>475</text:p>
          </table:table-cell>
          <table:table-cell office:value-type="float" office:value="288353">
            <text:p>288353</text:p>
          </table:table-cell>
          <table:table-cell table:formula="of:=[.P21]/10201" office:value-type="float" office:value="28.2671306734634">
            <text:p>28.267130673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09</text:p>
          </table:table-cell>
          <table:table-cell office:value-type="string">
            <text:p>AM</text:p>
          </table:table-cell>
          <table:table-cell office:value-type="float" office:value="3001">
            <text:p>3001</text:p>
          </table:table-cell>
          <table:table-cell office:value-type="string">
            <text:p>ImageSmall</text:p>
          </table:table-cell>
          <table:table-cell office:value-type="float" office:value="500">
            <text:p>500</text:p>
          </table:table-cell>
          <table:table-cell office:value-type="float" office:value="351191">
            <text:p>351191</text:p>
          </table:table-cell>
          <table:table-cell table:formula="of:=[.G22]/10201" office:value-type="float" office:value="34.4271149887266">
            <text:p>34.4271149887</text:p>
          </table:table-cell>
          <table:table-cell/>
          <table:table-cell office:value-type="string">
            <text:p>11/06/2020</text:p>
          </table:table-cell>
          <table:table-cell office:value-type="string">
            <text:p>03:13</text:p>
          </table:table-cell>
          <table:table-cell office:value-type="string">
            <text:p>AM</text:p>
          </table:table-cell>
          <table:table-cell office:value-type="float" office:value="2420">
            <text:p>2420</text:p>
          </table:table-cell>
          <table:table-cell office:value-type="string">
            <text:p>ImageSmall</text:p>
          </table:table-cell>
          <table:table-cell office:value-type="float" office:value="500">
            <text:p>500</text:p>
          </table:table-cell>
          <table:table-cell office:value-type="float" office:value="288353">
            <text:p>288353</text:p>
          </table:table-cell>
          <table:table-cell table:formula="of:=[.P22]/10201" office:value-type="float" office:value="28.2671306734634">
            <text:p>28.267130673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1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525">
            <text:p>525</text:p>
          </table:table-cell>
          <table:table-cell office:value-type="float" office:value="349645">
            <text:p>349645</text:p>
          </table:table-cell>
          <table:table-cell table:formula="of:=[.G23]/10201" office:value-type="float" office:value="34.2755612194883">
            <text:p>34.2755612195</text:p>
          </table:table-cell>
          <table:table-cell/>
          <table:table-cell office:value-type="string">
            <text:p>11/06/2020</text:p>
          </table:table-cell>
          <table:table-cell office:value-type="string">
            <text:p>03:22</text:p>
          </table:table-cell>
          <table:table-cell office:value-type="string">
            <text:p>AM</text:p>
          </table:table-cell>
          <table:table-cell office:value-type="float" office:value="2420">
            <text:p>2420</text:p>
          </table:table-cell>
          <table:table-cell office:value-type="string">
            <text:p>ImageSmall</text:p>
          </table:table-cell>
          <table:table-cell office:value-type="float" office:value="525">
            <text:p>525</text:p>
          </table:table-cell>
          <table:table-cell office:value-type="float" office:value="288353">
            <text:p>288353</text:p>
          </table:table-cell>
          <table:table-cell table:formula="of:=[.P23]/10201" office:value-type="float" office:value="28.2671306734634">
            <text:p>28.267130673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3</text:p>
          </table:table-cell>
          <table:table-cell office:value-type="string">
            <text:p>AM</text:p>
          </table:table-cell>
          <table:table-cell office:value-type="float" office:value="3008">
            <text:p>3008</text:p>
          </table:table-cell>
          <table:table-cell office:value-type="string">
            <text:p>ImageSmall</text:p>
          </table:table-cell>
          <table:table-cell office:value-type="float" office:value="550">
            <text:p>550</text:p>
          </table:table-cell>
          <table:table-cell office:value-type="float" office:value="349284">
            <text:p>349284</text:p>
          </table:table-cell>
          <table:table-cell table:formula="of:=[.G24]/10201" office:value-type="float" office:value="34.2401725321047">
            <text:p>34.2401725321</text:p>
          </table:table-cell>
          <table:table-cell/>
          <table:table-cell office:value-type="string">
            <text:p>11/06/2020</text:p>
          </table:table-cell>
          <table:table-cell office:value-type="string">
            <text:p>03:32</text:p>
          </table:table-cell>
          <table:table-cell office:value-type="string">
            <text:p>AM</text:p>
          </table:table-cell>
          <table:table-cell office:value-type="float" office:value="2420">
            <text:p>2420</text:p>
          </table:table-cell>
          <table:table-cell office:value-type="string">
            <text:p>ImageSmall</text:p>
          </table:table-cell>
          <table:table-cell office:value-type="float" office:value="550">
            <text:p>550</text:p>
          </table:table-cell>
          <table:table-cell office:value-type="float" office:value="288353">
            <text:p>288353</text:p>
          </table:table-cell>
          <table:table-cell table:formula="of:=[.P24]/10201" office:value-type="float" office:value="28.2671306734634">
            <text:p>28.267130673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5</text:p>
          </table:table-cell>
          <table:table-cell office:value-type="string">
            <text:p>AM</text:p>
          </table:table-cell>
          <table:table-cell office:value-type="float" office:value="3008">
            <text:p>3008</text:p>
          </table:table-cell>
          <table:table-cell office:value-type="string">
            <text:p>ImageSmall</text:p>
          </table:table-cell>
          <table:table-cell office:value-type="float" office:value="575">
            <text:p>575</text:p>
          </table:table-cell>
          <table:table-cell office:value-type="float" office:value="349284">
            <text:p>349284</text:p>
          </table:table-cell>
          <table:table-cell table:formula="of:=[.G25]/10201" office:value-type="float" office:value="34.2401725321047">
            <text:p>34.2401725321</text:p>
          </table:table-cell>
          <table:table-cell/>
          <table:table-cell office:value-type="string">
            <text:p>11/06/2020</text:p>
          </table:table-cell>
          <table:table-cell office:value-type="string">
            <text:p>03:41</text:p>
          </table:table-cell>
          <table:table-cell office:value-type="string">
            <text:p>AM</text:p>
          </table:table-cell>
          <table:table-cell office:value-type="float" office:value="2401">
            <text:p>2401</text:p>
          </table:table-cell>
          <table:table-cell office:value-type="string">
            <text:p>ImageSmall</text:p>
          </table:table-cell>
          <table:table-cell office:value-type="float" office:value="575">
            <text:p>575</text:p>
          </table:table-cell>
          <table:table-cell office:value-type="float" office:value="287813">
            <text:p>287813</text:p>
          </table:table-cell>
          <table:table-cell table:formula="of:=[.P25]/10201" office:value-type="float" office:value="28.2141946867954">
            <text:p>28.21419468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7</text:p>
          </table:table-cell>
          <table:table-cell office:value-type="string">
            <text:p>AM</text:p>
          </table:table-cell>
          <table:table-cell office:value-type="float" office:value="3046">
            <text:p>3046</text:p>
          </table:table-cell>
          <table:table-cell office:value-type="string">
            <text:p>ImageSmall</text:p>
          </table:table-cell>
          <table:table-cell office:value-type="float" office:value="600">
            <text:p>600</text:p>
          </table:table-cell>
          <table:table-cell office:value-type="float" office:value="348056">
            <text:p>348056</text:p>
          </table:table-cell>
          <table:table-cell table:formula="of:=[.G26]/10201" office:value-type="float" office:value="34.1197921772375">
            <text:p>34.1197921772</text:p>
          </table:table-cell>
          <table:table-cell/>
          <table:table-cell office:value-type="string">
            <text:p>11/06/2020</text:p>
          </table:table-cell>
          <table:table-cell office:value-type="string">
            <text:p>03:50</text:p>
          </table:table-cell>
          <table:table-cell office:value-type="string">
            <text:p>AM</text:p>
          </table:table-cell>
          <table:table-cell office:value-type="float" office:value="2401">
            <text:p>2401</text:p>
          </table:table-cell>
          <table:table-cell office:value-type="string">
            <text:p>ImageSmall</text:p>
          </table:table-cell>
          <table:table-cell office:value-type="float" office:value="600">
            <text:p>600</text:p>
          </table:table-cell>
          <table:table-cell office:value-type="float" office:value="287813">
            <text:p>287813</text:p>
          </table:table-cell>
          <table:table-cell table:formula="of:=[.P26]/10201" office:value-type="float" office:value="28.2141946867954">
            <text:p>28.21419468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19</text:p>
          </table:table-cell>
          <table:table-cell office:value-type="string">
            <text:p>AM</text:p>
          </table:table-cell>
          <table:table-cell office:value-type="float" office:value="3036">
            <text:p>3036</text:p>
          </table:table-cell>
          <table:table-cell office:value-type="string">
            <text:p>ImageSmall</text:p>
          </table:table-cell>
          <table:table-cell office:value-type="float" office:value="625">
            <text:p>625</text:p>
          </table:table-cell>
          <table:table-cell office:value-type="float" office:value="347760">
            <text:p>347760</text:p>
          </table:table-cell>
          <table:table-cell table:formula="of:=[.G27]/10201" office:value-type="float" office:value="34.0907754141751">
            <text:p>34.0907754142</text:p>
          </table:table-cell>
          <table:table-cell/>
          <table:table-cell office:value-type="string">
            <text:p>11/06/2020</text:p>
          </table:table-cell>
          <table:table-cell office:value-type="string">
            <text:p>03:59</text:p>
          </table:table-cell>
          <table:table-cell office:value-type="string">
            <text:p>AM</text:p>
          </table:table-cell>
          <table:table-cell office:value-type="float" office:value="2401">
            <text:p>2401</text:p>
          </table:table-cell>
          <table:table-cell office:value-type="string">
            <text:p>ImageSmall</text:p>
          </table:table-cell>
          <table:table-cell office:value-type="float" office:value="625">
            <text:p>625</text:p>
          </table:table-cell>
          <table:table-cell office:value-type="float" office:value="287813">
            <text:p>287813</text:p>
          </table:table-cell>
          <table:table-cell table:formula="of:=[.P27]/10201" office:value-type="float" office:value="28.2141946867954">
            <text:p>28.21419468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1</text:p>
          </table:table-cell>
          <table:table-cell office:value-type="string">
            <text:p>AM</text:p>
          </table:table-cell>
          <table:table-cell office:value-type="float" office:value="3036">
            <text:p>3036</text:p>
          </table:table-cell>
          <table:table-cell office:value-type="string">
            <text:p>ImageSmall</text:p>
          </table:table-cell>
          <table:table-cell office:value-type="float" office:value="650">
            <text:p>650</text:p>
          </table:table-cell>
          <table:table-cell office:value-type="float" office:value="347760">
            <text:p>347760</text:p>
          </table:table-cell>
          <table:table-cell table:formula="of:=[.G28]/10201" office:value-type="float" office:value="34.0907754141751">
            <text:p>34.090775414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4</text:p>
          </table:table-cell>
          <table:table-cell office:value-type="string">
            <text:p>AM</text:p>
          </table:table-cell>
          <table:table-cell office:value-type="float" office:value="3038">
            <text:p>3038</text:p>
          </table:table-cell>
          <table:table-cell office:value-type="string">
            <text:p>ImageSmall</text:p>
          </table:table-cell>
          <table:table-cell office:value-type="float" office:value="675">
            <text:p>675</text:p>
          </table:table-cell>
          <table:table-cell office:value-type="float" office:value="346847">
            <text:p>346847</text:p>
          </table:table-cell>
          <table:table-cell table:formula="of:=[.G29]/10201" office:value-type="float" office:value="34.0012743848642">
            <text:p>34.001274384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6</text:p>
          </table:table-cell>
          <table:table-cell office:value-type="string">
            <text:p>AM</text:p>
          </table:table-cell>
          <table:table-cell office:value-type="float" office:value="3038">
            <text:p>3038</text:p>
          </table:table-cell>
          <table:table-cell office:value-type="string">
            <text:p>ImageSmall</text:p>
          </table:table-cell>
          <table:table-cell office:value-type="float" office:value="700">
            <text:p>700</text:p>
          </table:table-cell>
          <table:table-cell office:value-type="float" office:value="346847">
            <text:p>346847</text:p>
          </table:table-cell>
          <table:table-cell table:formula="of:=[.G30]/10201" office:value-type="float" office:value="34.0012743848642">
            <text:p>34.001274384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28</text:p>
          </table:table-cell>
          <table:table-cell office:value-type="string">
            <text:p>AM</text:p>
          </table:table-cell>
          <table:table-cell office:value-type="float" office:value="3038">
            <text:p>3038</text:p>
          </table:table-cell>
          <table:table-cell office:value-type="string">
            <text:p>ImageSmall</text:p>
          </table:table-cell>
          <table:table-cell office:value-type="float" office:value="725">
            <text:p>725</text:p>
          </table:table-cell>
          <table:table-cell office:value-type="float" office:value="346847">
            <text:p>346847</text:p>
          </table:table-cell>
          <table:table-cell table:formula="of:=[.G31]/10201" office:value-type="float" office:value="34.0012743848642">
            <text:p>34.001274384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1:30</text:p>
          </table:table-cell>
          <table:table-cell office:value-type="string">
            <text:p>AM</text:p>
          </table:table-cell>
          <table:table-cell office:value-type="float" office:value="3042">
            <text:p>3042</text:p>
          </table:table-cell>
          <table:table-cell office:value-type="string">
            <text:p>ImageSmall</text:p>
          </table:table-cell>
          <table:table-cell office:value-type="float" office:value="750">
            <text:p>750</text:p>
          </table:table-cell>
          <table:table-cell office:value-type="float" office:value="346787">
            <text:p>346787</text:p>
          </table:table-cell>
          <table:table-cell table:formula="of:=[.G32]/10201" office:value-type="float" office:value="33.9953926085678">
            <text:p>33.9953926086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2</text:p>
          </table:table-cell>
          <table:table-cell office:value-type="string">
            <text:p>AM</text:p>
          </table:table-cell>
          <table:table-cell office:value-type="float" office:value="3042">
            <text:p>3042</text:p>
          </table:table-cell>
          <table:table-cell office:value-type="string">
            <text:p>ImageSmall</text:p>
          </table:table-cell>
          <table:table-cell office:value-type="float" office:value="775">
            <text:p>775</text:p>
          </table:table-cell>
          <table:table-cell office:value-type="float" office:value="346787">
            <text:p>346787</text:p>
          </table:table-cell>
          <table:table-cell table:formula="of:=[.G33]/10201" office:value-type="float" office:value="33.9953926085678">
            <text:p>33.9953926086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4</text:p>
          </table:table-cell>
          <table:table-cell office:value-type="string">
            <text:p>AM</text:p>
          </table:table-cell>
          <table:table-cell office:value-type="float" office:value="3043">
            <text:p>3043</text:p>
          </table:table-cell>
          <table:table-cell office:value-type="string">
            <text:p>ImageSmall</text:p>
          </table:table-cell>
          <table:table-cell office:value-type="float" office:value="800">
            <text:p>800</text:p>
          </table:table-cell>
          <table:table-cell office:value-type="float" office:value="346674">
            <text:p>346674</text:p>
          </table:table-cell>
          <table:table-cell table:formula="of:=[.G34]/10201" office:value-type="float" office:value="33.9843152632095">
            <text:p>33.984315263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6</text:p>
          </table:table-cell>
          <table:table-cell office:value-type="string">
            <text:p>AM</text:p>
          </table:table-cell>
          <table:table-cell office:value-type="float" office:value="3043">
            <text:p>3043</text:p>
          </table:table-cell>
          <table:table-cell office:value-type="string">
            <text:p>ImageSmall</text:p>
          </table:table-cell>
          <table:table-cell office:value-type="float" office:value="825">
            <text:p>825</text:p>
          </table:table-cell>
          <table:table-cell office:value-type="float" office:value="346674">
            <text:p>346674</text:p>
          </table:table-cell>
          <table:table-cell table:formula="of:=[.G35]/10201" office:value-type="float" office:value="33.9843152632095">
            <text:p>33.984315263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8</text:p>
          </table:table-cell>
          <table:table-cell office:value-type="string">
            <text:p>AM</text:p>
          </table:table-cell>
          <table:table-cell office:value-type="float" office:value="3031">
            <text:p>3031</text:p>
          </table:table-cell>
          <table:table-cell office:value-type="string">
            <text:p>ImageSmall</text:p>
          </table:table-cell>
          <table:table-cell office:value-type="float" office:value="850">
            <text:p>850</text:p>
          </table:table-cell>
          <table:table-cell office:value-type="float" office:value="346530">
            <text:p>346530</text:p>
          </table:table-cell>
          <table:table-cell table:formula="of:=[.G36]/10201" office:value-type="float" office:value="33.970199000098">
            <text:p>33.9701990001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9</text:p>
          </table:table-cell>
          <table:table-cell office:value-type="string">
            <text:p>AM</text:p>
          </table:table-cell>
          <table:table-cell office:value-type="float" office:value="3023">
            <text:p>3023</text:p>
          </table:table-cell>
          <table:table-cell office:value-type="string">
            <text:p>ImageSmall</text:p>
          </table:table-cell>
          <table:table-cell office:value-type="float" office:value="875">
            <text:p>875</text:p>
          </table:table-cell>
          <table:table-cell office:value-type="float" office:value="345871">
            <text:p>345871</text:p>
          </table:table-cell>
          <table:table-cell table:formula="of:=[.G37]/10201" office:value-type="float" office:value="33.9055974904421">
            <text:p>33.905597490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1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900">
            <text:p>900</text:p>
          </table:table-cell>
          <table:table-cell office:value-type="float" office:value="344506">
            <text:p>344506</text:p>
          </table:table-cell>
          <table:table-cell table:formula="of:=[.G38]/10201" office:value-type="float" office:value="33.7717870796981">
            <text:p>33.771787079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3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925">
            <text:p>925</text:p>
          </table:table-cell>
          <table:table-cell office:value-type="float" office:value="344506">
            <text:p>344506</text:p>
          </table:table-cell>
          <table:table-cell table:formula="of:=[.G39]/10201" office:value-type="float" office:value="33.7717870796981">
            <text:p>33.771787079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5</text:p>
          </table:table-cell>
          <table:table-cell office:value-type="string">
            <text:p>AM</text:p>
          </table:table-cell>
          <table:table-cell office:value-type="float" office:value="3008">
            <text:p>3008</text:p>
          </table:table-cell>
          <table:table-cell office:value-type="string">
            <text:p>ImageSmall</text:p>
          </table:table-cell>
          <table:table-cell office:value-type="float" office:value="950">
            <text:p>950</text:p>
          </table:table-cell>
          <table:table-cell office:value-type="float" office:value="344466">
            <text:p>344466</text:p>
          </table:table-cell>
          <table:table-cell table:formula="of:=[.G40]/10201" office:value-type="float" office:value="33.7678658955004">
            <text:p>33.767865895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7</text:p>
          </table:table-cell>
          <table:table-cell office:value-type="string">
            <text:p>AM</text:p>
          </table:table-cell>
          <table:table-cell office:value-type="float" office:value="3024">
            <text:p>3024</text:p>
          </table:table-cell>
          <table:table-cell office:value-type="string">
            <text:p>ImageSmall</text:p>
          </table:table-cell>
          <table:table-cell office:value-type="float" office:value="975">
            <text:p>975</text:p>
          </table:table-cell>
          <table:table-cell office:value-type="float" office:value="343798">
            <text:p>343798</text:p>
          </table:table-cell>
          <table:table-cell table:formula="of:=[.G41]/10201" office:value-type="float" office:value="33.7023821194001">
            <text:p>33.702382119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9</text:p>
          </table:table-cell>
          <table:table-cell office:value-type="string">
            <text:p>AM</text:p>
          </table:table-cell>
          <table:table-cell office:value-type="float" office:value="3024">
            <text:p>3024</text:p>
          </table:table-cell>
          <table:table-cell office:value-type="string">
            <text:p>ImageSmall</text:p>
          </table:table-cell>
          <table:table-cell office:value-type="float" office:value="1000">
            <text:p>1000</text:p>
          </table:table-cell>
          <table:table-cell office:value-type="float" office:value="343798">
            <text:p>343798</text:p>
          </table:table-cell>
          <table:table-cell table:formula="of:=[.G42]/10201" office:value-type="float" office:value="33.7023821194001">
            <text:p>33.702382119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1</text:p>
          </table:table-cell>
          <table:table-cell office:value-type="string">
            <text:p>AM</text:p>
          </table:table-cell>
          <table:table-cell office:value-type="float" office:value="3034">
            <text:p>3034</text:p>
          </table:table-cell>
          <table:table-cell office:value-type="string">
            <text:p>ImageSmall</text:p>
          </table:table-cell>
          <table:table-cell office:value-type="float" office:value="1025">
            <text:p>1025</text:p>
          </table:table-cell>
          <table:table-cell office:value-type="float" office:value="343376">
            <text:p>343376</text:p>
          </table:table-cell>
          <table:table-cell table:formula="of:=[.G43]/10201" office:value-type="float" office:value="33.6610136261151">
            <text:p>33.6610136261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2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050">
            <text:p>1050</text:p>
          </table:table-cell>
          <table:table-cell office:value-type="float" office:value="343216">
            <text:p>343216</text:p>
          </table:table-cell>
          <table:table-cell table:formula="of:=[.G44]/10201" office:value-type="float" office:value="33.6453288893246">
            <text:p>33.6453288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4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075">
            <text:p>1075</text:p>
          </table:table-cell>
          <table:table-cell office:value-type="float" office:value="343216">
            <text:p>343216</text:p>
          </table:table-cell>
          <table:table-cell table:formula="of:=[.G45]/10201" office:value-type="float" office:value="33.6453288893246">
            <text:p>33.6453288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6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100">
            <text:p>1100</text:p>
          </table:table-cell>
          <table:table-cell office:value-type="float" office:value="343216">
            <text:p>343216</text:p>
          </table:table-cell>
          <table:table-cell table:formula="of:=[.G46]/10201" office:value-type="float" office:value="33.6453288893246">
            <text:p>33.6453288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7</text:p>
          </table:table-cell>
          <table:table-cell office:value-type="string">
            <text:p>AM</text:p>
          </table:table-cell>
          <table:table-cell office:value-type="float" office:value="3017">
            <text:p>3017</text:p>
          </table:table-cell>
          <table:table-cell office:value-type="string">
            <text:p>ImageSmall</text:p>
          </table:table-cell>
          <table:table-cell office:value-type="float" office:value="1125">
            <text:p>1125</text:p>
          </table:table-cell>
          <table:table-cell office:value-type="float" office:value="343216">
            <text:p>343216</text:p>
          </table:table-cell>
          <table:table-cell table:formula="of:=[.G47]/10201" office:value-type="float" office:value="33.6453288893246">
            <text:p>33.6453288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9</text:p>
          </table:table-cell>
          <table:table-cell office:value-type="string">
            <text:p>AM</text:p>
          </table:table-cell>
          <table:table-cell office:value-type="float" office:value="3058">
            <text:p>3058</text:p>
          </table:table-cell>
          <table:table-cell office:value-type="string">
            <text:p>ImageSmall</text:p>
          </table:table-cell>
          <table:table-cell office:value-type="float" office:value="1150">
            <text:p>1150</text:p>
          </table:table-cell>
          <table:table-cell office:value-type="float" office:value="340972">
            <text:p>340972</text:p>
          </table:table-cell>
          <table:table-cell table:formula="of:=[.G48]/10201" office:value-type="float" office:value="33.4253504558377">
            <text:p>33.4253504558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1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175">
            <text:p>1175</text:p>
          </table:table-cell>
          <table:table-cell office:value-type="float" office:value="340510">
            <text:p>340510</text:p>
          </table:table-cell>
          <table:table-cell table:formula="of:=[.G49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2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00">
            <text:p>1200</text:p>
          </table:table-cell>
          <table:table-cell office:value-type="float" office:value="340510">
            <text:p>340510</text:p>
          </table:table-cell>
          <table:table-cell table:formula="of:=[.G50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4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25">
            <text:p>1225</text:p>
          </table:table-cell>
          <table:table-cell office:value-type="float" office:value="340510">
            <text:p>340510</text:p>
          </table:table-cell>
          <table:table-cell table:formula="of:=[.G51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6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50">
            <text:p>1250</text:p>
          </table:table-cell>
          <table:table-cell office:value-type="float" office:value="340510">
            <text:p>340510</text:p>
          </table:table-cell>
          <table:table-cell table:formula="of:=[.G52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7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275">
            <text:p>1275</text:p>
          </table:table-cell>
          <table:table-cell office:value-type="float" office:value="340510">
            <text:p>340510</text:p>
          </table:table-cell>
          <table:table-cell table:formula="of:=[.G53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9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300">
            <text:p>1300</text:p>
          </table:table-cell>
          <table:table-cell office:value-type="float" office:value="340510">
            <text:p>340510</text:p>
          </table:table-cell>
          <table:table-cell table:formula="of:=[.G54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1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325">
            <text:p>1325</text:p>
          </table:table-cell>
          <table:table-cell office:value-type="float" office:value="340510">
            <text:p>340510</text:p>
          </table:table-cell>
          <table:table-cell table:formula="of:=[.G55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2</text:p>
          </table:table-cell>
          <table:table-cell office:value-type="string">
            <text:p>AM</text:p>
          </table:table-cell>
          <table:table-cell office:value-type="float" office:value="3050">
            <text:p>3050</text:p>
          </table:table-cell>
          <table:table-cell office:value-type="string">
            <text:p>ImageSmall</text:p>
          </table:table-cell>
          <table:table-cell office:value-type="float" office:value="1350">
            <text:p>1350</text:p>
          </table:table-cell>
          <table:table-cell office:value-type="float" office:value="340510">
            <text:p>340510</text:p>
          </table:table-cell>
          <table:table-cell table:formula="of:=[.G56]/10201" office:value-type="float" office:value="33.3800607783551">
            <text:p>33.380060778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4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375">
            <text:p>1375</text:p>
          </table:table-cell>
          <table:table-cell office:value-type="float" office:value="339318">
            <text:p>339318</text:p>
          </table:table-cell>
          <table:table-cell table:formula="of:=[.G57]/10201" office:value-type="float" office:value="33.2632094892658">
            <text:p>33.2632094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6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400">
            <text:p>1400</text:p>
          </table:table-cell>
          <table:table-cell office:value-type="float" office:value="339318">
            <text:p>339318</text:p>
          </table:table-cell>
          <table:table-cell table:formula="of:=[.G58]/10201" office:value-type="float" office:value="33.2632094892658">
            <text:p>33.2632094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7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425">
            <text:p>1425</text:p>
          </table:table-cell>
          <table:table-cell office:value-type="float" office:value="339318">
            <text:p>339318</text:p>
          </table:table-cell>
          <table:table-cell table:formula="of:=[.G59]/10201" office:value-type="float" office:value="33.2632094892658">
            <text:p>33.263209489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9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450">
            <text:p>1450</text:p>
          </table:table-cell>
          <table:table-cell office:value-type="float" office:value="338710">
            <text:p>338710</text:p>
          </table:table-cell>
          <table:table-cell table:formula="of:=[.G60]/10201" office:value-type="float" office:value="33.2036074894618">
            <text:p>33.2036074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1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475">
            <text:p>1475</text:p>
          </table:table-cell>
          <table:table-cell office:value-type="float" office:value="338710">
            <text:p>338710</text:p>
          </table:table-cell>
          <table:table-cell table:formula="of:=[.G61]/10201" office:value-type="float" office:value="33.2036074894618">
            <text:p>33.2036074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2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1500">
            <text:p>1500</text:p>
          </table:table-cell>
          <table:table-cell office:value-type="float" office:value="338248">
            <text:p>338248</text:p>
          </table:table-cell>
          <table:table-cell table:formula="of:=[.G62]/10201" office:value-type="float" office:value="33.1583178119792">
            <text:p>33.15831781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4</text:p>
          </table:table-cell>
          <table:table-cell office:value-type="string">
            <text:p>AM</text:p>
          </table:table-cell>
          <table:table-cell office:value-type="float" office:value="3083">
            <text:p>3083</text:p>
          </table:table-cell>
          <table:table-cell office:value-type="string">
            <text:p>ImageSmall</text:p>
          </table:table-cell>
          <table:table-cell office:value-type="float" office:value="1525">
            <text:p>1525</text:p>
          </table:table-cell>
          <table:table-cell office:value-type="float" office:value="338248">
            <text:p>338248</text:p>
          </table:table-cell>
          <table:table-cell table:formula="of:=[.G63]/10201" office:value-type="float" office:value="33.1583178119792">
            <text:p>33.15831781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6</text:p>
          </table:table-cell>
          <table:table-cell office:value-type="string">
            <text:p>AM</text:p>
          </table:table-cell>
          <table:table-cell office:value-type="float" office:value="3098">
            <text:p>3098</text:p>
          </table:table-cell>
          <table:table-cell office:value-type="string">
            <text:p>ImageSmall</text:p>
          </table:table-cell>
          <table:table-cell office:value-type="float" office:value="1550">
            <text:p>1550</text:p>
          </table:table-cell>
          <table:table-cell office:value-type="float" office:value="338136">
            <text:p>338136</text:p>
          </table:table-cell>
          <table:table-cell table:formula="of:=[.G64]/10201" office:value-type="float" office:value="33.1473384962259">
            <text:p>33.147338496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7</text:p>
          </table:table-cell>
          <table:table-cell office:value-type="string">
            <text:p>AM</text:p>
          </table:table-cell>
          <table:table-cell office:value-type="float" office:value="3102">
            <text:p>3102</text:p>
          </table:table-cell>
          <table:table-cell office:value-type="string">
            <text:p>ImageSmall</text:p>
          </table:table-cell>
          <table:table-cell office:value-type="float" office:value="1575">
            <text:p>1575</text:p>
          </table:table-cell>
          <table:table-cell office:value-type="float" office:value="337845">
            <text:p>337845</text:p>
          </table:table-cell>
          <table:table-cell table:formula="of:=[.G65]/10201" office:value-type="float" office:value="33.1188118811881">
            <text:p>33.118811881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9</text:p>
          </table:table-cell>
          <table:table-cell office:value-type="string">
            <text:p>AM</text:p>
          </table:table-cell>
          <table:table-cell office:value-type="float" office:value="3102">
            <text:p>3102</text:p>
          </table:table-cell>
          <table:table-cell office:value-type="string">
            <text:p>ImageSmall</text:p>
          </table:table-cell>
          <table:table-cell office:value-type="float" office:value="1600">
            <text:p>1600</text:p>
          </table:table-cell>
          <table:table-cell office:value-type="float" office:value="337845">
            <text:p>337845</text:p>
          </table:table-cell>
          <table:table-cell table:formula="of:=[.G66]/10201" office:value-type="float" office:value="33.1188118811881">
            <text:p>33.118811881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1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625">
            <text:p>1625</text:p>
          </table:table-cell>
          <table:table-cell office:value-type="float" office:value="337631">
            <text:p>337631</text:p>
          </table:table-cell>
          <table:table-cell table:formula="of:=[.G67]/10201" office:value-type="float" office:value="33.0978335457308">
            <text:p>33.097833545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3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650">
            <text:p>1650</text:p>
          </table:table-cell>
          <table:table-cell office:value-type="float" office:value="337631">
            <text:p>337631</text:p>
          </table:table-cell>
          <table:table-cell table:formula="of:=[.G68]/10201" office:value-type="float" office:value="33.0978335457308">
            <text:p>33.097833545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4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675">
            <text:p>1675</text:p>
          </table:table-cell>
          <table:table-cell office:value-type="float" office:value="337631">
            <text:p>337631</text:p>
          </table:table-cell>
          <table:table-cell table:formula="of:=[.G69]/10201" office:value-type="float" office:value="33.0978335457308">
            <text:p>33.097833545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6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1700">
            <text:p>1700</text:p>
          </table:table-cell>
          <table:table-cell office:value-type="float" office:value="337574">
            <text:p>337574</text:p>
          </table:table-cell>
          <table:table-cell table:formula="of:=[.G70]/10201" office:value-type="float" office:value="33.0922458582492">
            <text:p>33.092245858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8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1725">
            <text:p>1725</text:p>
          </table:table-cell>
          <table:table-cell office:value-type="float" office:value="337574">
            <text:p>337574</text:p>
          </table:table-cell>
          <table:table-cell table:formula="of:=[.G71]/10201" office:value-type="float" office:value="33.0922458582492">
            <text:p>33.092245858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9</text:p>
          </table:table-cell>
          <table:table-cell office:value-type="string">
            <text:p>AM</text:p>
          </table:table-cell>
          <table:table-cell office:value-type="float" office:value="3074">
            <text:p>3074</text:p>
          </table:table-cell>
          <table:table-cell office:value-type="string">
            <text:p>ImageSmall</text:p>
          </table:table-cell>
          <table:table-cell office:value-type="float" office:value="1750">
            <text:p>1750</text:p>
          </table:table-cell>
          <table:table-cell office:value-type="float" office:value="337574">
            <text:p>337574</text:p>
          </table:table-cell>
          <table:table-cell table:formula="of:=[.G72]/10201" office:value-type="float" office:value="33.0922458582492">
            <text:p>33.092245858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1</text:p>
          </table:table-cell>
          <table:table-cell office:value-type="string">
            <text:p>AM</text:p>
          </table:table-cell>
          <table:table-cell office:value-type="float" office:value="3080">
            <text:p>3080</text:p>
          </table:table-cell>
          <table:table-cell office:value-type="string">
            <text:p>ImageSmall</text:p>
          </table:table-cell>
          <table:table-cell office:value-type="float" office:value="1775">
            <text:p>1775</text:p>
          </table:table-cell>
          <table:table-cell office:value-type="float" office:value="335254">
            <text:p>335254</text:p>
          </table:table-cell>
          <table:table-cell table:formula="of:=[.G73]/10201" office:value-type="float" office:value="32.8648171747868">
            <text:p>32.8648171748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3</text:p>
          </table:table-cell>
          <table:table-cell office:value-type="string">
            <text:p>AM</text:p>
          </table:table-cell>
          <table:table-cell office:value-type="float" office:value="3064">
            <text:p>3064</text:p>
          </table:table-cell>
          <table:table-cell office:value-type="string">
            <text:p>ImageSmall</text:p>
          </table:table-cell>
          <table:table-cell office:value-type="float" office:value="1800">
            <text:p>1800</text:p>
          </table:table-cell>
          <table:table-cell office:value-type="float" office:value="334588">
            <text:p>334588</text:p>
          </table:table-cell>
          <table:table-cell table:formula="of:=[.G74]/10201" office:value-type="float" office:value="32.7995294578963">
            <text:p>32.799529457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4</text:p>
          </table:table-cell>
          <table:table-cell office:value-type="string">
            <text:p>AM</text:p>
          </table:table-cell>
          <table:table-cell office:value-type="float" office:value="3064">
            <text:p>3064</text:p>
          </table:table-cell>
          <table:table-cell office:value-type="string">
            <text:p>ImageSmall</text:p>
          </table:table-cell>
          <table:table-cell office:value-type="float" office:value="1825">
            <text:p>1825</text:p>
          </table:table-cell>
          <table:table-cell office:value-type="float" office:value="334588">
            <text:p>334588</text:p>
          </table:table-cell>
          <table:table-cell table:formula="of:=[.G75]/10201" office:value-type="float" office:value="32.7995294578963">
            <text:p>32.799529457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6</text:p>
          </table:table-cell>
          <table:table-cell office:value-type="string">
            <text:p>AM</text:p>
          </table:table-cell>
          <table:table-cell office:value-type="float" office:value="3076">
            <text:p>3076</text:p>
          </table:table-cell>
          <table:table-cell office:value-type="string">
            <text:p>ImageSmall</text:p>
          </table:table-cell>
          <table:table-cell office:value-type="float" office:value="1850">
            <text:p>1850</text:p>
          </table:table-cell>
          <table:table-cell office:value-type="float" office:value="334257">
            <text:p>334257</text:p>
          </table:table-cell>
          <table:table-cell table:formula="of:=[.G76]/10201" office:value-type="float" office:value="32.7670816586609">
            <text:p>32.767081658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8</text:p>
          </table:table-cell>
          <table:table-cell office:value-type="string">
            <text:p>AM</text:p>
          </table:table-cell>
          <table:table-cell office:value-type="float" office:value="3043">
            <text:p>3043</text:p>
          </table:table-cell>
          <table:table-cell office:value-type="string">
            <text:p>ImageSmall</text:p>
          </table:table-cell>
          <table:table-cell office:value-type="float" office:value="1875">
            <text:p>1875</text:p>
          </table:table-cell>
          <table:table-cell office:value-type="float" office:value="334206">
            <text:p>334206</text:p>
          </table:table-cell>
          <table:table-cell table:formula="of:=[.G77]/10201" office:value-type="float" office:value="32.7620821488089">
            <text:p>32.7620821488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9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900">
            <text:p>1900</text:p>
          </table:table-cell>
          <table:table-cell office:value-type="float" office:value="334098">
            <text:p>334098</text:p>
          </table:table-cell>
          <table:table-cell table:formula="of:=[.G78]/10201" office:value-type="float" office:value="32.7514949514753">
            <text:p>32.751494951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1</text:p>
          </table:table-cell>
          <table:table-cell office:value-type="string">
            <text:p>AM</text:p>
          </table:table-cell>
          <table:table-cell office:value-type="float" office:value="3072">
            <text:p>3072</text:p>
          </table:table-cell>
          <table:table-cell office:value-type="string">
            <text:p>ImageSmall</text:p>
          </table:table-cell>
          <table:table-cell office:value-type="float" office:value="1925">
            <text:p>1925</text:p>
          </table:table-cell>
          <table:table-cell office:value-type="float" office:value="333930">
            <text:p>333930</text:p>
          </table:table-cell>
          <table:table-cell table:formula="of:=[.G79]/10201" office:value-type="float" office:value="32.7350259778453">
            <text:p>32.7350259778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3</text:p>
          </table:table-cell>
          <table:table-cell office:value-type="string">
            <text:p>AM</text:p>
          </table:table-cell>
          <table:table-cell office:value-type="float" office:value="3067">
            <text:p>3067</text:p>
          </table:table-cell>
          <table:table-cell office:value-type="string">
            <text:p>ImageSmall</text:p>
          </table:table-cell>
          <table:table-cell office:value-type="float" office:value="1950">
            <text:p>1950</text:p>
          </table:table-cell>
          <table:table-cell office:value-type="float" office:value="333630">
            <text:p>333630</text:p>
          </table:table-cell>
          <table:table-cell table:formula="of:=[.G80]/10201" office:value-type="float" office:value="32.7056170963631">
            <text:p>32.705617096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4</text:p>
          </table:table-cell>
          <table:table-cell office:value-type="string">
            <text:p>AM</text:p>
          </table:table-cell>
          <table:table-cell office:value-type="float" office:value="3077">
            <text:p>3077</text:p>
          </table:table-cell>
          <table:table-cell office:value-type="string">
            <text:p>ImageSmall</text:p>
          </table:table-cell>
          <table:table-cell office:value-type="float" office:value="1975">
            <text:p>1975</text:p>
          </table:table-cell>
          <table:table-cell office:value-type="float" office:value="333393">
            <text:p>333393</text:p>
          </table:table-cell>
          <table:table-cell table:formula="of:=[.G81]/10201" office:value-type="float" office:value="32.6823840799922">
            <text:p>32.68238408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6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00">
            <text:p>2000</text:p>
          </table:table-cell>
          <table:table-cell office:value-type="float" office:value="332987">
            <text:p>332987</text:p>
          </table:table-cell>
          <table:table-cell table:formula="of:=[.G82]/10201" office:value-type="float" office:value="32.6425840603862">
            <text:p>32.642584060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8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25">
            <text:p>2025</text:p>
          </table:table-cell>
          <table:table-cell office:value-type="float" office:value="332987">
            <text:p>332987</text:p>
          </table:table-cell>
          <table:table-cell table:formula="of:=[.G83]/10201" office:value-type="float" office:value="32.6425840603862">
            <text:p>32.642584060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9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50">
            <text:p>2050</text:p>
          </table:table-cell>
          <table:table-cell office:value-type="float" office:value="332987">
            <text:p>332987</text:p>
          </table:table-cell>
          <table:table-cell table:formula="of:=[.G84]/10201" office:value-type="float" office:value="32.6425840603862">
            <text:p>32.642584060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01</text:p>
          </table:table-cell>
          <table:table-cell office:value-type="string">
            <text:p>AM</text:p>
          </table:table-cell>
          <table:table-cell office:value-type="float" office:value="3143">
            <text:p>3143</text:p>
          </table:table-cell>
          <table:table-cell office:value-type="string">
            <text:p>ImageSmall</text:p>
          </table:table-cell>
          <table:table-cell office:value-type="float" office:value="2075">
            <text:p>2075</text:p>
          </table:table-cell>
          <table:table-cell office:value-type="float" office:value="332987">
            <text:p>332987</text:p>
          </table:table-cell>
          <table:table-cell table:formula="of:=[.G85]/10201" office:value-type="float" office:value="32.6425840603862">
            <text:p>32.642584060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03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100">
            <text:p>2100</text:p>
          </table:table-cell>
          <table:table-cell office:value-type="float" office:value="332844">
            <text:p>332844</text:p>
          </table:table-cell>
          <table:table-cell table:formula="of:=[.G86]/10201" office:value-type="float" office:value="32.6285658268797">
            <text:p>32.628565826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04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125">
            <text:p>2125</text:p>
          </table:table-cell>
          <table:table-cell office:value-type="float" office:value="332844">
            <text:p>332844</text:p>
          </table:table-cell>
          <table:table-cell table:formula="of:=[.G87]/10201" office:value-type="float" office:value="32.6285658268797">
            <text:p>32.628565826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06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150">
            <text:p>2150</text:p>
          </table:table-cell>
          <table:table-cell office:value-type="float" office:value="332844">
            <text:p>332844</text:p>
          </table:table-cell>
          <table:table-cell table:formula="of:=[.G88]/10201" office:value-type="float" office:value="32.6285658268797">
            <text:p>32.628565826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08</text:p>
          </table:table-cell>
          <table:table-cell office:value-type="string">
            <text:p>AM</text:p>
          </table:table-cell>
          <table:table-cell office:value-type="float" office:value="3112">
            <text:p>3112</text:p>
          </table:table-cell>
          <table:table-cell office:value-type="string">
            <text:p>ImageSmall</text:p>
          </table:table-cell>
          <table:table-cell office:value-type="float" office:value="2175">
            <text:p>2175</text:p>
          </table:table-cell>
          <table:table-cell office:value-type="float" office:value="332687">
            <text:p>332687</text:p>
          </table:table-cell>
          <table:table-cell table:formula="of:=[.G89]/10201" office:value-type="float" office:value="32.613175178904">
            <text:p>32.613175178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09</text:p>
          </table:table-cell>
          <table:table-cell office:value-type="string">
            <text:p>AM</text:p>
          </table:table-cell>
          <table:table-cell office:value-type="float" office:value="3112">
            <text:p>3112</text:p>
          </table:table-cell>
          <table:table-cell office:value-type="string">
            <text:p>ImageSmall</text:p>
          </table:table-cell>
          <table:table-cell office:value-type="float" office:value="2200">
            <text:p>2200</text:p>
          </table:table-cell>
          <table:table-cell office:value-type="float" office:value="332687">
            <text:p>332687</text:p>
          </table:table-cell>
          <table:table-cell table:formula="of:=[.G90]/10201" office:value-type="float" office:value="32.613175178904">
            <text:p>32.613175178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11</text:p>
          </table:table-cell>
          <table:table-cell office:value-type="string">
            <text:p>AM</text:p>
          </table:table-cell>
          <table:table-cell office:value-type="float" office:value="3165">
            <text:p>3165</text:p>
          </table:table-cell>
          <table:table-cell office:value-type="string">
            <text:p>ImageSmall</text:p>
          </table:table-cell>
          <table:table-cell office:value-type="float" office:value="2225">
            <text:p>2225</text:p>
          </table:table-cell>
          <table:table-cell office:value-type="float" office:value="332496">
            <text:p>332496</text:p>
          </table:table-cell>
          <table:table-cell table:formula="of:=[.G91]/10201" office:value-type="float" office:value="32.5944515243604">
            <text:p>32.594451524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13</text:p>
          </table:table-cell>
          <table:table-cell office:value-type="string">
            <text:p>AM</text:p>
          </table:table-cell>
          <table:table-cell office:value-type="float" office:value="3170">
            <text:p>3170</text:p>
          </table:table-cell>
          <table:table-cell office:value-type="string">
            <text:p>ImageSmall</text:p>
          </table:table-cell>
          <table:table-cell office:value-type="float" office:value="2250">
            <text:p>2250</text:p>
          </table:table-cell>
          <table:table-cell office:value-type="float" office:value="332470">
            <text:p>332470</text:p>
          </table:table-cell>
          <table:table-cell table:formula="of:=[.G92]/10201" office:value-type="float" office:value="32.5919027546319">
            <text:p>32.5919027546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14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275">
            <text:p>2275</text:p>
          </table:table-cell>
          <table:table-cell office:value-type="float" office:value="331872">
            <text:p>331872</text:p>
          </table:table-cell>
          <table:table-cell table:formula="of:=[.G93]/10201" office:value-type="float" office:value="32.5332810508774">
            <text:p>32.533281050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16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00">
            <text:p>2300</text:p>
          </table:table-cell>
          <table:table-cell office:value-type="float" office:value="331872">
            <text:p>331872</text:p>
          </table:table-cell>
          <table:table-cell table:formula="of:=[.G94]/10201" office:value-type="float" office:value="32.5332810508774">
            <text:p>32.533281050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18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25">
            <text:p>2325</text:p>
          </table:table-cell>
          <table:table-cell office:value-type="float" office:value="331872">
            <text:p>331872</text:p>
          </table:table-cell>
          <table:table-cell table:formula="of:=[.G95]/10201" office:value-type="float" office:value="32.5332810508774">
            <text:p>32.533281050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20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50">
            <text:p>2350</text:p>
          </table:table-cell>
          <table:table-cell office:value-type="float" office:value="331872">
            <text:p>331872</text:p>
          </table:table-cell>
          <table:table-cell table:formula="of:=[.G96]/10201" office:value-type="float" office:value="32.5332810508774">
            <text:p>32.533281050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21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375">
            <text:p>2375</text:p>
          </table:table-cell>
          <table:table-cell office:value-type="float" office:value="331872">
            <text:p>331872</text:p>
          </table:table-cell>
          <table:table-cell table:formula="of:=[.G97]/10201" office:value-type="float" office:value="32.5332810508774">
            <text:p>32.533281050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23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400">
            <text:p>2400</text:p>
          </table:table-cell>
          <table:table-cell office:value-type="float" office:value="331872">
            <text:p>331872</text:p>
          </table:table-cell>
          <table:table-cell table:formula="of:=[.G98]/10201" office:value-type="float" office:value="32.5332810508774">
            <text:p>32.533281050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3:25</text:p>
          </table:table-cell>
          <table:table-cell office:value-type="string">
            <text:p>AM</text:p>
          </table:table-cell>
          <table:table-cell office:value-type="float" office:value="3163">
            <text:p>3163</text:p>
          </table:table-cell>
          <table:table-cell office:value-type="string">
            <text:p>ImageSmall</text:p>
          </table:table-cell>
          <table:table-cell office:value-type="float" office:value="2425">
            <text:p>2425</text:p>
          </table:table-cell>
          <table:table-cell office:value-type="float" office:value="331872">
            <text:p>331872</text:p>
          </table:table-cell>
          <table:table-cell table:formula="of:=[.G99]/10201" office:value-type="float" office:value="32.5332810508774">
            <text:p>32.5332810509</text:p>
          </table:table-cell>
          <table:table-cell table:number-columns-repeated="9"/>
        </table:table-row>
      </table:table>
      <table:table table:name="Duck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  <table:table-cell/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6</text:p>
          </table:table-cell>
          <table:table-cell office:value-type="string">
            <text:p>AM</text:p>
          </table:table-cell>
          <table:table-cell office:value-type="float" office:value="5318">
            <text:p>5318</text:p>
          </table:table-cell>
          <table:table-cell office:value-type="string">
            <text:p>DuckSmall</text:p>
          </table:table-cell>
          <table:table-cell office:value-type="float" office:value="0">
            <text:p>0</text:p>
          </table:table-cell>
          <table:table-cell office:value-type="float" office:value="739105">
            <text:p>739105</text:p>
          </table:table-cell>
          <table:table-cell table:formula="of:=[.G2]/12096" office:value-type="float" office:value="61.1032572751323">
            <text:p>61.1032572751</text:p>
          </table:table-cell>
          <table:table-cell/>
          <table:table-cell office:value-type="string">
            <text:p>11/06/2020</text:p>
          </table:table-cell>
          <table:table-cell office:value-type="string">
            <text:p>03:40</text:p>
          </table:table-cell>
          <table:table-cell office:value-type="string">
            <text:p>PM</text:p>
          </table:table-cell>
          <table:table-cell office:value-type="float" office:value="2492">
            <text:p>2492</text:p>
          </table:table-cell>
          <table:table-cell office:value-type="string">
            <text:p>DuckSmall</text:p>
          </table:table-cell>
          <table:table-cell office:value-type="float" office:value="0">
            <text:p>0</text:p>
          </table:table-cell>
          <table:table-cell office:value-type="float" office:value="582583">
            <text:p>582583</text:p>
          </table:table-cell>
          <table:table-cell table:formula="of:=[.P2]/12096" office:value-type="float" office:value="48.1632771164021">
            <text:p>48.163277116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29</text:p>
          </table:table-cell>
          <table:table-cell office:value-type="string">
            <text:p>AM</text:p>
          </table:table-cell>
          <table:table-cell office:value-type="float" office:value="4079">
            <text:p>4079</text:p>
          </table:table-cell>
          <table:table-cell office:value-type="string">
            <text:p>DuckSmall</text:p>
          </table:table-cell>
          <table:table-cell office:value-type="float" office:value="25">
            <text:p>25</text:p>
          </table:table-cell>
          <table:table-cell office:value-type="float" office:value="415227">
            <text:p>415227</text:p>
          </table:table-cell>
          <table:table-cell table:formula="of:=[.G3]/12096" office:value-type="float" office:value="34.327628968254">
            <text:p>34.3276289683</text:p>
          </table:table-cell>
          <table:table-cell/>
          <table:table-cell office:value-type="string">
            <text:p>11/06/2020</text:p>
          </table:table-cell>
          <table:table-cell office:value-type="string">
            <text:p>03:55</text:p>
          </table:table-cell>
          <table:table-cell office:value-type="string">
            <text:p>PM</text:p>
          </table:table-cell>
          <table:table-cell office:value-type="float" office:value="2357">
            <text:p>2357</text:p>
          </table:table-cell>
          <table:table-cell office:value-type="string">
            <text:p>DuckSmall</text:p>
          </table:table-cell>
          <table:table-cell office:value-type="float" office:value="25">
            <text:p>25</text:p>
          </table:table-cell>
          <table:table-cell office:value-type="float" office:value="344917">
            <text:p>344917</text:p>
          </table:table-cell>
          <table:table-cell table:formula="of:=[.P3]/12096" office:value-type="float" office:value="28.5149636243386">
            <text:p>28.514963624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1</text:p>
          </table:table-cell>
          <table:table-cell office:value-type="string">
            <text:p>AM</text:p>
          </table:table-cell>
          <table:table-cell office:value-type="float" office:value="3961">
            <text:p>3961</text:p>
          </table:table-cell>
          <table:table-cell office:value-type="string">
            <text:p>DuckSmall</text:p>
          </table:table-cell>
          <table:table-cell office:value-type="float" office:value="50">
            <text:p>50</text:p>
          </table:table-cell>
          <table:table-cell office:value-type="float" office:value="384874">
            <text:p>384874</text:p>
          </table:table-cell>
          <table:table-cell table:formula="of:=[.G4]/12096" office:value-type="float" office:value="31.818287037037">
            <text:p>31.818287037</text:p>
          </table:table-cell>
          <table:table-cell/>
          <table:table-cell office:value-type="string">
            <text:p>11/06/2020</text:p>
          </table:table-cell>
          <table:table-cell office:value-type="string">
            <text:p>04:10</text:p>
          </table:table-cell>
          <table:table-cell office:value-type="string">
            <text:p>PM</text:p>
          </table:table-cell>
          <table:table-cell office:value-type="float" office:value="2517">
            <text:p>2517</text:p>
          </table:table-cell>
          <table:table-cell office:value-type="string">
            <text:p>DuckSmall</text:p>
          </table:table-cell>
          <table:table-cell office:value-type="float" office:value="50">
            <text:p>50</text:p>
          </table:table-cell>
          <table:table-cell office:value-type="float" office:value="321275">
            <text:p>321275</text:p>
          </table:table-cell>
          <table:table-cell table:formula="of:=[.P4]/12096" office:value-type="float" office:value="26.5604332010582">
            <text:p>26.5604332011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3</text:p>
          </table:table-cell>
          <table:table-cell office:value-type="string">
            <text:p>AM</text:p>
          </table:table-cell>
          <table:table-cell office:value-type="float" office:value="3955">
            <text:p>3955</text:p>
          </table:table-cell>
          <table:table-cell office:value-type="string">
            <text:p>DuckSmall</text:p>
          </table:table-cell>
          <table:table-cell office:value-type="float" office:value="75">
            <text:p>75</text:p>
          </table:table-cell>
          <table:table-cell office:value-type="float" office:value="371485">
            <text:p>371485</text:p>
          </table:table-cell>
          <table:table-cell table:formula="of:=[.G5]/12096" office:value-type="float" office:value="30.7113921957672">
            <text:p>30.7113921958</text:p>
          </table:table-cell>
          <table:table-cell/>
          <table:table-cell office:value-type="string">
            <text:p>11/06/2020</text:p>
          </table:table-cell>
          <table:table-cell office:value-type="string">
            <text:p>04:24</text:p>
          </table:table-cell>
          <table:table-cell office:value-type="string">
            <text:p>PM</text:p>
          </table:table-cell>
          <table:table-cell office:value-type="float" office:value="2543">
            <text:p>2543</text:p>
          </table:table-cell>
          <table:table-cell office:value-type="string">
            <text:p>DuckSmall</text:p>
          </table:table-cell>
          <table:table-cell office:value-type="float" office:value="75">
            <text:p>75</text:p>
          </table:table-cell>
          <table:table-cell office:value-type="float" office:value="307513">
            <text:p>307513</text:p>
          </table:table-cell>
          <table:table-cell table:formula="of:=[.P5]/12096" office:value-type="float" office:value="25.4227017195767">
            <text:p>25.422701719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5</text:p>
          </table:table-cell>
          <table:table-cell office:value-type="string">
            <text:p>AM</text:p>
          </table:table-cell>
          <table:table-cell office:value-type="float" office:value="3806">
            <text:p>3806</text:p>
          </table:table-cell>
          <table:table-cell office:value-type="string">
            <text:p>DuckSmall</text:p>
          </table:table-cell>
          <table:table-cell office:value-type="float" office:value="100">
            <text:p>100</text:p>
          </table:table-cell>
          <table:table-cell office:value-type="float" office:value="362147">
            <text:p>362147</text:p>
          </table:table-cell>
          <table:table-cell table:formula="of:=[.G6]/12096" office:value-type="float" office:value="29.9394014550265">
            <text:p>29.939401455</text:p>
          </table:table-cell>
          <table:table-cell/>
          <table:table-cell office:value-type="string">
            <text:p>11/06/2020</text:p>
          </table:table-cell>
          <table:table-cell office:value-type="string">
            <text:p>04:37</text:p>
          </table:table-cell>
          <table:table-cell office:value-type="string">
            <text:p>PM</text:p>
          </table:table-cell>
          <table:table-cell office:value-type="float" office:value="2598">
            <text:p>2598</text:p>
          </table:table-cell>
          <table:table-cell office:value-type="string">
            <text:p>DuckSmall</text:p>
          </table:table-cell>
          <table:table-cell office:value-type="float" office:value="100">
            <text:p>100</text:p>
          </table:table-cell>
          <table:table-cell office:value-type="float" office:value="304492">
            <text:p>304492</text:p>
          </table:table-cell>
          <table:table-cell table:formula="of:=[.P6]/12096" office:value-type="float" office:value="25.1729497354497">
            <text:p>25.172949735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38</text:p>
          </table:table-cell>
          <table:table-cell office:value-type="string">
            <text:p>AM</text:p>
          </table:table-cell>
          <table:table-cell office:value-type="float" office:value="3631">
            <text:p>3631</text:p>
          </table:table-cell>
          <table:table-cell office:value-type="string">
            <text:p>DuckSmall</text:p>
          </table:table-cell>
          <table:table-cell office:value-type="float" office:value="125">
            <text:p>125</text:p>
          </table:table-cell>
          <table:table-cell office:value-type="float" office:value="354617">
            <text:p>354617</text:p>
          </table:table-cell>
          <table:table-cell table:formula="of:=[.G7]/12096" office:value-type="float" office:value="29.3168816137566">
            <text:p>29.3168816138</text:p>
          </table:table-cell>
          <table:table-cell/>
          <table:table-cell office:value-type="string">
            <text:p>11/06/2020</text:p>
          </table:table-cell>
          <table:table-cell office:value-type="string">
            <text:p>04:50</text:p>
          </table:table-cell>
          <table:table-cell office:value-type="string">
            <text:p>PM</text:p>
          </table:table-cell>
          <table:table-cell office:value-type="float" office:value="2562">
            <text:p>2562</text:p>
          </table:table-cell>
          <table:table-cell office:value-type="string">
            <text:p>DuckSmall</text:p>
          </table:table-cell>
          <table:table-cell office:value-type="float" office:value="125">
            <text:p>125</text:p>
          </table:table-cell>
          <table:table-cell office:value-type="float" office:value="302299">
            <text:p>302299</text:p>
          </table:table-cell>
          <table:table-cell table:formula="of:=[.P7]/12096" office:value-type="float" office:value="24.9916501322751">
            <text:p>24.991650132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0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50">
            <text:p>150</text:p>
          </table:table-cell>
          <table:table-cell office:value-type="float" office:value="347864">
            <text:p>347864</text:p>
          </table:table-cell>
          <table:table-cell table:formula="of:=[.G8]/12096" office:value-type="float" office:value="28.7585978835979">
            <text:p>28.7585978836</text:p>
          </table:table-cell>
          <table:table-cell/>
          <table:table-cell office:value-type="string">
            <text:p>11/06/2020</text:p>
          </table:table-cell>
          <table:table-cell office:value-type="string">
            <text:p>05:02</text:p>
          </table:table-cell>
          <table:table-cell office:value-type="string">
            <text:p>PM</text:p>
          </table:table-cell>
          <table:table-cell office:value-type="float" office:value="2558">
            <text:p>2558</text:p>
          </table:table-cell>
          <table:table-cell office:value-type="string">
            <text:p>DuckSmall</text:p>
          </table:table-cell>
          <table:table-cell office:value-type="float" office:value="150">
            <text:p>150</text:p>
          </table:table-cell>
          <table:table-cell office:value-type="float" office:value="301588">
            <text:p>301588</text:p>
          </table:table-cell>
          <table:table-cell table:formula="of:=[.P8]/12096" office:value-type="float" office:value="24.9328703703704">
            <text:p>24.932870370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2</text:p>
          </table:table-cell>
          <table:table-cell office:value-type="string">
            <text:p>AM</text:p>
          </table:table-cell>
          <table:table-cell office:value-type="float" office:value="3577">
            <text:p>3577</text:p>
          </table:table-cell>
          <table:table-cell office:value-type="string">
            <text:p>DuckSmall</text:p>
          </table:table-cell>
          <table:table-cell office:value-type="float" office:value="175">
            <text:p>175</text:p>
          </table:table-cell>
          <table:table-cell office:value-type="float" office:value="345524">
            <text:p>345524</text:p>
          </table:table-cell>
          <table:table-cell table:formula="of:=[.G9]/12096" office:value-type="float" office:value="28.5651455026455">
            <text:p>28.5651455026</text:p>
          </table:table-cell>
          <table:table-cell/>
          <table:table-cell office:value-type="string">
            <text:p>11/06/2020</text:p>
          </table:table-cell>
          <table:table-cell office:value-type="string">
            <text:p>05:15</text:p>
          </table:table-cell>
          <table:table-cell office:value-type="string">
            <text:p>PM</text:p>
          </table:table-cell>
          <table:table-cell office:value-type="float" office:value="2713">
            <text:p>2713</text:p>
          </table:table-cell>
          <table:table-cell office:value-type="string">
            <text:p>DuckSmall</text:p>
          </table:table-cell>
          <table:table-cell office:value-type="float" office:value="175">
            <text:p>175</text:p>
          </table:table-cell>
          <table:table-cell office:value-type="float" office:value="297527">
            <text:p>297527</text:p>
          </table:table-cell>
          <table:table-cell table:formula="of:=[.P9]/12096" office:value-type="float" office:value="24.5971395502645">
            <text:p>24.597139550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4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200">
            <text:p>200</text:p>
          </table:table-cell>
          <table:table-cell office:value-type="float" office:value="340137">
            <text:p>340137</text:p>
          </table:table-cell>
          <table:table-cell table:formula="of:=[.G10]/12096" office:value-type="float" office:value="28.1197916666667">
            <text:p>28.1197916667</text:p>
          </table:table-cell>
          <table:table-cell/>
          <table:table-cell office:value-type="string">
            <text:p>11/06/2020</text:p>
          </table:table-cell>
          <table:table-cell office:value-type="string">
            <text:p>05:26</text:p>
          </table:table-cell>
          <table:table-cell office:value-type="string">
            <text:p>PM</text:p>
          </table:table-cell>
          <table:table-cell office:value-type="float" office:value="2721">
            <text:p>2721</text:p>
          </table:table-cell>
          <table:table-cell office:value-type="string">
            <text:p>DuckSmall</text:p>
          </table:table-cell>
          <table:table-cell office:value-type="float" office:value="200">
            <text:p>200</text:p>
          </table:table-cell>
          <table:table-cell office:value-type="float" office:value="297086">
            <text:p>297086</text:p>
          </table:table-cell>
          <table:table-cell table:formula="of:=[.P10]/12096" office:value-type="float" office:value="24.5606812169312">
            <text:p>24.560681216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6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225">
            <text:p>225</text:p>
          </table:table-cell>
          <table:table-cell office:value-type="float" office:value="340057">
            <text:p>340057</text:p>
          </table:table-cell>
          <table:table-cell table:formula="of:=[.G11]/12096" office:value-type="float" office:value="28.1131779100529">
            <text:p>28.1131779101</text:p>
          </table:table-cell>
          <table:table-cell/>
          <table:table-cell office:value-type="string">
            <text:p>11/06/2020</text:p>
          </table:table-cell>
          <table:table-cell office:value-type="string">
            <text:p>05:39</text:p>
          </table:table-cell>
          <table:table-cell office:value-type="string">
            <text:p>PM</text:p>
          </table:table-cell>
          <table:table-cell office:value-type="float" office:value="2597">
            <text:p>2597</text:p>
          </table:table-cell>
          <table:table-cell office:value-type="string">
            <text:p>DuckSmall</text:p>
          </table:table-cell>
          <table:table-cell office:value-type="float" office:value="225">
            <text:p>225</text:p>
          </table:table-cell>
          <table:table-cell office:value-type="float" office:value="294941">
            <text:p>294941</text:p>
          </table:table-cell>
          <table:table-cell table:formula="of:=[.P11]/12096" office:value-type="float" office:value="24.3833498677249">
            <text:p>24.383349867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48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250">
            <text:p>250</text:p>
          </table:table-cell>
          <table:table-cell office:value-type="float" office:value="340057">
            <text:p>340057</text:p>
          </table:table-cell>
          <table:table-cell table:formula="of:=[.G12]/12096" office:value-type="float" office:value="28.1131779100529">
            <text:p>28.1131779101</text:p>
          </table:table-cell>
          <table:table-cell/>
          <table:table-cell office:value-type="string">
            <text:p>11/06/2020</text:p>
          </table:table-cell>
          <table:table-cell office:value-type="string">
            <text:p>05:52</text:p>
          </table:table-cell>
          <table:table-cell office:value-type="string">
            <text:p>PM</text:p>
          </table:table-cell>
          <table:table-cell office:value-type="float" office:value="2635">
            <text:p>2635</text:p>
          </table:table-cell>
          <table:table-cell office:value-type="string">
            <text:p>DuckSmall</text:p>
          </table:table-cell>
          <table:table-cell office:value-type="float" office:value="250">
            <text:p>250</text:p>
          </table:table-cell>
          <table:table-cell office:value-type="float" office:value="292366">
            <text:p>292366</text:p>
          </table:table-cell>
          <table:table-cell table:formula="of:=[.P12]/12096" office:value-type="float" office:value="24.1704695767196">
            <text:p>24.170469576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1</text:p>
          </table:table-cell>
          <table:table-cell office:value-type="string">
            <text:p>AM</text:p>
          </table:table-cell>
          <table:table-cell office:value-type="float" office:value="3618">
            <text:p>3618</text:p>
          </table:table-cell>
          <table:table-cell office:value-type="string">
            <text:p>DuckSmall</text:p>
          </table:table-cell>
          <table:table-cell office:value-type="float" office:value="275">
            <text:p>275</text:p>
          </table:table-cell>
          <table:table-cell office:value-type="float" office:value="339708">
            <text:p>339708</text:p>
          </table:table-cell>
          <table:table-cell table:formula="of:=[.G13]/12096" office:value-type="float" office:value="28.0843253968254">
            <text:p>28.0843253968</text:p>
          </table:table-cell>
          <table:table-cell/>
          <table:table-cell office:value-type="string">
            <text:p>11/06/2020</text:p>
          </table:table-cell>
          <table:table-cell office:value-type="string">
            <text:p>06:03</text:p>
          </table:table-cell>
          <table:table-cell office:value-type="string">
            <text:p>PM</text:p>
          </table:table-cell>
          <table:table-cell office:value-type="float" office:value="2635">
            <text:p>2635</text:p>
          </table:table-cell>
          <table:table-cell office:value-type="string">
            <text:p>DuckSmall</text:p>
          </table:table-cell>
          <table:table-cell office:value-type="float" office:value="275">
            <text:p>275</text:p>
          </table:table-cell>
          <table:table-cell office:value-type="float" office:value="292366">
            <text:p>292366</text:p>
          </table:table-cell>
          <table:table-cell table:formula="of:=[.P13]/12096" office:value-type="float" office:value="24.1704695767196">
            <text:p>24.170469576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3</text:p>
          </table:table-cell>
          <table:table-cell office:value-type="string">
            <text:p>AM</text:p>
          </table:table-cell>
          <table:table-cell office:value-type="float" office:value="3637">
            <text:p>3637</text:p>
          </table:table-cell>
          <table:table-cell office:value-type="string">
            <text:p>DuckSmall</text:p>
          </table:table-cell>
          <table:table-cell office:value-type="float" office:value="300">
            <text:p>300</text:p>
          </table:table-cell>
          <table:table-cell office:value-type="float" office:value="339075">
            <text:p>339075</text:p>
          </table:table-cell>
          <table:table-cell table:formula="of:=[.G14]/12096" office:value-type="float" office:value="28.031994047619">
            <text:p>28.0319940476</text:p>
          </table:table-cell>
          <table:table-cell/>
          <table:table-cell office:value-type="string">
            <text:p>11/06/2020</text:p>
          </table:table-cell>
          <table:table-cell office:value-type="string">
            <text:p>06:14</text:p>
          </table:table-cell>
          <table:table-cell office:value-type="string">
            <text:p>PM</text:p>
          </table:table-cell>
          <table:table-cell office:value-type="float" office:value="2623">
            <text:p>2623</text:p>
          </table:table-cell>
          <table:table-cell office:value-type="string">
            <text:p>DuckSmall</text:p>
          </table:table-cell>
          <table:table-cell office:value-type="float" office:value="300">
            <text:p>300</text:p>
          </table:table-cell>
          <table:table-cell office:value-type="float" office:value="292085">
            <text:p>292085</text:p>
          </table:table-cell>
          <table:table-cell table:formula="of:=[.P14]/12096" office:value-type="float" office:value="24.1472387566138">
            <text:p>24.147238756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5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325">
            <text:p>325</text:p>
          </table:table-cell>
          <table:table-cell office:value-type="float" office:value="337752">
            <text:p>337752</text:p>
          </table:table-cell>
          <table:table-cell table:formula="of:=[.G15]/12096" office:value-type="float" office:value="27.922619047619">
            <text:p>27.9226190476</text:p>
          </table:table-cell>
          <table:table-cell/>
          <table:table-cell office:value-type="string">
            <text:p>11/06/2020</text:p>
          </table:table-cell>
          <table:table-cell office:value-type="string">
            <text:p>06:26</text:p>
          </table:table-cell>
          <table:table-cell office:value-type="string">
            <text:p>PM</text:p>
          </table:table-cell>
          <table:table-cell office:value-type="float" office:value="2625">
            <text:p>2625</text:p>
          </table:table-cell>
          <table:table-cell office:value-type="string">
            <text:p>DuckSmall</text:p>
          </table:table-cell>
          <table:table-cell office:value-type="float" office:value="325">
            <text:p>325</text:p>
          </table:table-cell>
          <table:table-cell office:value-type="float" office:value="291016">
            <text:p>291016</text:p>
          </table:table-cell>
          <table:table-cell table:formula="of:=[.P15]/12096" office:value-type="float" office:value="24.0588624338624">
            <text:p>24.058862433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7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350">
            <text:p>350</text:p>
          </table:table-cell>
          <table:table-cell office:value-type="float" office:value="337678">
            <text:p>337678</text:p>
          </table:table-cell>
          <table:table-cell table:formula="of:=[.G16]/12096" office:value-type="float" office:value="27.9165013227513">
            <text:p>27.9165013228</text:p>
          </table:table-cell>
          <table:table-cell/>
          <table:table-cell office:value-type="string">
            <text:p>11/06/2020</text:p>
          </table:table-cell>
          <table:table-cell office:value-type="string">
            <text:p>06:37</text:p>
          </table:table-cell>
          <table:table-cell office:value-type="string">
            <text:p>PM</text:p>
          </table:table-cell>
          <table:table-cell office:value-type="float" office:value="2673">
            <text:p>2673</text:p>
          </table:table-cell>
          <table:table-cell office:value-type="string">
            <text:p>DuckSmall</text:p>
          </table:table-cell>
          <table:table-cell office:value-type="float" office:value="350">
            <text:p>350</text:p>
          </table:table-cell>
          <table:table-cell office:value-type="float" office:value="289547">
            <text:p>289547</text:p>
          </table:table-cell>
          <table:table-cell table:formula="of:=[.P16]/12096" office:value-type="float" office:value="23.9374173280423">
            <text:p>23.9374173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3:59</text:p>
          </table:table-cell>
          <table:table-cell office:value-type="string">
            <text:p>AM</text:p>
          </table:table-cell>
          <table:table-cell office:value-type="float" office:value="3635">
            <text:p>3635</text:p>
          </table:table-cell>
          <table:table-cell office:value-type="string">
            <text:p>DuckSmall</text:p>
          </table:table-cell>
          <table:table-cell office:value-type="float" office:value="375">
            <text:p>375</text:p>
          </table:table-cell>
          <table:table-cell office:value-type="float" office:value="334956">
            <text:p>334956</text:p>
          </table:table-cell>
          <table:table-cell table:formula="of:=[.G17]/12096" office:value-type="float" office:value="27.6914682539683">
            <text:p>27.691468254</text:p>
          </table:table-cell>
          <table:table-cell/>
          <table:table-cell office:value-type="string">
            <text:p>11/06/2020</text:p>
          </table:table-cell>
          <table:table-cell office:value-type="string">
            <text:p>06:49</text:p>
          </table:table-cell>
          <table:table-cell office:value-type="string">
            <text:p>PM</text:p>
          </table:table-cell>
          <table:table-cell office:value-type="float" office:value="2673">
            <text:p>2673</text:p>
          </table:table-cell>
          <table:table-cell office:value-type="string">
            <text:p>DuckSmall</text:p>
          </table:table-cell>
          <table:table-cell office:value-type="float" office:value="375">
            <text:p>375</text:p>
          </table:table-cell>
          <table:table-cell office:value-type="float" office:value="289547">
            <text:p>289547</text:p>
          </table:table-cell>
          <table:table-cell table:formula="of:=[.P17]/12096" office:value-type="float" office:value="23.9374173280423">
            <text:p>23.9374173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1</text:p>
          </table:table-cell>
          <table:table-cell office:value-type="string">
            <text:p>AM</text:p>
          </table:table-cell>
          <table:table-cell office:value-type="float" office:value="3589">
            <text:p>3589</text:p>
          </table:table-cell>
          <table:table-cell office:value-type="string">
            <text:p>DuckSmall</text:p>
          </table:table-cell>
          <table:table-cell office:value-type="float" office:value="400">
            <text:p>400</text:p>
          </table:table-cell>
          <table:table-cell office:value-type="float" office:value="334054">
            <text:p>334054</text:p>
          </table:table-cell>
          <table:table-cell table:formula="of:=[.G18]/12096" office:value-type="float" office:value="27.6168981481481">
            <text:p>27.6168981481</text:p>
          </table:table-cell>
          <table:table-cell/>
          <table:table-cell office:value-type="string">
            <text:p>11/06/2020</text:p>
          </table:table-cell>
          <table:table-cell office:value-type="string">
            <text:p>07:00</text:p>
          </table:table-cell>
          <table:table-cell office:value-type="string">
            <text:p>PM</text:p>
          </table:table-cell>
          <table:table-cell office:value-type="float" office:value="2673">
            <text:p>2673</text:p>
          </table:table-cell>
          <table:table-cell office:value-type="string">
            <text:p>DuckSmall</text:p>
          </table:table-cell>
          <table:table-cell office:value-type="float" office:value="400">
            <text:p>400</text:p>
          </table:table-cell>
          <table:table-cell office:value-type="float" office:value="289547">
            <text:p>289547</text:p>
          </table:table-cell>
          <table:table-cell table:formula="of:=[.P18]/12096" office:value-type="float" office:value="23.9374173280423">
            <text:p>23.9374173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4</text:p>
          </table:table-cell>
          <table:table-cell office:value-type="string">
            <text:p>AM</text:p>
          </table:table-cell>
          <table:table-cell office:value-type="float" office:value="3566">
            <text:p>3566</text:p>
          </table:table-cell>
          <table:table-cell office:value-type="string">
            <text:p>DuckSmall</text:p>
          </table:table-cell>
          <table:table-cell office:value-type="float" office:value="425">
            <text:p>425</text:p>
          </table:table-cell>
          <table:table-cell office:value-type="float" office:value="333034">
            <text:p>333034</text:p>
          </table:table-cell>
          <table:table-cell table:formula="of:=[.G19]/12096" office:value-type="float" office:value="27.5325727513227">
            <text:p>27.5325727513</text:p>
          </table:table-cell>
          <table:table-cell/>
          <table:table-cell office:value-type="string">
            <text:p>11/06/2020</text:p>
          </table:table-cell>
          <table:table-cell office:value-type="string">
            <text:p>07:11</text:p>
          </table:table-cell>
          <table:table-cell office:value-type="string">
            <text:p>PM</text:p>
          </table:table-cell>
          <table:table-cell office:value-type="float" office:value="2658">
            <text:p>2658</text:p>
          </table:table-cell>
          <table:table-cell office:value-type="string">
            <text:p>DuckSmall</text:p>
          </table:table-cell>
          <table:table-cell office:value-type="float" office:value="425">
            <text:p>425</text:p>
          </table:table-cell>
          <table:table-cell office:value-type="float" office:value="288419">
            <text:p>288419</text:p>
          </table:table-cell>
          <table:table-cell table:formula="of:=[.P19]/12096" office:value-type="float" office:value="23.8441633597884">
            <text:p>23.844163359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6</text:p>
          </table:table-cell>
          <table:table-cell office:value-type="string">
            <text:p>AM</text:p>
          </table:table-cell>
          <table:table-cell office:value-type="float" office:value="3564">
            <text:p>3564</text:p>
          </table:table-cell>
          <table:table-cell office:value-type="string">
            <text:p>DuckSmall</text:p>
          </table:table-cell>
          <table:table-cell office:value-type="float" office:value="450">
            <text:p>450</text:p>
          </table:table-cell>
          <table:table-cell office:value-type="float" office:value="332636">
            <text:p>332636</text:p>
          </table:table-cell>
          <table:table-cell table:formula="of:=[.G20]/12096" office:value-type="float" office:value="27.4996693121693">
            <text:p>27.4996693122</text:p>
          </table:table-cell>
          <table:table-cell/>
          <table:table-cell office:value-type="string">
            <text:p>11/06/2020</text:p>
          </table:table-cell>
          <table:table-cell office:value-type="string">
            <text:p>07:23</text:p>
          </table:table-cell>
          <table:table-cell office:value-type="string">
            <text:p>PM</text:p>
          </table:table-cell>
          <table:table-cell office:value-type="float" office:value="2658">
            <text:p>2658</text:p>
          </table:table-cell>
          <table:table-cell office:value-type="string">
            <text:p>DuckSmall</text:p>
          </table:table-cell>
          <table:table-cell office:value-type="float" office:value="450">
            <text:p>450</text:p>
          </table:table-cell>
          <table:table-cell office:value-type="float" office:value="288419">
            <text:p>288419</text:p>
          </table:table-cell>
          <table:table-cell table:formula="of:=[.P20]/12096" office:value-type="float" office:value="23.8441633597884">
            <text:p>23.844163359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08</text:p>
          </table:table-cell>
          <table:table-cell office:value-type="string">
            <text:p>AM</text:p>
          </table:table-cell>
          <table:table-cell office:value-type="float" office:value="3582">
            <text:p>3582</text:p>
          </table:table-cell>
          <table:table-cell office:value-type="string">
            <text:p>DuckSmall</text:p>
          </table:table-cell>
          <table:table-cell office:value-type="float" office:value="475">
            <text:p>475</text:p>
          </table:table-cell>
          <table:table-cell office:value-type="float" office:value="331761">
            <text:p>331761</text:p>
          </table:table-cell>
          <table:table-cell table:formula="of:=[.G21]/12096" office:value-type="float" office:value="27.4273313492063">
            <text:p>27.4273313492</text:p>
          </table:table-cell>
          <table:table-cell/>
          <table:table-cell office:value-type="string">
            <text:p>11/06/2020</text:p>
          </table:table-cell>
          <table:table-cell office:value-type="string">
            <text:p>07:34</text:p>
          </table:table-cell>
          <table:table-cell office:value-type="string">
            <text:p>PM</text:p>
          </table:table-cell>
          <table:table-cell office:value-type="float" office:value="2683">
            <text:p>2683</text:p>
          </table:table-cell>
          <table:table-cell office:value-type="string">
            <text:p>DuckSmall</text:p>
          </table:table-cell>
          <table:table-cell office:value-type="float" office:value="475">
            <text:p>475</text:p>
          </table:table-cell>
          <table:table-cell office:value-type="float" office:value="288241">
            <text:p>288241</text:p>
          </table:table-cell>
          <table:table-cell table:formula="of:=[.P21]/12096" office:value-type="float" office:value="23.8294477513227">
            <text:p>23.829447751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0</text:p>
          </table:table-cell>
          <table:table-cell office:value-type="string">
            <text:p>AM</text:p>
          </table:table-cell>
          <table:table-cell office:value-type="float" office:value="3570">
            <text:p>3570</text:p>
          </table:table-cell>
          <table:table-cell office:value-type="string">
            <text:p>DuckSmall</text:p>
          </table:table-cell>
          <table:table-cell office:value-type="float" office:value="500">
            <text:p>500</text:p>
          </table:table-cell>
          <table:table-cell office:value-type="float" office:value="331685">
            <text:p>331685</text:p>
          </table:table-cell>
          <table:table-cell table:formula="of:=[.G22]/12096" office:value-type="float" office:value="27.4210482804233">
            <text:p>27.421048280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2</text:p>
          </table:table-cell>
          <table:table-cell office:value-type="string">
            <text:p>AM</text:p>
          </table:table-cell>
          <table:table-cell office:value-type="float" office:value="3563">
            <text:p>3563</text:p>
          </table:table-cell>
          <table:table-cell office:value-type="string">
            <text:p>DuckSmall</text:p>
          </table:table-cell>
          <table:table-cell office:value-type="float" office:value="525">
            <text:p>525</text:p>
          </table:table-cell>
          <table:table-cell office:value-type="float" office:value="331486">
            <text:p>331486</text:p>
          </table:table-cell>
          <table:table-cell table:formula="of:=[.G23]/12096" office:value-type="float" office:value="27.4045965608466">
            <text:p>27.40459656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5</text:p>
          </table:table-cell>
          <table:table-cell office:value-type="string">
            <text:p>AM</text:p>
          </table:table-cell>
          <table:table-cell office:value-type="float" office:value="3563">
            <text:p>3563</text:p>
          </table:table-cell>
          <table:table-cell office:value-type="string">
            <text:p>DuckSmall</text:p>
          </table:table-cell>
          <table:table-cell office:value-type="float" office:value="550">
            <text:p>550</text:p>
          </table:table-cell>
          <table:table-cell office:value-type="float" office:value="331486">
            <text:p>331486</text:p>
          </table:table-cell>
          <table:table-cell table:formula="of:=[.G24]/12096" office:value-type="float" office:value="27.4045965608466">
            <text:p>27.40459656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7</text:p>
          </table:table-cell>
          <table:table-cell office:value-type="string">
            <text:p>AM</text:p>
          </table:table-cell>
          <table:table-cell office:value-type="float" office:value="3590">
            <text:p>3590</text:p>
          </table:table-cell>
          <table:table-cell office:value-type="string">
            <text:p>DuckSmall</text:p>
          </table:table-cell>
          <table:table-cell office:value-type="float" office:value="575">
            <text:p>575</text:p>
          </table:table-cell>
          <table:table-cell office:value-type="float" office:value="330723">
            <text:p>330723</text:p>
          </table:table-cell>
          <table:table-cell table:formula="of:=[.G25]/12096" office:value-type="float" office:value="27.3415178571429">
            <text:p>27.341517857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19</text:p>
          </table:table-cell>
          <table:table-cell office:value-type="string">
            <text:p>AM</text:p>
          </table:table-cell>
          <table:table-cell office:value-type="float" office:value="3586">
            <text:p>3586</text:p>
          </table:table-cell>
          <table:table-cell office:value-type="string">
            <text:p>DuckSmall</text:p>
          </table:table-cell>
          <table:table-cell office:value-type="float" office:value="600">
            <text:p>600</text:p>
          </table:table-cell>
          <table:table-cell office:value-type="float" office:value="330703">
            <text:p>330703</text:p>
          </table:table-cell>
          <table:table-cell table:formula="of:=[.G26]/12096" office:value-type="float" office:value="27.3398644179894">
            <text:p>27.33986441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1</text:p>
          </table:table-cell>
          <table:table-cell office:value-type="string">
            <text:p>AM</text:p>
          </table:table-cell>
          <table:table-cell office:value-type="float" office:value="3586">
            <text:p>3586</text:p>
          </table:table-cell>
          <table:table-cell office:value-type="string">
            <text:p>DuckSmall</text:p>
          </table:table-cell>
          <table:table-cell office:value-type="float" office:value="625">
            <text:p>625</text:p>
          </table:table-cell>
          <table:table-cell office:value-type="float" office:value="330703">
            <text:p>330703</text:p>
          </table:table-cell>
          <table:table-cell table:formula="of:=[.G27]/12096" office:value-type="float" office:value="27.3398644179894">
            <text:p>27.33986441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3</text:p>
          </table:table-cell>
          <table:table-cell office:value-type="string">
            <text:p>AM</text:p>
          </table:table-cell>
          <table:table-cell office:value-type="float" office:value="3527">
            <text:p>3527</text:p>
          </table:table-cell>
          <table:table-cell office:value-type="string">
            <text:p>DuckSmall</text:p>
          </table:table-cell>
          <table:table-cell office:value-type="float" office:value="650">
            <text:p>650</text:p>
          </table:table-cell>
          <table:table-cell office:value-type="float" office:value="329506">
            <text:p>329506</text:p>
          </table:table-cell>
          <table:table-cell table:formula="of:=[.G28]/12096" office:value-type="float" office:value="27.2409060846561">
            <text:p>27.240906084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5</text:p>
          </table:table-cell>
          <table:table-cell office:value-type="string">
            <text:p>AM</text:p>
          </table:table-cell>
          <table:table-cell office:value-type="float" office:value="3527">
            <text:p>3527</text:p>
          </table:table-cell>
          <table:table-cell office:value-type="string">
            <text:p>DuckSmall</text:p>
          </table:table-cell>
          <table:table-cell office:value-type="float" office:value="675">
            <text:p>675</text:p>
          </table:table-cell>
          <table:table-cell office:value-type="float" office:value="329506">
            <text:p>329506</text:p>
          </table:table-cell>
          <table:table-cell table:formula="of:=[.G29]/12096" office:value-type="float" office:value="27.2409060846561">
            <text:p>27.240906084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27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00">
            <text:p>700</text:p>
          </table:table-cell>
          <table:table-cell office:value-type="float" office:value="328728">
            <text:p>328728</text:p>
          </table:table-cell>
          <table:table-cell table:formula="of:=[.G30]/12096" office:value-type="float" office:value="27.1765873015873">
            <text:p>27.176587301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0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25">
            <text:p>725</text:p>
          </table:table-cell>
          <table:table-cell office:value-type="float" office:value="328728">
            <text:p>328728</text:p>
          </table:table-cell>
          <table:table-cell table:formula="of:=[.G31]/12096" office:value-type="float" office:value="27.1765873015873">
            <text:p>27.176587301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2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50">
            <text:p>750</text:p>
          </table:table-cell>
          <table:table-cell office:value-type="float" office:value="328728">
            <text:p>328728</text:p>
          </table:table-cell>
          <table:table-cell table:formula="of:=[.G32]/12096" office:value-type="float" office:value="27.1765873015873">
            <text:p>27.176587301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4</text:p>
          </table:table-cell>
          <table:table-cell office:value-type="string">
            <text:p>AM</text:p>
          </table:table-cell>
          <table:table-cell office:value-type="float" office:value="3536">
            <text:p>3536</text:p>
          </table:table-cell>
          <table:table-cell office:value-type="string">
            <text:p>DuckSmall</text:p>
          </table:table-cell>
          <table:table-cell office:value-type="float" office:value="775">
            <text:p>775</text:p>
          </table:table-cell>
          <table:table-cell office:value-type="float" office:value="328728">
            <text:p>328728</text:p>
          </table:table-cell>
          <table:table-cell table:formula="of:=[.G33]/12096" office:value-type="float" office:value="27.1765873015873">
            <text:p>27.176587301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6</text:p>
          </table:table-cell>
          <table:table-cell office:value-type="string">
            <text:p>AM</text:p>
          </table:table-cell>
          <table:table-cell office:value-type="float" office:value="3577">
            <text:p>3577</text:p>
          </table:table-cell>
          <table:table-cell office:value-type="string">
            <text:p>DuckSmall</text:p>
          </table:table-cell>
          <table:table-cell office:value-type="float" office:value="800">
            <text:p>800</text:p>
          </table:table-cell>
          <table:table-cell office:value-type="float" office:value="328652">
            <text:p>328652</text:p>
          </table:table-cell>
          <table:table-cell table:formula="of:=[.G34]/12096" office:value-type="float" office:value="27.1703042328042">
            <text:p>27.170304232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38</text:p>
          </table:table-cell>
          <table:table-cell office:value-type="string">
            <text:p>AM</text:p>
          </table:table-cell>
          <table:table-cell office:value-type="float" office:value="3577">
            <text:p>3577</text:p>
          </table:table-cell>
          <table:table-cell office:value-type="string">
            <text:p>DuckSmall</text:p>
          </table:table-cell>
          <table:table-cell office:value-type="float" office:value="825">
            <text:p>825</text:p>
          </table:table-cell>
          <table:table-cell office:value-type="float" office:value="328652">
            <text:p>328652</text:p>
          </table:table-cell>
          <table:table-cell table:formula="of:=[.G35]/12096" office:value-type="float" office:value="27.1703042328042">
            <text:p>27.170304232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0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850">
            <text:p>850</text:p>
          </table:table-cell>
          <table:table-cell office:value-type="float" office:value="326383">
            <text:p>326383</text:p>
          </table:table-cell>
          <table:table-cell table:formula="of:=[.G36]/12096" office:value-type="float" office:value="26.9827215608466">
            <text:p>26.98272156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3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875">
            <text:p>875</text:p>
          </table:table-cell>
          <table:table-cell office:value-type="float" office:value="326383">
            <text:p>326383</text:p>
          </table:table-cell>
          <table:table-cell table:formula="of:=[.G37]/12096" office:value-type="float" office:value="26.9827215608466">
            <text:p>26.98272156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5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900">
            <text:p>900</text:p>
          </table:table-cell>
          <table:table-cell office:value-type="float" office:value="326383">
            <text:p>326383</text:p>
          </table:table-cell>
          <table:table-cell table:formula="of:=[.G38]/12096" office:value-type="float" office:value="26.9827215608466">
            <text:p>26.98272156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7</text:p>
          </table:table-cell>
          <table:table-cell office:value-type="string">
            <text:p>AM</text:p>
          </table:table-cell>
          <table:table-cell office:value-type="float" office:value="3554">
            <text:p>3554</text:p>
          </table:table-cell>
          <table:table-cell office:value-type="string">
            <text:p>DuckSmall</text:p>
          </table:table-cell>
          <table:table-cell office:value-type="float" office:value="925">
            <text:p>925</text:p>
          </table:table-cell>
          <table:table-cell office:value-type="float" office:value="325850">
            <text:p>325850</text:p>
          </table:table-cell>
          <table:table-cell table:formula="of:=[.G39]/12096" office:value-type="float" office:value="26.9386574074074">
            <text:p>26.938657407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49</text:p>
          </table:table-cell>
          <table:table-cell office:value-type="string">
            <text:p>AM</text:p>
          </table:table-cell>
          <table:table-cell office:value-type="float" office:value="3556">
            <text:p>3556</text:p>
          </table:table-cell>
          <table:table-cell office:value-type="string">
            <text:p>DuckSmall</text:p>
          </table:table-cell>
          <table:table-cell office:value-type="float" office:value="950">
            <text:p>950</text:p>
          </table:table-cell>
          <table:table-cell office:value-type="float" office:value="325661">
            <text:p>325661</text:p>
          </table:table-cell>
          <table:table-cell table:formula="of:=[.G40]/12096" office:value-type="float" office:value="26.9230324074074">
            <text:p>26.923032407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1</text:p>
          </table:table-cell>
          <table:table-cell office:value-type="string">
            <text:p>AM</text:p>
          </table:table-cell>
          <table:table-cell office:value-type="float" office:value="3522">
            <text:p>3522</text:p>
          </table:table-cell>
          <table:table-cell office:value-type="string">
            <text:p>DuckSmall</text:p>
          </table:table-cell>
          <table:table-cell office:value-type="float" office:value="975">
            <text:p>975</text:p>
          </table:table-cell>
          <table:table-cell office:value-type="float" office:value="325585">
            <text:p>325585</text:p>
          </table:table-cell>
          <table:table-cell table:formula="of:=[.G41]/12096" office:value-type="float" office:value="26.9167493386243">
            <text:p>26.916749338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3</text:p>
          </table:table-cell>
          <table:table-cell office:value-type="string">
            <text:p>AM</text:p>
          </table:table-cell>
          <table:table-cell office:value-type="float" office:value="3522">
            <text:p>3522</text:p>
          </table:table-cell>
          <table:table-cell office:value-type="string">
            <text:p>DuckSmall</text:p>
          </table:table-cell>
          <table:table-cell office:value-type="float" office:value="1000">
            <text:p>1000</text:p>
          </table:table-cell>
          <table:table-cell office:value-type="float" office:value="325585">
            <text:p>325585</text:p>
          </table:table-cell>
          <table:table-cell table:formula="of:=[.G42]/12096" office:value-type="float" office:value="26.9167493386243">
            <text:p>26.916749338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6</text:p>
          </table:table-cell>
          <table:table-cell office:value-type="string">
            <text:p>AM</text:p>
          </table:table-cell>
          <table:table-cell office:value-type="float" office:value="3587">
            <text:p>3587</text:p>
          </table:table-cell>
          <table:table-cell office:value-type="string">
            <text:p>DuckSmall</text:p>
          </table:table-cell>
          <table:table-cell office:value-type="float" office:value="1025">
            <text:p>1025</text:p>
          </table:table-cell>
          <table:table-cell office:value-type="float" office:value="324459">
            <text:p>324459</text:p>
          </table:table-cell>
          <table:table-cell table:formula="of:=[.G43]/12096" office:value-type="float" office:value="26.8236607142857">
            <text:p>26.823660714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4:58</text:p>
          </table:table-cell>
          <table:table-cell office:value-type="string">
            <text:p>AM</text:p>
          </table:table-cell>
          <table:table-cell office:value-type="float" office:value="3607">
            <text:p>3607</text:p>
          </table:table-cell>
          <table:table-cell office:value-type="string">
            <text:p>DuckSmall</text:p>
          </table:table-cell>
          <table:table-cell office:value-type="float" office:value="1050">
            <text:p>1050</text:p>
          </table:table-cell>
          <table:table-cell office:value-type="float" office:value="322040">
            <text:p>322040</text:p>
          </table:table-cell>
          <table:table-cell table:formula="of:=[.G44]/12096" office:value-type="float" office:value="26.6236772486772">
            <text:p>26.623677248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0</text:p>
          </table:table-cell>
          <table:table-cell office:value-type="string">
            <text:p>AM</text:p>
          </table:table-cell>
          <table:table-cell office:value-type="float" office:value="3613">
            <text:p>3613</text:p>
          </table:table-cell>
          <table:table-cell office:value-type="string">
            <text:p>DuckSmall</text:p>
          </table:table-cell>
          <table:table-cell office:value-type="float" office:value="1075">
            <text:p>1075</text:p>
          </table:table-cell>
          <table:table-cell office:value-type="float" office:value="321752">
            <text:p>321752</text:p>
          </table:table-cell>
          <table:table-cell table:formula="of:=[.G45]/12096" office:value-type="float" office:value="26.5998677248677">
            <text:p>26.599867724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2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100">
            <text:p>1100</text:p>
          </table:table-cell>
          <table:table-cell office:value-type="float" office:value="320970">
            <text:p>320970</text:p>
          </table:table-cell>
          <table:table-cell table:formula="of:=[.G46]/12096" office:value-type="float" office:value="26.5352182539683">
            <text:p>26.53521825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4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125">
            <text:p>1125</text:p>
          </table:table-cell>
          <table:table-cell office:value-type="float" office:value="320970">
            <text:p>320970</text:p>
          </table:table-cell>
          <table:table-cell table:formula="of:=[.G47]/12096" office:value-type="float" office:value="26.5352182539683">
            <text:p>26.53521825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6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150">
            <text:p>1150</text:p>
          </table:table-cell>
          <table:table-cell office:value-type="float" office:value="320970">
            <text:p>320970</text:p>
          </table:table-cell>
          <table:table-cell table:formula="of:=[.G48]/12096" office:value-type="float" office:value="26.5352182539683">
            <text:p>26.53521825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08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175">
            <text:p>1175</text:p>
          </table:table-cell>
          <table:table-cell office:value-type="float" office:value="320744">
            <text:p>320744</text:p>
          </table:table-cell>
          <table:table-cell table:formula="of:=[.G49]/12096" office:value-type="float" office:value="26.5165343915344">
            <text:p>26.516534391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1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200">
            <text:p>1200</text:p>
          </table:table-cell>
          <table:table-cell office:value-type="float" office:value="320744">
            <text:p>320744</text:p>
          </table:table-cell>
          <table:table-cell table:formula="of:=[.G50]/12096" office:value-type="float" office:value="26.5165343915344">
            <text:p>26.516534391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3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225">
            <text:p>1225</text:p>
          </table:table-cell>
          <table:table-cell office:value-type="float" office:value="320663">
            <text:p>320663</text:p>
          </table:table-cell>
          <table:table-cell table:formula="of:=[.G51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5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250">
            <text:p>1250</text:p>
          </table:table-cell>
          <table:table-cell office:value-type="float" office:value="320663">
            <text:p>320663</text:p>
          </table:table-cell>
          <table:table-cell table:formula="of:=[.G52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7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275">
            <text:p>1275</text:p>
          </table:table-cell>
          <table:table-cell office:value-type="float" office:value="320663">
            <text:p>320663</text:p>
          </table:table-cell>
          <table:table-cell table:formula="of:=[.G53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19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00">
            <text:p>1300</text:p>
          </table:table-cell>
          <table:table-cell office:value-type="float" office:value="320663">
            <text:p>320663</text:p>
          </table:table-cell>
          <table:table-cell table:formula="of:=[.G54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1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25">
            <text:p>1325</text:p>
          </table:table-cell>
          <table:table-cell office:value-type="float" office:value="320663">
            <text:p>320663</text:p>
          </table:table-cell>
          <table:table-cell table:formula="of:=[.G55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4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50">
            <text:p>1350</text:p>
          </table:table-cell>
          <table:table-cell office:value-type="float" office:value="320663">
            <text:p>320663</text:p>
          </table:table-cell>
          <table:table-cell table:formula="of:=[.G56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6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375">
            <text:p>1375</text:p>
          </table:table-cell>
          <table:table-cell office:value-type="float" office:value="320663">
            <text:p>320663</text:p>
          </table:table-cell>
          <table:table-cell table:formula="of:=[.G57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28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400">
            <text:p>1400</text:p>
          </table:table-cell>
          <table:table-cell office:value-type="float" office:value="320663">
            <text:p>320663</text:p>
          </table:table-cell>
          <table:table-cell table:formula="of:=[.G58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0</text:p>
          </table:table-cell>
          <table:table-cell office:value-type="string">
            <text:p>AM</text:p>
          </table:table-cell>
          <table:table-cell office:value-type="float" office:value="3614">
            <text:p>3614</text:p>
          </table:table-cell>
          <table:table-cell office:value-type="string">
            <text:p>DuckSmall</text:p>
          </table:table-cell>
          <table:table-cell office:value-type="float" office:value="1425">
            <text:p>1425</text:p>
          </table:table-cell>
          <table:table-cell office:value-type="float" office:value="320663">
            <text:p>320663</text:p>
          </table:table-cell>
          <table:table-cell table:formula="of:=[.G59]/12096" office:value-type="float" office:value="26.509837962963">
            <text:p>26.50983796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2</text:p>
          </table:table-cell>
          <table:table-cell office:value-type="string">
            <text:p>AM</text:p>
          </table:table-cell>
          <table:table-cell office:value-type="float" office:value="3610">
            <text:p>3610</text:p>
          </table:table-cell>
          <table:table-cell office:value-type="string">
            <text:p>DuckSmall</text:p>
          </table:table-cell>
          <table:table-cell office:value-type="float" office:value="1450">
            <text:p>1450</text:p>
          </table:table-cell>
          <table:table-cell office:value-type="float" office:value="320186">
            <text:p>320186</text:p>
          </table:table-cell>
          <table:table-cell table:formula="of:=[.G60]/12096" office:value-type="float" office:value="26.4704034391534">
            <text:p>26.470403439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4</text:p>
          </table:table-cell>
          <table:table-cell office:value-type="string">
            <text:p>AM</text:p>
          </table:table-cell>
          <table:table-cell office:value-type="float" office:value="3610">
            <text:p>3610</text:p>
          </table:table-cell>
          <table:table-cell office:value-type="string">
            <text:p>DuckSmall</text:p>
          </table:table-cell>
          <table:table-cell office:value-type="float" office:value="1475">
            <text:p>1475</text:p>
          </table:table-cell>
          <table:table-cell office:value-type="float" office:value="320186">
            <text:p>320186</text:p>
          </table:table-cell>
          <table:table-cell table:formula="of:=[.G61]/12096" office:value-type="float" office:value="26.4704034391534">
            <text:p>26.470403439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6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1500">
            <text:p>1500</text:p>
          </table:table-cell>
          <table:table-cell office:value-type="float" office:value="320160">
            <text:p>320160</text:p>
          </table:table-cell>
          <table:table-cell table:formula="of:=[.G62]/12096" office:value-type="float" office:value="26.468253968254">
            <text:p>26.468253968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39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1525">
            <text:p>1525</text:p>
          </table:table-cell>
          <table:table-cell office:value-type="float" office:value="320160">
            <text:p>320160</text:p>
          </table:table-cell>
          <table:table-cell table:formula="of:=[.G63]/12096" office:value-type="float" office:value="26.468253968254">
            <text:p>26.468253968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1</text:p>
          </table:table-cell>
          <table:table-cell office:value-type="string">
            <text:p>AM</text:p>
          </table:table-cell>
          <table:table-cell office:value-type="float" office:value="3600">
            <text:p>3600</text:p>
          </table:table-cell>
          <table:table-cell office:value-type="string">
            <text:p>DuckSmall</text:p>
          </table:table-cell>
          <table:table-cell office:value-type="float" office:value="1550">
            <text:p>1550</text:p>
          </table:table-cell>
          <table:table-cell office:value-type="float" office:value="320160">
            <text:p>320160</text:p>
          </table:table-cell>
          <table:table-cell table:formula="of:=[.G64]/12096" office:value-type="float" office:value="26.468253968254">
            <text:p>26.468253968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3</text:p>
          </table:table-cell>
          <table:table-cell office:value-type="string">
            <text:p>AM</text:p>
          </table:table-cell>
          <table:table-cell office:value-type="float" office:value="3593">
            <text:p>3593</text:p>
          </table:table-cell>
          <table:table-cell office:value-type="string">
            <text:p>DuckSmall</text:p>
          </table:table-cell>
          <table:table-cell office:value-type="float" office:value="1575">
            <text:p>1575</text:p>
          </table:table-cell>
          <table:table-cell office:value-type="float" office:value="320077">
            <text:p>320077</text:p>
          </table:table-cell>
          <table:table-cell table:formula="of:=[.G65]/12096" office:value-type="float" office:value="26.4613921957672">
            <text:p>26.461392195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5</text:p>
          </table:table-cell>
          <table:table-cell office:value-type="string">
            <text:p>AM</text:p>
          </table:table-cell>
          <table:table-cell office:value-type="float" office:value="3593">
            <text:p>3593</text:p>
          </table:table-cell>
          <table:table-cell office:value-type="string">
            <text:p>DuckSmall</text:p>
          </table:table-cell>
          <table:table-cell office:value-type="float" office:value="1600">
            <text:p>1600</text:p>
          </table:table-cell>
          <table:table-cell office:value-type="float" office:value="320077">
            <text:p>320077</text:p>
          </table:table-cell>
          <table:table-cell table:formula="of:=[.G66]/12096" office:value-type="float" office:value="26.4613921957672">
            <text:p>26.461392195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7</text:p>
          </table:table-cell>
          <table:table-cell office:value-type="string">
            <text:p>AM</text:p>
          </table:table-cell>
          <table:table-cell office:value-type="float" office:value="3595">
            <text:p>3595</text:p>
          </table:table-cell>
          <table:table-cell office:value-type="string">
            <text:p>DuckSmall</text:p>
          </table:table-cell>
          <table:table-cell office:value-type="float" office:value="1625">
            <text:p>1625</text:p>
          </table:table-cell>
          <table:table-cell office:value-type="float" office:value="319516">
            <text:p>319516</text:p>
          </table:table-cell>
          <table:table-cell table:formula="of:=[.G67]/12096" office:value-type="float" office:value="26.4150132275132">
            <text:p>26.415013227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49</text:p>
          </table:table-cell>
          <table:table-cell office:value-type="string">
            <text:p>AM</text:p>
          </table:table-cell>
          <table:table-cell office:value-type="float" office:value="3595">
            <text:p>3595</text:p>
          </table:table-cell>
          <table:table-cell office:value-type="string">
            <text:p>DuckSmall</text:p>
          </table:table-cell>
          <table:table-cell office:value-type="float" office:value="1650">
            <text:p>1650</text:p>
          </table:table-cell>
          <table:table-cell office:value-type="float" office:value="319516">
            <text:p>319516</text:p>
          </table:table-cell>
          <table:table-cell table:formula="of:=[.G68]/12096" office:value-type="float" office:value="26.4150132275132">
            <text:p>26.415013227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1</text:p>
          </table:table-cell>
          <table:table-cell office:value-type="string">
            <text:p>AM</text:p>
          </table:table-cell>
          <table:table-cell office:value-type="float" office:value="3603">
            <text:p>3603</text:p>
          </table:table-cell>
          <table:table-cell office:value-type="string">
            <text:p>DuckSmall</text:p>
          </table:table-cell>
          <table:table-cell office:value-type="float" office:value="1675">
            <text:p>1675</text:p>
          </table:table-cell>
          <table:table-cell office:value-type="float" office:value="319473">
            <text:p>319473</text:p>
          </table:table-cell>
          <table:table-cell table:formula="of:=[.G69]/12096" office:value-type="float" office:value="26.4114583333333">
            <text:p>26.4114583333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4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00">
            <text:p>1700</text:p>
          </table:table-cell>
          <table:table-cell office:value-type="float" office:value="319370">
            <text:p>319370</text:p>
          </table:table-cell>
          <table:table-cell table:formula="of:=[.G70]/12096" office:value-type="float" office:value="26.4029431216931">
            <text:p>26.402943121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6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25">
            <text:p>1725</text:p>
          </table:table-cell>
          <table:table-cell office:value-type="float" office:value="319364">
            <text:p>319364</text:p>
          </table:table-cell>
          <table:table-cell table:formula="of:=[.G71]/12096" office:value-type="float" office:value="26.4024470899471">
            <text:p>26.402447089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5:58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50">
            <text:p>1750</text:p>
          </table:table-cell>
          <table:table-cell office:value-type="float" office:value="319364">
            <text:p>319364</text:p>
          </table:table-cell>
          <table:table-cell table:formula="of:=[.G72]/12096" office:value-type="float" office:value="26.4024470899471">
            <text:p>26.402447089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0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775">
            <text:p>1775</text:p>
          </table:table-cell>
          <table:table-cell office:value-type="float" office:value="319364">
            <text:p>319364</text:p>
          </table:table-cell>
          <table:table-cell table:formula="of:=[.G73]/12096" office:value-type="float" office:value="26.4024470899471">
            <text:p>26.402447089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2</text:p>
          </table:table-cell>
          <table:table-cell office:value-type="string">
            <text:p>AM</text:p>
          </table:table-cell>
          <table:table-cell office:value-type="float" office:value="3609">
            <text:p>3609</text:p>
          </table:table-cell>
          <table:table-cell office:value-type="string">
            <text:p>DuckSmall</text:p>
          </table:table-cell>
          <table:table-cell office:value-type="float" office:value="1800">
            <text:p>1800</text:p>
          </table:table-cell>
          <table:table-cell office:value-type="float" office:value="319364">
            <text:p>319364</text:p>
          </table:table-cell>
          <table:table-cell table:formula="of:=[.G74]/12096" office:value-type="float" office:value="26.4024470899471">
            <text:p>26.402447089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4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825">
            <text:p>1825</text:p>
          </table:table-cell>
          <table:table-cell office:value-type="float" office:value="319344">
            <text:p>319344</text:p>
          </table:table-cell>
          <table:table-cell table:formula="of:=[.G75]/12096" office:value-type="float" office:value="26.4007936507936">
            <text:p>26.40079365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7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850">
            <text:p>1850</text:p>
          </table:table-cell>
          <table:table-cell office:value-type="float" office:value="319344">
            <text:p>319344</text:p>
          </table:table-cell>
          <table:table-cell table:formula="of:=[.G76]/12096" office:value-type="float" office:value="26.4007936507936">
            <text:p>26.40079365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09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875">
            <text:p>1875</text:p>
          </table:table-cell>
          <table:table-cell office:value-type="float" office:value="319344">
            <text:p>319344</text:p>
          </table:table-cell>
          <table:table-cell table:formula="of:=[.G77]/12096" office:value-type="float" office:value="26.4007936507936">
            <text:p>26.40079365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1</text:p>
          </table:table-cell>
          <table:table-cell office:value-type="string">
            <text:p>AM</text:p>
          </table:table-cell>
          <table:table-cell office:value-type="float" office:value="3591">
            <text:p>3591</text:p>
          </table:table-cell>
          <table:table-cell office:value-type="string">
            <text:p>DuckSmall</text:p>
          </table:table-cell>
          <table:table-cell office:value-type="float" office:value="1900">
            <text:p>1900</text:p>
          </table:table-cell>
          <table:table-cell office:value-type="float" office:value="319344">
            <text:p>319344</text:p>
          </table:table-cell>
          <table:table-cell table:formula="of:=[.G78]/12096" office:value-type="float" office:value="26.4007936507936">
            <text:p>26.400793650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3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925">
            <text:p>1925</text:p>
          </table:table-cell>
          <table:table-cell office:value-type="float" office:value="318923">
            <text:p>318923</text:p>
          </table:table-cell>
          <table:table-cell table:formula="of:=[.G79]/12096" office:value-type="float" office:value="26.3659887566138">
            <text:p>26.365988756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6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950">
            <text:p>1950</text:p>
          </table:table-cell>
          <table:table-cell office:value-type="float" office:value="318923">
            <text:p>318923</text:p>
          </table:table-cell>
          <table:table-cell table:formula="of:=[.G80]/12096" office:value-type="float" office:value="26.3659887566138">
            <text:p>26.365988756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18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1975">
            <text:p>1975</text:p>
          </table:table-cell>
          <table:table-cell office:value-type="float" office:value="318923">
            <text:p>318923</text:p>
          </table:table-cell>
          <table:table-cell table:formula="of:=[.G81]/12096" office:value-type="float" office:value="26.3659887566138">
            <text:p>26.365988756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20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2000">
            <text:p>2000</text:p>
          </table:table-cell>
          <table:table-cell office:value-type="float" office:value="318923">
            <text:p>318923</text:p>
          </table:table-cell>
          <table:table-cell table:formula="of:=[.G82]/12096" office:value-type="float" office:value="26.3659887566138">
            <text:p>26.365988756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22</text:p>
          </table:table-cell>
          <table:table-cell office:value-type="string">
            <text:p>AM</text:p>
          </table:table-cell>
          <table:table-cell office:value-type="float" office:value="3608">
            <text:p>3608</text:p>
          </table:table-cell>
          <table:table-cell office:value-type="string">
            <text:p>DuckSmall</text:p>
          </table:table-cell>
          <table:table-cell office:value-type="float" office:value="2025">
            <text:p>2025</text:p>
          </table:table-cell>
          <table:table-cell office:value-type="float" office:value="318923">
            <text:p>318923</text:p>
          </table:table-cell>
          <table:table-cell table:formula="of:=[.G83]/12096" office:value-type="float" office:value="26.3659887566138">
            <text:p>26.3659887566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6:25</text:p>
          </table:table-cell>
          <table:table-cell office:value-type="string">
            <text:p>AM</text:p>
          </table:table-cell>
          <table:table-cell office:value-type="float" office:value="3624">
            <text:p>3624</text:p>
          </table:table-cell>
          <table:table-cell office:value-type="string">
            <text:p>DuckSmall</text:p>
          </table:table-cell>
          <table:table-cell office:value-type="float" office:value="2050">
            <text:p>2050</text:p>
          </table:table-cell>
          <table:table-cell office:value-type="float" office:value="317834">
            <text:p>317834</text:p>
          </table:table-cell>
          <table:table-cell table:formula="of:=[.G84]/12096" office:value-type="float" office:value="26.275958994709">
            <text:p>26.2759589947</text:p>
          </table:table-cell>
          <table:table-cell table:number-columns-repeated="9"/>
        </table:table-row>
      </table:table>
      <table:table table:name="Koala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  <table:table-cell/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1</text:p>
          </table:table-cell>
          <table:table-cell office:value-type="string">
            <text:p>AM</text:p>
          </table:table-cell>
          <table:table-cell office:value-type="float" office:value="5214">
            <text:p>5214</text:p>
          </table:table-cell>
          <table:table-cell office:value-type="string">
            <text:p>KoalaSmall</text:p>
          </table:table-cell>
          <table:table-cell office:value-type="float" office:value="0">
            <text:p>0</text:p>
          </table:table-cell>
          <table:table-cell office:value-type="float" office:value="692395">
            <text:p>692395</text:p>
          </table:table-cell>
          <table:table-cell table:formula="of:=[.G2]/12160" office:value-type="float" office:value="56.9403782894737">
            <text:p>56.9403782895</text:p>
          </table:table-cell>
          <table:table-cell/>
          <table:table-cell office:value-type="string">
            <text:p>11/06/2020</text:p>
          </table:table-cell>
          <table:table-cell office:value-type="string">
            <text:p>11:34</text:p>
          </table:table-cell>
          <table:table-cell office:value-type="string">
            <text:p>AM</text:p>
          </table:table-cell>
          <table:table-cell office:value-type="float" office:value="2690">
            <text:p>2690</text:p>
          </table:table-cell>
          <table:table-cell office:value-type="string">
            <text:p>KoalaSmall</text:p>
          </table:table-cell>
          <table:table-cell office:value-type="float" office:value="0">
            <text:p>0</text:p>
          </table:table-cell>
          <table:table-cell office:value-type="float" office:value="521615">
            <text:p>521615</text:p>
          </table:table-cell>
          <table:table-cell table:formula="of:=[.P2]/12160" office:value-type="float" office:value="42.8959703947368">
            <text:p>42.8959703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4</text:p>
          </table:table-cell>
          <table:table-cell office:value-type="string">
            <text:p>AM</text:p>
          </table:table-cell>
          <table:table-cell office:value-type="float" office:value="4693">
            <text:p>4693</text:p>
          </table:table-cell>
          <table:table-cell office:value-type="string">
            <text:p>KoalaSmall</text:p>
          </table:table-cell>
          <table:table-cell office:value-type="float" office:value="25">
            <text:p>25</text:p>
          </table:table-cell>
          <table:table-cell office:value-type="float" office:value="536828">
            <text:p>536828</text:p>
          </table:table-cell>
          <table:table-cell table:formula="of:=[.G3]/12160" office:value-type="float" office:value="44.1470394736842">
            <text:p>44.1470394737</text:p>
          </table:table-cell>
          <table:table-cell/>
          <table:table-cell office:value-type="string">
            <text:p>11/06/2020</text:p>
          </table:table-cell>
          <table:table-cell office:value-type="string">
            <text:p>11:46</text:p>
          </table:table-cell>
          <table:table-cell office:value-type="string">
            <text:p>AM</text:p>
          </table:table-cell>
          <table:table-cell office:value-type="float" office:value="2612">
            <text:p>2612</text:p>
          </table:table-cell>
          <table:table-cell office:value-type="string">
            <text:p>KoalaSmall</text:p>
          </table:table-cell>
          <table:table-cell office:value-type="float" office:value="25">
            <text:p>25</text:p>
          </table:table-cell>
          <table:table-cell office:value-type="float" office:value="369506">
            <text:p>369506</text:p>
          </table:table-cell>
          <table:table-cell table:formula="of:=[.P3]/12160" office:value-type="float" office:value="30.3870065789474">
            <text:p>30.387006578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6</text:p>
          </table:table-cell>
          <table:table-cell office:value-type="string">
            <text:p>AM</text:p>
          </table:table-cell>
          <table:table-cell office:value-type="float" office:value="4239">
            <text:p>4239</text:p>
          </table:table-cell>
          <table:table-cell office:value-type="string">
            <text:p>KoalaSmall</text:p>
          </table:table-cell>
          <table:table-cell office:value-type="float" office:value="50">
            <text:p>50</text:p>
          </table:table-cell>
          <table:table-cell office:value-type="float" office:value="487198">
            <text:p>487198</text:p>
          </table:table-cell>
          <table:table-cell table:formula="of:=[.G4]/12160" office:value-type="float" office:value="40.065625">
            <text:p>40.065625</text:p>
          </table:table-cell>
          <table:table-cell/>
          <table:table-cell office:value-type="string">
            <text:p>11/06/2020</text:p>
          </table:table-cell>
          <table:table-cell office:value-type="string">
            <text:p>11:58</text:p>
          </table:table-cell>
          <table:table-cell office:value-type="string">
            <text:p>AM</text:p>
          </table:table-cell>
          <table:table-cell office:value-type="float" office:value="2587">
            <text:p>2587</text:p>
          </table:table-cell>
          <table:table-cell office:value-type="string">
            <text:p>KoalaSmall</text:p>
          </table:table-cell>
          <table:table-cell office:value-type="float" office:value="50">
            <text:p>50</text:p>
          </table:table-cell>
          <table:table-cell office:value-type="float" office:value="354853">
            <text:p>354853</text:p>
          </table:table-cell>
          <table:table-cell table:formula="of:=[.P4]/12160" office:value-type="float" office:value="29.1819901315789">
            <text:p>29.18199013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38</text:p>
          </table:table-cell>
          <table:table-cell office:value-type="string">
            <text:p>AM</text:p>
          </table:table-cell>
          <table:table-cell office:value-type="float" office:value="4038">
            <text:p>4038</text:p>
          </table:table-cell>
          <table:table-cell office:value-type="string">
            <text:p>KoalaSmall</text:p>
          </table:table-cell>
          <table:table-cell office:value-type="float" office:value="75">
            <text:p>75</text:p>
          </table:table-cell>
          <table:table-cell office:value-type="float" office:value="472658">
            <text:p>472658</text:p>
          </table:table-cell>
          <table:table-cell table:formula="of:=[.G5]/12160" office:value-type="float" office:value="38.8699013157895">
            <text:p>38.8699013158</text:p>
          </table:table-cell>
          <table:table-cell/>
          <table:table-cell office:value-type="string">
            <text:p>11/06/2020</text:p>
          </table:table-cell>
          <table:table-cell office:value-type="string">
            <text:p>12:09</text:p>
          </table:table-cell>
          <table:table-cell office:value-type="string">
            <text:p>PM</text:p>
          </table:table-cell>
          <table:table-cell office:value-type="float" office:value="2605">
            <text:p>2605</text:p>
          </table:table-cell>
          <table:table-cell office:value-type="string">
            <text:p>KoalaSmall</text:p>
          </table:table-cell>
          <table:table-cell office:value-type="float" office:value="75">
            <text:p>75</text:p>
          </table:table-cell>
          <table:table-cell office:value-type="float" office:value="352658">
            <text:p>352658</text:p>
          </table:table-cell>
          <table:table-cell table:formula="of:=[.P5]/12160" office:value-type="float" office:value="29.0014802631579">
            <text:p>29.001480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0</text:p>
          </table:table-cell>
          <table:table-cell office:value-type="string">
            <text:p>AM</text:p>
          </table:table-cell>
          <table:table-cell office:value-type="float" office:value="4010">
            <text:p>4010</text:p>
          </table:table-cell>
          <table:table-cell office:value-type="string">
            <text:p>KoalaSmall</text:p>
          </table:table-cell>
          <table:table-cell office:value-type="float" office:value="100">
            <text:p>100</text:p>
          </table:table-cell>
          <table:table-cell office:value-type="float" office:value="469361">
            <text:p>469361</text:p>
          </table:table-cell>
          <table:table-cell table:formula="of:=[.G6]/12160" office:value-type="float" office:value="38.5987664473684">
            <text:p>38.5987664474</text:p>
          </table:table-cell>
          <table:table-cell/>
          <table:table-cell office:value-type="string">
            <text:p>11/06/2020</text:p>
          </table:table-cell>
          <table:table-cell office:value-type="string">
            <text:p>12:20</text:p>
          </table:table-cell>
          <table:table-cell office:value-type="string">
            <text:p>PM</text:p>
          </table:table-cell>
          <table:table-cell office:value-type="float" office:value="2687">
            <text:p>2687</text:p>
          </table:table-cell>
          <table:table-cell office:value-type="string">
            <text:p>KoalaSmall</text:p>
          </table:table-cell>
          <table:table-cell office:value-type="float" office:value="100">
            <text:p>100</text:p>
          </table:table-cell>
          <table:table-cell office:value-type="float" office:value="348085">
            <text:p>348085</text:p>
          </table:table-cell>
          <table:table-cell table:formula="of:=[.P6]/12160" office:value-type="float" office:value="28.6254111842105">
            <text:p>28.6254111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2</text:p>
          </table:table-cell>
          <table:table-cell office:value-type="string">
            <text:p>AM</text:p>
          </table:table-cell>
          <table:table-cell office:value-type="float" office:value="4023">
            <text:p>4023</text:p>
          </table:table-cell>
          <table:table-cell office:value-type="string">
            <text:p>KoalaSmall</text:p>
          </table:table-cell>
          <table:table-cell office:value-type="float" office:value="125">
            <text:p>125</text:p>
          </table:table-cell>
          <table:table-cell office:value-type="float" office:value="456924">
            <text:p>456924</text:p>
          </table:table-cell>
          <table:table-cell table:formula="of:=[.G7]/12160" office:value-type="float" office:value="37.5759868421053">
            <text:p>37.5759868421</text:p>
          </table:table-cell>
          <table:table-cell/>
          <table:table-cell office:value-type="string">
            <text:p>11/06/2020</text:p>
          </table:table-cell>
          <table:table-cell office:value-type="string">
            <text:p>12:32</text:p>
          </table:table-cell>
          <table:table-cell office:value-type="string">
            <text:p>PM</text:p>
          </table:table-cell>
          <table:table-cell office:value-type="float" office:value="2676">
            <text:p>2676</text:p>
          </table:table-cell>
          <table:table-cell office:value-type="string">
            <text:p>KoalaSmall</text:p>
          </table:table-cell>
          <table:table-cell office:value-type="float" office:value="125">
            <text:p>125</text:p>
          </table:table-cell>
          <table:table-cell office:value-type="float" office:value="342748">
            <text:p>342748</text:p>
          </table:table-cell>
          <table:table-cell table:formula="of:=[.P7]/12160" office:value-type="float" office:value="28.1865131578947">
            <text:p>28.18651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4</text:p>
          </table:table-cell>
          <table:table-cell office:value-type="string">
            <text:p>AM</text:p>
          </table:table-cell>
          <table:table-cell office:value-type="float" office:value="4025">
            <text:p>4025</text:p>
          </table:table-cell>
          <table:table-cell office:value-type="string">
            <text:p>KoalaSmall</text:p>
          </table:table-cell>
          <table:table-cell office:value-type="float" office:value="150">
            <text:p>150</text:p>
          </table:table-cell>
          <table:table-cell office:value-type="float" office:value="450688">
            <text:p>450688</text:p>
          </table:table-cell>
          <table:table-cell table:formula="of:=[.G8]/12160" office:value-type="float" office:value="37.0631578947368">
            <text:p>37.0631578947</text:p>
          </table:table-cell>
          <table:table-cell/>
          <table:table-cell office:value-type="string">
            <text:p>11/06/2020</text:p>
          </table:table-cell>
          <table:table-cell office:value-type="string">
            <text:p>12:43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150">
            <text:p>150</text:p>
          </table:table-cell>
          <table:table-cell office:value-type="float" office:value="342717">
            <text:p>342717</text:p>
          </table:table-cell>
          <table:table-cell table:formula="of:=[.P8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7</text:p>
          </table:table-cell>
          <table:table-cell office:value-type="string">
            <text:p>AM</text:p>
          </table:table-cell>
          <table:table-cell office:value-type="float" office:value="4010">
            <text:p>4010</text:p>
          </table:table-cell>
          <table:table-cell office:value-type="string">
            <text:p>KoalaSmall</text:p>
          </table:table-cell>
          <table:table-cell office:value-type="float" office:value="175">
            <text:p>175</text:p>
          </table:table-cell>
          <table:table-cell office:value-type="float" office:value="445664">
            <text:p>445664</text:p>
          </table:table-cell>
          <table:table-cell table:formula="of:=[.G9]/12160" office:value-type="float" office:value="36.65">
            <text:p>36.65</text:p>
          </table:table-cell>
          <table:table-cell/>
          <table:table-cell office:value-type="string">
            <text:p>11/06/2020</text:p>
          </table:table-cell>
          <table:table-cell office:value-type="string">
            <text:p>12:54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175">
            <text:p>175</text:p>
          </table:table-cell>
          <table:table-cell office:value-type="float" office:value="342717">
            <text:p>342717</text:p>
          </table:table-cell>
          <table:table-cell table:formula="of:=[.P9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49</text:p>
          </table:table-cell>
          <table:table-cell office:value-type="string">
            <text:p>AM</text:p>
          </table:table-cell>
          <table:table-cell office:value-type="float" office:value="4037">
            <text:p>4037</text:p>
          </table:table-cell>
          <table:table-cell office:value-type="string">
            <text:p>KoalaSmall</text:p>
          </table:table-cell>
          <table:table-cell office:value-type="float" office:value="200">
            <text:p>200</text:p>
          </table:table-cell>
          <table:table-cell office:value-type="float" office:value="443138">
            <text:p>443138</text:p>
          </table:table-cell>
          <table:table-cell table:formula="of:=[.G10]/12160" office:value-type="float" office:value="36.4422697368421">
            <text:p>36.4422697368</text:p>
          </table:table-cell>
          <table:table-cell/>
          <table:table-cell office:value-type="string">
            <text:p>11/06/2020</text:p>
          </table:table-cell>
          <table:table-cell office:value-type="string">
            <text:p>01:05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200">
            <text:p>200</text:p>
          </table:table-cell>
          <table:table-cell office:value-type="float" office:value="342717">
            <text:p>342717</text:p>
          </table:table-cell>
          <table:table-cell table:formula="of:=[.P10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1</text:p>
          </table:table-cell>
          <table:table-cell office:value-type="string">
            <text:p>AM</text:p>
          </table:table-cell>
          <table:table-cell office:value-type="float" office:value="4037">
            <text:p>4037</text:p>
          </table:table-cell>
          <table:table-cell office:value-type="string">
            <text:p>KoalaSmall</text:p>
          </table:table-cell>
          <table:table-cell office:value-type="float" office:value="225">
            <text:p>225</text:p>
          </table:table-cell>
          <table:table-cell office:value-type="float" office:value="443138">
            <text:p>443138</text:p>
          </table:table-cell>
          <table:table-cell table:formula="of:=[.G11]/12160" office:value-type="float" office:value="36.4422697368421">
            <text:p>36.4422697368</text:p>
          </table:table-cell>
          <table:table-cell/>
          <table:table-cell office:value-type="string">
            <text:p>11/06/2020</text:p>
          </table:table-cell>
          <table:table-cell office:value-type="string">
            <text:p>01:16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225">
            <text:p>225</text:p>
          </table:table-cell>
          <table:table-cell office:value-type="float" office:value="342717">
            <text:p>342717</text:p>
          </table:table-cell>
          <table:table-cell table:formula="of:=[.P11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2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250">
            <text:p>250</text:p>
          </table:table-cell>
          <table:table-cell office:value-type="float" office:value="442173">
            <text:p>442173</text:p>
          </table:table-cell>
          <table:table-cell table:formula="of:=[.G12]/12160" office:value-type="float" office:value="36.3629111842105">
            <text:p>36.3629111842</text:p>
          </table:table-cell>
          <table:table-cell/>
          <table:table-cell office:value-type="string">
            <text:p>11/06/2020</text:p>
          </table:table-cell>
          <table:table-cell office:value-type="string">
            <text:p>01:27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250">
            <text:p>250</text:p>
          </table:table-cell>
          <table:table-cell office:value-type="float" office:value="342717">
            <text:p>342717</text:p>
          </table:table-cell>
          <table:table-cell table:formula="of:=[.P12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4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275">
            <text:p>275</text:p>
          </table:table-cell>
          <table:table-cell office:value-type="float" office:value="442173">
            <text:p>442173</text:p>
          </table:table-cell>
          <table:table-cell table:formula="of:=[.G13]/12160" office:value-type="float" office:value="36.3629111842105">
            <text:p>36.3629111842</text:p>
          </table:table-cell>
          <table:table-cell/>
          <table:table-cell office:value-type="string">
            <text:p>11/06/2020</text:p>
          </table:table-cell>
          <table:table-cell office:value-type="string">
            <text:p>01:38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275">
            <text:p>275</text:p>
          </table:table-cell>
          <table:table-cell office:value-type="float" office:value="342717">
            <text:p>342717</text:p>
          </table:table-cell>
          <table:table-cell table:formula="of:=[.P13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6</text:p>
          </table:table-cell>
          <table:table-cell office:value-type="string">
            <text:p>AM</text:p>
          </table:table-cell>
          <table:table-cell office:value-type="float" office:value="3955">
            <text:p>3955</text:p>
          </table:table-cell>
          <table:table-cell office:value-type="string">
            <text:p>KoalaSmall</text:p>
          </table:table-cell>
          <table:table-cell office:value-type="float" office:value="300">
            <text:p>300</text:p>
          </table:table-cell>
          <table:table-cell office:value-type="float" office:value="435294">
            <text:p>435294</text:p>
          </table:table-cell>
          <table:table-cell table:formula="of:=[.G14]/12160" office:value-type="float" office:value="35.7972039473684">
            <text:p>35.7972039474</text:p>
          </table:table-cell>
          <table:table-cell/>
          <table:table-cell office:value-type="string">
            <text:p>11/06/2020</text:p>
          </table:table-cell>
          <table:table-cell office:value-type="string">
            <text:p>01:50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300">
            <text:p>300</text:p>
          </table:table-cell>
          <table:table-cell office:value-type="float" office:value="342717">
            <text:p>342717</text:p>
          </table:table-cell>
          <table:table-cell table:formula="of:=[.P14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8:58</text:p>
          </table:table-cell>
          <table:table-cell office:value-type="string">
            <text:p>AM</text:p>
          </table:table-cell>
          <table:table-cell office:value-type="float" office:value="3988">
            <text:p>3988</text:p>
          </table:table-cell>
          <table:table-cell office:value-type="string">
            <text:p>KoalaSmall</text:p>
          </table:table-cell>
          <table:table-cell office:value-type="float" office:value="325">
            <text:p>325</text:p>
          </table:table-cell>
          <table:table-cell office:value-type="float" office:value="433290">
            <text:p>433290</text:p>
          </table:table-cell>
          <table:table-cell table:formula="of:=[.G15]/12160" office:value-type="float" office:value="35.6324013157895">
            <text:p>35.6324013158</text:p>
          </table:table-cell>
          <table:table-cell/>
          <table:table-cell office:value-type="string">
            <text:p>11/06/2020</text:p>
          </table:table-cell>
          <table:table-cell office:value-type="string">
            <text:p>02:01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325">
            <text:p>325</text:p>
          </table:table-cell>
          <table:table-cell office:value-type="float" office:value="342717">
            <text:p>342717</text:p>
          </table:table-cell>
          <table:table-cell table:formula="of:=[.P15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0</text:p>
          </table:table-cell>
          <table:table-cell office:value-type="string">
            <text:p>AM</text:p>
          </table:table-cell>
          <table:table-cell office:value-type="float" office:value="3977">
            <text:p>3977</text:p>
          </table:table-cell>
          <table:table-cell office:value-type="string">
            <text:p>KoalaSmall</text:p>
          </table:table-cell>
          <table:table-cell office:value-type="float" office:value="350">
            <text:p>350</text:p>
          </table:table-cell>
          <table:table-cell office:value-type="float" office:value="433039">
            <text:p>433039</text:p>
          </table:table-cell>
          <table:table-cell table:formula="of:=[.G16]/12160" office:value-type="float" office:value="35.6117598684211">
            <text:p>35.6117598684</text:p>
          </table:table-cell>
          <table:table-cell/>
          <table:table-cell office:value-type="string">
            <text:p>11/06/2020</text:p>
          </table:table-cell>
          <table:table-cell office:value-type="string">
            <text:p>02:12</text:p>
          </table:table-cell>
          <table:table-cell office:value-type="string">
            <text:p>PM</text:p>
          </table:table-cell>
          <table:table-cell office:value-type="float" office:value="2677">
            <text:p>2677</text:p>
          </table:table-cell>
          <table:table-cell office:value-type="string">
            <text:p>KoalaSmall</text:p>
          </table:table-cell>
          <table:table-cell office:value-type="float" office:value="350">
            <text:p>350</text:p>
          </table:table-cell>
          <table:table-cell office:value-type="float" office:value="342717">
            <text:p>342717</text:p>
          </table:table-cell>
          <table:table-cell table:formula="of:=[.P16]/12160" office:value-type="float" office:value="28.1839638157895">
            <text:p>28.1839638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2</text:p>
          </table:table-cell>
          <table:table-cell office:value-type="string">
            <text:p>AM</text:p>
          </table:table-cell>
          <table:table-cell office:value-type="float" office:value="3977">
            <text:p>3977</text:p>
          </table:table-cell>
          <table:table-cell office:value-type="string">
            <text:p>KoalaSmall</text:p>
          </table:table-cell>
          <table:table-cell office:value-type="float" office:value="375">
            <text:p>375</text:p>
          </table:table-cell>
          <table:table-cell office:value-type="float" office:value="431790">
            <text:p>431790</text:p>
          </table:table-cell>
          <table:table-cell table:formula="of:=[.G17]/12160" office:value-type="float" office:value="35.5090460526316">
            <text:p>35.5090460526</text:p>
          </table:table-cell>
          <table:table-cell/>
          <table:table-cell office:value-type="string">
            <text:p>11/06/2020</text:p>
          </table:table-cell>
          <table:table-cell office:value-type="string">
            <text:p>02:23</text:p>
          </table:table-cell>
          <table:table-cell office:value-type="string">
            <text:p>PM</text:p>
          </table:table-cell>
          <table:table-cell office:value-type="float" office:value="2665">
            <text:p>2665</text:p>
          </table:table-cell>
          <table:table-cell office:value-type="string">
            <text:p>KoalaSmall</text:p>
          </table:table-cell>
          <table:table-cell office:value-type="float" office:value="375">
            <text:p>375</text:p>
          </table:table-cell>
          <table:table-cell office:value-type="float" office:value="341602">
            <text:p>341602</text:p>
          </table:table-cell>
          <table:table-cell table:formula="of:=[.P17]/12160" office:value-type="float" office:value="28.0922697368421">
            <text:p>28.0922697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4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400">
            <text:p>400</text:p>
          </table:table-cell>
          <table:table-cell office:value-type="float" office:value="431737">
            <text:p>431737</text:p>
          </table:table-cell>
          <table:table-cell table:formula="of:=[.G18]/12160" office:value-type="float" office:value="35.5046875">
            <text:p>35.5046875</text:p>
          </table:table-cell>
          <table:table-cell/>
          <table:table-cell office:value-type="string">
            <text:p>11/06/2020</text:p>
          </table:table-cell>
          <table:table-cell office:value-type="string">
            <text:p>02:35</text:p>
          </table:table-cell>
          <table:table-cell office:value-type="string">
            <text:p>PM</text:p>
          </table:table-cell>
          <table:table-cell office:value-type="float" office:value="2693">
            <text:p>2693</text:p>
          </table:table-cell>
          <table:table-cell office:value-type="string">
            <text:p>KoalaSmall</text:p>
          </table:table-cell>
          <table:table-cell office:value-type="float" office:value="400">
            <text:p>400</text:p>
          </table:table-cell>
          <table:table-cell office:value-type="float" office:value="340547">
            <text:p>340547</text:p>
          </table:table-cell>
          <table:table-cell table:formula="of:=[.P18]/12160" office:value-type="float" office:value="28.0055098684211">
            <text:p>28.0055098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6</text:p>
          </table:table-cell>
          <table:table-cell office:value-type="string">
            <text:p>AM</text:p>
          </table:table-cell>
          <table:table-cell office:value-type="float" office:value="3937">
            <text:p>3937</text:p>
          </table:table-cell>
          <table:table-cell office:value-type="string">
            <text:p>KoalaSmall</text:p>
          </table:table-cell>
          <table:table-cell office:value-type="float" office:value="425">
            <text:p>425</text:p>
          </table:table-cell>
          <table:table-cell office:value-type="float" office:value="430862">
            <text:p>430862</text:p>
          </table:table-cell>
          <table:table-cell table:formula="of:=[.G19]/12160" office:value-type="float" office:value="35.4327302631579">
            <text:p>35.4327302632</text:p>
          </table:table-cell>
          <table:table-cell/>
          <table:table-cell office:value-type="string">
            <text:p>11/06/2020</text:p>
          </table:table-cell>
          <table:table-cell office:value-type="string">
            <text:p>02:47</text:p>
          </table:table-cell>
          <table:table-cell office:value-type="string">
            <text:p>PM</text:p>
          </table:table-cell>
          <table:table-cell office:value-type="float" office:value="2694">
            <text:p>2694</text:p>
          </table:table-cell>
          <table:table-cell office:value-type="string">
            <text:p>KoalaSmall</text:p>
          </table:table-cell>
          <table:table-cell office:value-type="float" office:value="425">
            <text:p>425</text:p>
          </table:table-cell>
          <table:table-cell office:value-type="float" office:value="340516">
            <text:p>340516</text:p>
          </table:table-cell>
          <table:table-cell table:formula="of:=[.P19]/12160" office:value-type="float" office:value="28.0029605263158">
            <text:p>28.00296052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08</text:p>
          </table:table-cell>
          <table:table-cell office:value-type="string">
            <text:p>AM</text:p>
          </table:table-cell>
          <table:table-cell office:value-type="float" office:value="3937">
            <text:p>3937</text:p>
          </table:table-cell>
          <table:table-cell office:value-type="string">
            <text:p>KoalaSmall</text:p>
          </table:table-cell>
          <table:table-cell office:value-type="float" office:value="450">
            <text:p>450</text:p>
          </table:table-cell>
          <table:table-cell office:value-type="float" office:value="430862">
            <text:p>430862</text:p>
          </table:table-cell>
          <table:table-cell table:formula="of:=[.G20]/12160" office:value-type="float" office:value="35.4327302631579">
            <text:p>35.4327302632</text:p>
          </table:table-cell>
          <table:table-cell/>
          <table:table-cell office:value-type="string">
            <text:p>11/06/2020</text:p>
          </table:table-cell>
          <table:table-cell office:value-type="string">
            <text:p>02:59</text:p>
          </table:table-cell>
          <table:table-cell office:value-type="string">
            <text:p>PM</text:p>
          </table:table-cell>
          <table:table-cell office:value-type="float" office:value="2694">
            <text:p>2694</text:p>
          </table:table-cell>
          <table:table-cell office:value-type="string">
            <text:p>KoalaSmall</text:p>
          </table:table-cell>
          <table:table-cell office:value-type="float" office:value="450">
            <text:p>450</text:p>
          </table:table-cell>
          <table:table-cell office:value-type="float" office:value="340516">
            <text:p>340516</text:p>
          </table:table-cell>
          <table:table-cell table:formula="of:=[.P20]/12160" office:value-type="float" office:value="28.0029605263158">
            <text:p>28.002960526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0</text:p>
          </table:table-cell>
          <table:table-cell office:value-type="string">
            <text:p>AM</text:p>
          </table:table-cell>
          <table:table-cell office:value-type="float" office:value="4049">
            <text:p>4049</text:p>
          </table:table-cell>
          <table:table-cell office:value-type="string">
            <text:p>KoalaSmall</text:p>
          </table:table-cell>
          <table:table-cell office:value-type="float" office:value="475">
            <text:p>475</text:p>
          </table:table-cell>
          <table:table-cell office:value-type="float" office:value="430006">
            <text:p>430006</text:p>
          </table:table-cell>
          <table:table-cell table:formula="of:=[.G21]/12160" office:value-type="float" office:value="35.3623355263158">
            <text:p>35.3623355263</text:p>
          </table:table-cell>
          <table:table-cell/>
          <table:table-cell office:value-type="string">
            <text:p>11/06/2020</text:p>
          </table:table-cell>
          <table:table-cell office:value-type="string">
            <text:p>03:11</text:p>
          </table:table-cell>
          <table:table-cell office:value-type="string">
            <text:p>PM</text:p>
          </table:table-cell>
          <table:table-cell office:value-type="float" office:value="2690">
            <text:p>2690</text:p>
          </table:table-cell>
          <table:table-cell office:value-type="string">
            <text:p>KoalaSmall</text:p>
          </table:table-cell>
          <table:table-cell office:value-type="float" office:value="475">
            <text:p>475</text:p>
          </table:table-cell>
          <table:table-cell office:value-type="float" office:value="340442">
            <text:p>340442</text:p>
          </table:table-cell>
          <table:table-cell table:formula="of:=[.P21]/12160" office:value-type="float" office:value="27.996875">
            <text:p>27.99687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2</text:p>
          </table:table-cell>
          <table:table-cell office:value-type="string">
            <text:p>AM</text:p>
          </table:table-cell>
          <table:table-cell office:value-type="float" office:value="4042">
            <text:p>4042</text:p>
          </table:table-cell>
          <table:table-cell office:value-type="string">
            <text:p>KoalaSmall</text:p>
          </table:table-cell>
          <table:table-cell office:value-type="float" office:value="500">
            <text:p>500</text:p>
          </table:table-cell>
          <table:table-cell office:value-type="float" office:value="429808">
            <text:p>429808</text:p>
          </table:table-cell>
          <table:table-cell table:formula="of:=[.G22]/12160" office:value-type="float" office:value="35.3460526315789">
            <text:p>35.3460526316</text:p>
          </table:table-cell>
          <table:table-cell/>
          <table:table-cell office:value-type="string">
            <text:p>11/06/2020</text:p>
          </table:table-cell>
          <table:table-cell office:value-type="string">
            <text:p>03:23</text:p>
          </table:table-cell>
          <table:table-cell office:value-type="string">
            <text:p>PM</text:p>
          </table:table-cell>
          <table:table-cell office:value-type="float" office:value="2690">
            <text:p>2690</text:p>
          </table:table-cell>
          <table:table-cell office:value-type="string">
            <text:p>KoalaSmall</text:p>
          </table:table-cell>
          <table:table-cell office:value-type="float" office:value="500">
            <text:p>500</text:p>
          </table:table-cell>
          <table:table-cell office:value-type="float" office:value="340442">
            <text:p>340442</text:p>
          </table:table-cell>
          <table:table-cell table:formula="of:=[.P22]/12160" office:value-type="float" office:value="27.996875">
            <text:p>27.99687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4</text:p>
          </table:table-cell>
          <table:table-cell office:value-type="string">
            <text:p>AM</text:p>
          </table:table-cell>
          <table:table-cell office:value-type="float" office:value="4030">
            <text:p>4030</text:p>
          </table:table-cell>
          <table:table-cell office:value-type="string">
            <text:p>KoalaSmall</text:p>
          </table:table-cell>
          <table:table-cell office:value-type="float" office:value="525">
            <text:p>525</text:p>
          </table:table-cell>
          <table:table-cell office:value-type="float" office:value="426286">
            <text:p>426286</text:p>
          </table:table-cell>
          <table:table-cell table:formula="of:=[.G23]/12160" office:value-type="float" office:value="35.0564144736842">
            <text:p>35.056414473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6</text:p>
          </table:table-cell>
          <table:table-cell office:value-type="string">
            <text:p>AM</text:p>
          </table:table-cell>
          <table:table-cell office:value-type="float" office:value="4013">
            <text:p>4013</text:p>
          </table:table-cell>
          <table:table-cell office:value-type="string">
            <text:p>KoalaSmall</text:p>
          </table:table-cell>
          <table:table-cell office:value-type="float" office:value="550">
            <text:p>550</text:p>
          </table:table-cell>
          <table:table-cell office:value-type="float" office:value="426042">
            <text:p>426042</text:p>
          </table:table-cell>
          <table:table-cell table:formula="of:=[.G24]/12160" office:value-type="float" office:value="35.0363486842105">
            <text:p>35.036348684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8</text:p>
          </table:table-cell>
          <table:table-cell office:value-type="string">
            <text:p>AM</text:p>
          </table:table-cell>
          <table:table-cell office:value-type="float" office:value="4013">
            <text:p>4013</text:p>
          </table:table-cell>
          <table:table-cell office:value-type="string">
            <text:p>KoalaSmall</text:p>
          </table:table-cell>
          <table:table-cell office:value-type="float" office:value="575">
            <text:p>575</text:p>
          </table:table-cell>
          <table:table-cell office:value-type="float" office:value="426042">
            <text:p>426042</text:p>
          </table:table-cell>
          <table:table-cell table:formula="of:=[.G25]/12160" office:value-type="float" office:value="35.0363486842105">
            <text:p>35.036348684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19</text:p>
          </table:table-cell>
          <table:table-cell office:value-type="string">
            <text:p>AM</text:p>
          </table:table-cell>
          <table:table-cell office:value-type="float" office:value="4013">
            <text:p>4013</text:p>
          </table:table-cell>
          <table:table-cell office:value-type="string">
            <text:p>KoalaSmall</text:p>
          </table:table-cell>
          <table:table-cell office:value-type="float" office:value="600">
            <text:p>600</text:p>
          </table:table-cell>
          <table:table-cell office:value-type="float" office:value="426042">
            <text:p>426042</text:p>
          </table:table-cell>
          <table:table-cell table:formula="of:=[.G26]/12160" office:value-type="float" office:value="35.0363486842105">
            <text:p>35.036348684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1</text:p>
          </table:table-cell>
          <table:table-cell office:value-type="string">
            <text:p>AM</text:p>
          </table:table-cell>
          <table:table-cell office:value-type="float" office:value="3979">
            <text:p>3979</text:p>
          </table:table-cell>
          <table:table-cell office:value-type="string">
            <text:p>KoalaSmall</text:p>
          </table:table-cell>
          <table:table-cell office:value-type="float" office:value="625">
            <text:p>625</text:p>
          </table:table-cell>
          <table:table-cell office:value-type="float" office:value="425682">
            <text:p>425682</text:p>
          </table:table-cell>
          <table:table-cell table:formula="of:=[.G27]/12160" office:value-type="float" office:value="35.0067434210526">
            <text:p>35.006743421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3</text:p>
          </table:table-cell>
          <table:table-cell office:value-type="string">
            <text:p>AM</text:p>
          </table:table-cell>
          <table:table-cell office:value-type="float" office:value="3984">
            <text:p>3984</text:p>
          </table:table-cell>
          <table:table-cell office:value-type="string">
            <text:p>KoalaSmall</text:p>
          </table:table-cell>
          <table:table-cell office:value-type="float" office:value="650">
            <text:p>650</text:p>
          </table:table-cell>
          <table:table-cell office:value-type="float" office:value="425433">
            <text:p>425433</text:p>
          </table:table-cell>
          <table:table-cell table:formula="of:=[.G28]/12160" office:value-type="float" office:value="34.9862664473684">
            <text:p>34.986266447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5</text:p>
          </table:table-cell>
          <table:table-cell office:value-type="string">
            <text:p>AM</text:p>
          </table:table-cell>
          <table:table-cell office:value-type="float" office:value="3984">
            <text:p>3984</text:p>
          </table:table-cell>
          <table:table-cell office:value-type="string">
            <text:p>KoalaSmall</text:p>
          </table:table-cell>
          <table:table-cell office:value-type="float" office:value="675">
            <text:p>675</text:p>
          </table:table-cell>
          <table:table-cell office:value-type="float" office:value="425433">
            <text:p>425433</text:p>
          </table:table-cell>
          <table:table-cell table:formula="of:=[.G29]/12160" office:value-type="float" office:value="34.9862664473684">
            <text:p>34.986266447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7</text:p>
          </table:table-cell>
          <table:table-cell office:value-type="string">
            <text:p>AM</text:p>
          </table:table-cell>
          <table:table-cell office:value-type="float" office:value="4030">
            <text:p>4030</text:p>
          </table:table-cell>
          <table:table-cell office:value-type="string">
            <text:p>KoalaSmall</text:p>
          </table:table-cell>
          <table:table-cell office:value-type="float" office:value="700">
            <text:p>700</text:p>
          </table:table-cell>
          <table:table-cell office:value-type="float" office:value="425019">
            <text:p>425019</text:p>
          </table:table-cell>
          <table:table-cell table:formula="of:=[.G30]/12160" office:value-type="float" office:value="34.9522203947368">
            <text:p>34.952220394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29</text:p>
          </table:table-cell>
          <table:table-cell office:value-type="string">
            <text:p>AM</text:p>
          </table:table-cell>
          <table:table-cell office:value-type="float" office:value="4016">
            <text:p>4016</text:p>
          </table:table-cell>
          <table:table-cell office:value-type="string">
            <text:p>KoalaSmall</text:p>
          </table:table-cell>
          <table:table-cell office:value-type="float" office:value="725">
            <text:p>725</text:p>
          </table:table-cell>
          <table:table-cell office:value-type="float" office:value="424410">
            <text:p>424410</text:p>
          </table:table-cell>
          <table:table-cell table:formula="of:=[.G31]/12160" office:value-type="float" office:value="34.9021381578947">
            <text:p>34.902138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1</text:p>
          </table:table-cell>
          <table:table-cell office:value-type="string">
            <text:p>AM</text:p>
          </table:table-cell>
          <table:table-cell office:value-type="float" office:value="4016">
            <text:p>4016</text:p>
          </table:table-cell>
          <table:table-cell office:value-type="string">
            <text:p>KoalaSmall</text:p>
          </table:table-cell>
          <table:table-cell office:value-type="float" office:value="750">
            <text:p>750</text:p>
          </table:table-cell>
          <table:table-cell office:value-type="float" office:value="424410">
            <text:p>424410</text:p>
          </table:table-cell>
          <table:table-cell table:formula="of:=[.G32]/12160" office:value-type="float" office:value="34.9021381578947">
            <text:p>34.902138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3</text:p>
          </table:table-cell>
          <table:table-cell office:value-type="string">
            <text:p>AM</text:p>
          </table:table-cell>
          <table:table-cell office:value-type="float" office:value="4032">
            <text:p>4032</text:p>
          </table:table-cell>
          <table:table-cell office:value-type="string">
            <text:p>KoalaSmall</text:p>
          </table:table-cell>
          <table:table-cell office:value-type="float" office:value="775">
            <text:p>775</text:p>
          </table:table-cell>
          <table:table-cell office:value-type="float" office:value="423567">
            <text:p>423567</text:p>
          </table:table-cell>
          <table:table-cell table:formula="of:=[.G33]/12160" office:value-type="float" office:value="34.8328125">
            <text:p>34.832812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5</text:p>
          </table:table-cell>
          <table:table-cell office:value-type="string">
            <text:p>AM</text:p>
          </table:table-cell>
          <table:table-cell office:value-type="float" office:value="4032">
            <text:p>4032</text:p>
          </table:table-cell>
          <table:table-cell office:value-type="string">
            <text:p>KoalaSmall</text:p>
          </table:table-cell>
          <table:table-cell office:value-type="float" office:value="800">
            <text:p>800</text:p>
          </table:table-cell>
          <table:table-cell office:value-type="float" office:value="423567">
            <text:p>423567</text:p>
          </table:table-cell>
          <table:table-cell table:formula="of:=[.G34]/12160" office:value-type="float" office:value="34.8328125">
            <text:p>34.832812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7</text:p>
          </table:table-cell>
          <table:table-cell office:value-type="string">
            <text:p>AM</text:p>
          </table:table-cell>
          <table:table-cell office:value-type="float" office:value="4023">
            <text:p>4023</text:p>
          </table:table-cell>
          <table:table-cell office:value-type="string">
            <text:p>KoalaSmall</text:p>
          </table:table-cell>
          <table:table-cell office:value-type="float" office:value="825">
            <text:p>825</text:p>
          </table:table-cell>
          <table:table-cell office:value-type="float" office:value="423482">
            <text:p>423482</text:p>
          </table:table-cell>
          <table:table-cell table:formula="of:=[.G35]/12160" office:value-type="float" office:value="34.825822368421">
            <text:p>34.825822368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38</text:p>
          </table:table-cell>
          <table:table-cell office:value-type="string">
            <text:p>AM</text:p>
          </table:table-cell>
          <table:table-cell office:value-type="float" office:value="4023">
            <text:p>4023</text:p>
          </table:table-cell>
          <table:table-cell office:value-type="string">
            <text:p>KoalaSmall</text:p>
          </table:table-cell>
          <table:table-cell office:value-type="float" office:value="850">
            <text:p>850</text:p>
          </table:table-cell>
          <table:table-cell office:value-type="float" office:value="423482">
            <text:p>423482</text:p>
          </table:table-cell>
          <table:table-cell table:formula="of:=[.G36]/12160" office:value-type="float" office:value="34.825822368421">
            <text:p>34.825822368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0</text:p>
          </table:table-cell>
          <table:table-cell office:value-type="string">
            <text:p>AM</text:p>
          </table:table-cell>
          <table:table-cell office:value-type="float" office:value="3984">
            <text:p>3984</text:p>
          </table:table-cell>
          <table:table-cell office:value-type="string">
            <text:p>KoalaSmall</text:p>
          </table:table-cell>
          <table:table-cell office:value-type="float" office:value="875">
            <text:p>875</text:p>
          </table:table-cell>
          <table:table-cell office:value-type="float" office:value="421276">
            <text:p>421276</text:p>
          </table:table-cell>
          <table:table-cell table:formula="of:=[.G37]/12160" office:value-type="float" office:value="34.6444078947368">
            <text:p>34.644407894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2</text:p>
          </table:table-cell>
          <table:table-cell office:value-type="string">
            <text:p>AM</text:p>
          </table:table-cell>
          <table:table-cell office:value-type="float" office:value="3973">
            <text:p>3973</text:p>
          </table:table-cell>
          <table:table-cell office:value-type="string">
            <text:p>KoalaSmall</text:p>
          </table:table-cell>
          <table:table-cell office:value-type="float" office:value="900">
            <text:p>900</text:p>
          </table:table-cell>
          <table:table-cell office:value-type="float" office:value="421178">
            <text:p>421178</text:p>
          </table:table-cell>
          <table:table-cell table:formula="of:=[.G38]/12160" office:value-type="float" office:value="34.6363486842105">
            <text:p>34.636348684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4</text:p>
          </table:table-cell>
          <table:table-cell office:value-type="string">
            <text:p>AM</text:p>
          </table:table-cell>
          <table:table-cell office:value-type="float" office:value="3973">
            <text:p>3973</text:p>
          </table:table-cell>
          <table:table-cell office:value-type="string">
            <text:p>KoalaSmall</text:p>
          </table:table-cell>
          <table:table-cell office:value-type="float" office:value="925">
            <text:p>925</text:p>
          </table:table-cell>
          <table:table-cell office:value-type="float" office:value="421178">
            <text:p>421178</text:p>
          </table:table-cell>
          <table:table-cell table:formula="of:=[.G39]/12160" office:value-type="float" office:value="34.6363486842105">
            <text:p>34.636348684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6</text:p>
          </table:table-cell>
          <table:table-cell office:value-type="string">
            <text:p>AM</text:p>
          </table:table-cell>
          <table:table-cell office:value-type="float" office:value="3978">
            <text:p>3978</text:p>
          </table:table-cell>
          <table:table-cell office:value-type="string">
            <text:p>KoalaSmall</text:p>
          </table:table-cell>
          <table:table-cell office:value-type="float" office:value="950">
            <text:p>950</text:p>
          </table:table-cell>
          <table:table-cell office:value-type="float" office:value="420189">
            <text:p>420189</text:p>
          </table:table-cell>
          <table:table-cell table:formula="of:=[.G40]/12160" office:value-type="float" office:value="34.5550164473684">
            <text:p>34.5550164474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48</text:p>
          </table:table-cell>
          <table:table-cell office:value-type="string">
            <text:p>AM</text:p>
          </table:table-cell>
          <table:table-cell office:value-type="float" office:value="3977">
            <text:p>3977</text:p>
          </table:table-cell>
          <table:table-cell office:value-type="string">
            <text:p>KoalaSmall</text:p>
          </table:table-cell>
          <table:table-cell office:value-type="float" office:value="975">
            <text:p>975</text:p>
          </table:table-cell>
          <table:table-cell office:value-type="float" office:value="420187">
            <text:p>420187</text:p>
          </table:table-cell>
          <table:table-cell table:formula="of:=[.G41]/12160" office:value-type="float" office:value="34.5548519736842">
            <text:p>34.5548519737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0</text:p>
          </table:table-cell>
          <table:table-cell office:value-type="string">
            <text:p>AM</text:p>
          </table:table-cell>
          <table:table-cell office:value-type="float" office:value="3974">
            <text:p>3974</text:p>
          </table:table-cell>
          <table:table-cell office:value-type="string">
            <text:p>KoalaSmall</text:p>
          </table:table-cell>
          <table:table-cell office:value-type="float" office:value="1000">
            <text:p>1000</text:p>
          </table:table-cell>
          <table:table-cell office:value-type="float" office:value="420146">
            <text:p>420146</text:p>
          </table:table-cell>
          <table:table-cell table:formula="of:=[.G42]/12160" office:value-type="float" office:value="34.5514802631579">
            <text:p>34.551480263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2</text:p>
          </table:table-cell>
          <table:table-cell office:value-type="string">
            <text:p>AM</text:p>
          </table:table-cell>
          <table:table-cell office:value-type="float" office:value="3974">
            <text:p>3974</text:p>
          </table:table-cell>
          <table:table-cell office:value-type="string">
            <text:p>KoalaSmall</text:p>
          </table:table-cell>
          <table:table-cell office:value-type="float" office:value="1025">
            <text:p>1025</text:p>
          </table:table-cell>
          <table:table-cell office:value-type="float" office:value="420146">
            <text:p>420146</text:p>
          </table:table-cell>
          <table:table-cell table:formula="of:=[.G43]/12160" office:value-type="float" office:value="34.5514802631579">
            <text:p>34.5514802632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4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050">
            <text:p>1050</text:p>
          </table:table-cell>
          <table:table-cell office:value-type="float" office:value="419589">
            <text:p>419589</text:p>
          </table:table-cell>
          <table:table-cell table:formula="of:=[.G44]/12160" office:value-type="float" office:value="34.5056743421053">
            <text:p>34.5056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6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075">
            <text:p>1075</text:p>
          </table:table-cell>
          <table:table-cell office:value-type="float" office:value="419589">
            <text:p>419589</text:p>
          </table:table-cell>
          <table:table-cell table:formula="of:=[.G45]/12160" office:value-type="float" office:value="34.5056743421053">
            <text:p>34.5056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8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100">
            <text:p>1100</text:p>
          </table:table-cell>
          <table:table-cell office:value-type="float" office:value="419589">
            <text:p>419589</text:p>
          </table:table-cell>
          <table:table-cell table:formula="of:=[.G46]/12160" office:value-type="float" office:value="34.5056743421053">
            <text:p>34.5056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09:59</text:p>
          </table:table-cell>
          <table:table-cell office:value-type="string">
            <text:p>AM</text:p>
          </table:table-cell>
          <table:table-cell office:value-type="float" office:value="3967">
            <text:p>3967</text:p>
          </table:table-cell>
          <table:table-cell office:value-type="string">
            <text:p>KoalaSmall</text:p>
          </table:table-cell>
          <table:table-cell office:value-type="float" office:value="1125">
            <text:p>1125</text:p>
          </table:table-cell>
          <table:table-cell office:value-type="float" office:value="419589">
            <text:p>419589</text:p>
          </table:table-cell>
          <table:table-cell table:formula="of:=[.G47]/12160" office:value-type="float" office:value="34.5056743421053">
            <text:p>34.5056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1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150">
            <text:p>1150</text:p>
          </table:table-cell>
          <table:table-cell office:value-type="float" office:value="418824">
            <text:p>418824</text:p>
          </table:table-cell>
          <table:table-cell table:formula="of:=[.G48]/12160" office:value-type="float" office:value="34.4427631578947">
            <text:p>34.44276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3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175">
            <text:p>1175</text:p>
          </table:table-cell>
          <table:table-cell office:value-type="float" office:value="418824">
            <text:p>418824</text:p>
          </table:table-cell>
          <table:table-cell table:formula="of:=[.G49]/12160" office:value-type="float" office:value="34.4427631578947">
            <text:p>34.44276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5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200">
            <text:p>1200</text:p>
          </table:table-cell>
          <table:table-cell office:value-type="float" office:value="418824">
            <text:p>418824</text:p>
          </table:table-cell>
          <table:table-cell table:formula="of:=[.G50]/12160" office:value-type="float" office:value="34.4427631578947">
            <text:p>34.44276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7</text:p>
          </table:table-cell>
          <table:table-cell office:value-type="string">
            <text:p>AM</text:p>
          </table:table-cell>
          <table:table-cell office:value-type="float" office:value="3981">
            <text:p>3981</text:p>
          </table:table-cell>
          <table:table-cell office:value-type="string">
            <text:p>KoalaSmall</text:p>
          </table:table-cell>
          <table:table-cell office:value-type="float" office:value="1225">
            <text:p>1225</text:p>
          </table:table-cell>
          <table:table-cell office:value-type="float" office:value="418824">
            <text:p>418824</text:p>
          </table:table-cell>
          <table:table-cell table:formula="of:=[.G51]/12160" office:value-type="float" office:value="34.4427631578947">
            <text:p>34.44276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09</text:p>
          </table:table-cell>
          <table:table-cell office:value-type="string">
            <text:p>AM</text:p>
          </table:table-cell>
          <table:table-cell office:value-type="float" office:value="3979">
            <text:p>3979</text:p>
          </table:table-cell>
          <table:table-cell office:value-type="string">
            <text:p>KoalaSmall</text:p>
          </table:table-cell>
          <table:table-cell office:value-type="float" office:value="1250">
            <text:p>1250</text:p>
          </table:table-cell>
          <table:table-cell office:value-type="float" office:value="418031">
            <text:p>418031</text:p>
          </table:table-cell>
          <table:table-cell table:formula="of:=[.G52]/12160" office:value-type="float" office:value="34.3775493421053">
            <text:p>34.377549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1</text:p>
          </table:table-cell>
          <table:table-cell office:value-type="string">
            <text:p>AM</text:p>
          </table:table-cell>
          <table:table-cell office:value-type="float" office:value="3943">
            <text:p>3943</text:p>
          </table:table-cell>
          <table:table-cell office:value-type="string">
            <text:p>KoalaSmall</text:p>
          </table:table-cell>
          <table:table-cell office:value-type="float" office:value="1275">
            <text:p>1275</text:p>
          </table:table-cell>
          <table:table-cell office:value-type="float" office:value="416834">
            <text:p>416834</text:p>
          </table:table-cell>
          <table:table-cell table:formula="of:=[.G53]/12160" office:value-type="float" office:value="34.2791118421053">
            <text:p>34.2791118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3</text:p>
          </table:table-cell>
          <table:table-cell office:value-type="string">
            <text:p>AM</text:p>
          </table:table-cell>
          <table:table-cell office:value-type="float" office:value="3943">
            <text:p>3943</text:p>
          </table:table-cell>
          <table:table-cell office:value-type="string">
            <text:p>KoalaSmall</text:p>
          </table:table-cell>
          <table:table-cell office:value-type="float" office:value="1300">
            <text:p>1300</text:p>
          </table:table-cell>
          <table:table-cell office:value-type="float" office:value="416834">
            <text:p>416834</text:p>
          </table:table-cell>
          <table:table-cell table:formula="of:=[.G54]/12160" office:value-type="float" office:value="34.2791118421053">
            <text:p>34.2791118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5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325">
            <text:p>1325</text:p>
          </table:table-cell>
          <table:table-cell office:value-type="float" office:value="416164">
            <text:p>416164</text:p>
          </table:table-cell>
          <table:table-cell table:formula="of:=[.G55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7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350">
            <text:p>1350</text:p>
          </table:table-cell>
          <table:table-cell office:value-type="float" office:value="416164">
            <text:p>416164</text:p>
          </table:table-cell>
          <table:table-cell table:formula="of:=[.G56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19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375">
            <text:p>1375</text:p>
          </table:table-cell>
          <table:table-cell office:value-type="float" office:value="416164">
            <text:p>416164</text:p>
          </table:table-cell>
          <table:table-cell table:formula="of:=[.G57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1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00">
            <text:p>1400</text:p>
          </table:table-cell>
          <table:table-cell office:value-type="float" office:value="416164">
            <text:p>416164</text:p>
          </table:table-cell>
          <table:table-cell table:formula="of:=[.G58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3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25">
            <text:p>1425</text:p>
          </table:table-cell>
          <table:table-cell office:value-type="float" office:value="416164">
            <text:p>416164</text:p>
          </table:table-cell>
          <table:table-cell table:formula="of:=[.G59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5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50">
            <text:p>1450</text:p>
          </table:table-cell>
          <table:table-cell office:value-type="float" office:value="416164">
            <text:p>416164</text:p>
          </table:table-cell>
          <table:table-cell table:formula="of:=[.G60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7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475">
            <text:p>1475</text:p>
          </table:table-cell>
          <table:table-cell office:value-type="float" office:value="416164">
            <text:p>416164</text:p>
          </table:table-cell>
          <table:table-cell table:formula="of:=[.G61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29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00">
            <text:p>1500</text:p>
          </table:table-cell>
          <table:table-cell office:value-type="float" office:value="416164">
            <text:p>416164</text:p>
          </table:table-cell>
          <table:table-cell table:formula="of:=[.G62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0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25">
            <text:p>1525</text:p>
          </table:table-cell>
          <table:table-cell office:value-type="float" office:value="416164">
            <text:p>416164</text:p>
          </table:table-cell>
          <table:table-cell table:formula="of:=[.G63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2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50">
            <text:p>1550</text:p>
          </table:table-cell>
          <table:table-cell office:value-type="float" office:value="416164">
            <text:p>416164</text:p>
          </table:table-cell>
          <table:table-cell table:formula="of:=[.G64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4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575">
            <text:p>1575</text:p>
          </table:table-cell>
          <table:table-cell office:value-type="float" office:value="416164">
            <text:p>416164</text:p>
          </table:table-cell>
          <table:table-cell table:formula="of:=[.G65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6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00">
            <text:p>1600</text:p>
          </table:table-cell>
          <table:table-cell office:value-type="float" office:value="416164">
            <text:p>416164</text:p>
          </table:table-cell>
          <table:table-cell table:formula="of:=[.G66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38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25">
            <text:p>1625</text:p>
          </table:table-cell>
          <table:table-cell office:value-type="float" office:value="416164">
            <text:p>416164</text:p>
          </table:table-cell>
          <table:table-cell table:formula="of:=[.G67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0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50">
            <text:p>1650</text:p>
          </table:table-cell>
          <table:table-cell office:value-type="float" office:value="416164">
            <text:p>416164</text:p>
          </table:table-cell>
          <table:table-cell table:formula="of:=[.G68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2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675">
            <text:p>1675</text:p>
          </table:table-cell>
          <table:table-cell office:value-type="float" office:value="416164">
            <text:p>416164</text:p>
          </table:table-cell>
          <table:table-cell table:formula="of:=[.G69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4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700">
            <text:p>1700</text:p>
          </table:table-cell>
          <table:table-cell office:value-type="float" office:value="416164">
            <text:p>416164</text:p>
          </table:table-cell>
          <table:table-cell table:formula="of:=[.G70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6</text:p>
          </table:table-cell>
          <table:table-cell office:value-type="string">
            <text:p>AM</text:p>
          </table:table-cell>
          <table:table-cell office:value-type="float" office:value="3948">
            <text:p>3948</text:p>
          </table:table-cell>
          <table:table-cell office:value-type="string">
            <text:p>KoalaSmall</text:p>
          </table:table-cell>
          <table:table-cell office:value-type="float" office:value="1725">
            <text:p>1725</text:p>
          </table:table-cell>
          <table:table-cell office:value-type="float" office:value="416164">
            <text:p>416164</text:p>
          </table:table-cell>
          <table:table-cell table:formula="of:=[.G71]/12160" office:value-type="float" office:value="34.2240131578947">
            <text:p>34.224013157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48</text:p>
          </table:table-cell>
          <table:table-cell office:value-type="string">
            <text:p>AM</text:p>
          </table:table-cell>
          <table:table-cell office:value-type="float" office:value="3936">
            <text:p>3936</text:p>
          </table:table-cell>
          <table:table-cell office:value-type="string">
            <text:p>KoalaSmall</text:p>
          </table:table-cell>
          <table:table-cell office:value-type="float" office:value="1750">
            <text:p>1750</text:p>
          </table:table-cell>
          <table:table-cell office:value-type="float" office:value="415989">
            <text:p>415989</text:p>
          </table:table-cell>
          <table:table-cell table:formula="of:=[.G72]/12160" office:value-type="float" office:value="34.2096217105263">
            <text:p>34.209621710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0</text:p>
          </table:table-cell>
          <table:table-cell office:value-type="string">
            <text:p>AM</text:p>
          </table:table-cell>
          <table:table-cell office:value-type="float" office:value="3916">
            <text:p>3916</text:p>
          </table:table-cell>
          <table:table-cell office:value-type="string">
            <text:p>KoalaSmall</text:p>
          </table:table-cell>
          <table:table-cell office:value-type="float" office:value="1775">
            <text:p>1775</text:p>
          </table:table-cell>
          <table:table-cell office:value-type="float" office:value="415987">
            <text:p>415987</text:p>
          </table:table-cell>
          <table:table-cell table:formula="of:=[.G73]/12160" office:value-type="float" office:value="34.2094572368421">
            <text:p>34.209457236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2</text:p>
          </table:table-cell>
          <table:table-cell office:value-type="string">
            <text:p>AM</text:p>
          </table:table-cell>
          <table:table-cell office:value-type="float" office:value="3916">
            <text:p>3916</text:p>
          </table:table-cell>
          <table:table-cell office:value-type="string">
            <text:p>KoalaSmall</text:p>
          </table:table-cell>
          <table:table-cell office:value-type="float" office:value="1800">
            <text:p>1800</text:p>
          </table:table-cell>
          <table:table-cell office:value-type="float" office:value="415987">
            <text:p>415987</text:p>
          </table:table-cell>
          <table:table-cell table:formula="of:=[.G74]/12160" office:value-type="float" office:value="34.2094572368421">
            <text:p>34.209457236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4</text:p>
          </table:table-cell>
          <table:table-cell office:value-type="string">
            <text:p>AM</text:p>
          </table:table-cell>
          <table:table-cell office:value-type="float" office:value="3933">
            <text:p>3933</text:p>
          </table:table-cell>
          <table:table-cell office:value-type="string">
            <text:p>KoalaSmall</text:p>
          </table:table-cell>
          <table:table-cell office:value-type="float" office:value="1825">
            <text:p>1825</text:p>
          </table:table-cell>
          <table:table-cell office:value-type="float" office:value="415904">
            <text:p>415904</text:p>
          </table:table-cell>
          <table:table-cell table:formula="of:=[.G75]/12160" office:value-type="float" office:value="34.2026315789474">
            <text:p>34.2026315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6</text:p>
          </table:table-cell>
          <table:table-cell office:value-type="string">
            <text:p>AM</text:p>
          </table:table-cell>
          <table:table-cell office:value-type="float" office:value="3933">
            <text:p>3933</text:p>
          </table:table-cell>
          <table:table-cell office:value-type="string">
            <text:p>KoalaSmall</text:p>
          </table:table-cell>
          <table:table-cell office:value-type="float" office:value="1850">
            <text:p>1850</text:p>
          </table:table-cell>
          <table:table-cell office:value-type="float" office:value="415904">
            <text:p>415904</text:p>
          </table:table-cell>
          <table:table-cell table:formula="of:=[.G76]/12160" office:value-type="float" office:value="34.2026315789474">
            <text:p>34.2026315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0:58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875">
            <text:p>1875</text:p>
          </table:table-cell>
          <table:table-cell office:value-type="float" office:value="415587">
            <text:p>415587</text:p>
          </table:table-cell>
          <table:table-cell table:formula="of:=[.G77]/12160" office:value-type="float" office:value="34.1765625">
            <text:p>34.176562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0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00">
            <text:p>1900</text:p>
          </table:table-cell>
          <table:table-cell office:value-type="float" office:value="415587">
            <text:p>415587</text:p>
          </table:table-cell>
          <table:table-cell table:formula="of:=[.G78]/12160" office:value-type="float" office:value="34.1765625">
            <text:p>34.1765625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2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25">
            <text:p>1925</text:p>
          </table:table-cell>
          <table:table-cell office:value-type="float" office:value="415506">
            <text:p>415506</text:p>
          </table:table-cell>
          <table:table-cell table:formula="of:=[.G79]/12160" office:value-type="float" office:value="34.1699013157895">
            <text:p>34.169901315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3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50">
            <text:p>1950</text:p>
          </table:table-cell>
          <table:table-cell office:value-type="float" office:value="415506">
            <text:p>415506</text:p>
          </table:table-cell>
          <table:table-cell table:formula="of:=[.G80]/12160" office:value-type="float" office:value="34.1699013157895">
            <text:p>34.169901315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5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1975">
            <text:p>1975</text:p>
          </table:table-cell>
          <table:table-cell office:value-type="float" office:value="415506">
            <text:p>415506</text:p>
          </table:table-cell>
          <table:table-cell table:formula="of:=[.G81]/12160" office:value-type="float" office:value="34.1699013157895">
            <text:p>34.169901315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7</text:p>
          </table:table-cell>
          <table:table-cell office:value-type="string">
            <text:p>AM</text:p>
          </table:table-cell>
          <table:table-cell office:value-type="float" office:value="3908">
            <text:p>3908</text:p>
          </table:table-cell>
          <table:table-cell office:value-type="string">
            <text:p>KoalaSmall</text:p>
          </table:table-cell>
          <table:table-cell office:value-type="float" office:value="2000">
            <text:p>2000</text:p>
          </table:table-cell>
          <table:table-cell office:value-type="float" office:value="415506">
            <text:p>415506</text:p>
          </table:table-cell>
          <table:table-cell table:formula="of:=[.G82]/12160" office:value-type="float" office:value="34.1699013157895">
            <text:p>34.1699013158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09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025">
            <text:p>2025</text:p>
          </table:table-cell>
          <table:table-cell office:value-type="float" office:value="415485">
            <text:p>415485</text:p>
          </table:table-cell>
          <table:table-cell table:formula="of:=[.G83]/12160" office:value-type="float" office:value="34.1681743421053">
            <text:p>34.1681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2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050">
            <text:p>2050</text:p>
          </table:table-cell>
          <table:table-cell office:value-type="float" office:value="415485">
            <text:p>415485</text:p>
          </table:table-cell>
          <table:table-cell table:formula="of:=[.G84]/12160" office:value-type="float" office:value="34.1681743421053">
            <text:p>34.1681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4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075">
            <text:p>2075</text:p>
          </table:table-cell>
          <table:table-cell office:value-type="float" office:value="415485">
            <text:p>415485</text:p>
          </table:table-cell>
          <table:table-cell table:formula="of:=[.G85]/12160" office:value-type="float" office:value="34.1681743421053">
            <text:p>34.1681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6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100">
            <text:p>2100</text:p>
          </table:table-cell>
          <table:table-cell office:value-type="float" office:value="415485">
            <text:p>415485</text:p>
          </table:table-cell>
          <table:table-cell table:formula="of:=[.G86]/12160" office:value-type="float" office:value="34.1681743421053">
            <text:p>34.1681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18</text:p>
          </table:table-cell>
          <table:table-cell office:value-type="string">
            <text:p>AM</text:p>
          </table:table-cell>
          <table:table-cell office:value-type="float" office:value="3924">
            <text:p>3924</text:p>
          </table:table-cell>
          <table:table-cell office:value-type="string">
            <text:p>KoalaSmall</text:p>
          </table:table-cell>
          <table:table-cell office:value-type="float" office:value="2125">
            <text:p>2125</text:p>
          </table:table-cell>
          <table:table-cell office:value-type="float" office:value="415485">
            <text:p>415485</text:p>
          </table:table-cell>
          <table:table-cell table:formula="of:=[.G87]/12160" office:value-type="float" office:value="34.1681743421053">
            <text:p>34.1681743421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0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150">
            <text:p>2150</text:p>
          </table:table-cell>
          <table:table-cell office:value-type="float" office:value="414821">
            <text:p>414821</text:p>
          </table:table-cell>
          <table:table-cell table:formula="of:=[.G88]/12160" office:value-type="float" office:value="34.1135690789474">
            <text:p>34.1135690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2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175">
            <text:p>2175</text:p>
          </table:table-cell>
          <table:table-cell office:value-type="float" office:value="414821">
            <text:p>414821</text:p>
          </table:table-cell>
          <table:table-cell table:formula="of:=[.G89]/12160" office:value-type="float" office:value="34.1135690789474">
            <text:p>34.1135690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4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200">
            <text:p>2200</text:p>
          </table:table-cell>
          <table:table-cell office:value-type="float" office:value="414821">
            <text:p>414821</text:p>
          </table:table-cell>
          <table:table-cell table:formula="of:=[.G90]/12160" office:value-type="float" office:value="34.1135690789474">
            <text:p>34.1135690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5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225">
            <text:p>2225</text:p>
          </table:table-cell>
          <table:table-cell office:value-type="float" office:value="414821">
            <text:p>414821</text:p>
          </table:table-cell>
          <table:table-cell table:formula="of:=[.G91]/12160" office:value-type="float" office:value="34.1135690789474">
            <text:p>34.1135690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7</text:p>
          </table:table-cell>
          <table:table-cell office:value-type="string">
            <text:p>AM</text:p>
          </table:table-cell>
          <table:table-cell office:value-type="float" office:value="3925">
            <text:p>3925</text:p>
          </table:table-cell>
          <table:table-cell office:value-type="string">
            <text:p>KoalaSmall</text:p>
          </table:table-cell>
          <table:table-cell office:value-type="float" office:value="2250">
            <text:p>2250</text:p>
          </table:table-cell>
          <table:table-cell office:value-type="float" office:value="414821">
            <text:p>414821</text:p>
          </table:table-cell>
          <table:table-cell table:formula="of:=[.G92]/12160" office:value-type="float" office:value="34.1135690789474">
            <text:p>34.1135690789</text:p>
          </table:table-cell>
          <table:table-cell table:number-columns-repeated="9"/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29</text:p>
          </table:table-cell>
          <table:table-cell office:value-type="string">
            <text:p>AM</text:p>
          </table:table-cell>
          <table:table-cell office:value-type="float" office:value="3900">
            <text:p>3900</text:p>
          </table:table-cell>
          <table:table-cell office:value-type="string">
            <text:p>KoalaSmall</text:p>
          </table:table-cell>
          <table:table-cell office:value-type="float" office:value="2275">
            <text:p>2275</text:p>
          </table:table-cell>
          <table:table-cell office:value-type="float" office:value="414730">
            <text:p>414730</text:p>
          </table:table-cell>
          <table:table-cell table:formula="of:=[.G93]/12160" office:value-type="float" office:value="34.1060855263158">
            <text:p>34.1060855263</text:p>
          </table:table-cell>
          <table:table-cell table:number-columns-repeated="9"/>
        </table:table-row>
      </table:table>
      <table:table table:name="Penguins 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  <table:table-cell/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AM</text:p>
          </table:table-cell>
          <table:table-cell office:value-type="string">
            <text:p>Size</text:p>
          </table:table-cell>
          <table:table-cell office:value-type="string">
            <text:p>File Name</text:p>
          </table:table-cell>
          <table:table-cell office:value-type="string">
            <text:p>Gen</text:p>
          </table:table-cell>
          <table:table-cell office:value-type="string">
            <text:p>Fitness</text:p>
          </table:table-cell>
          <table:table-cell office:value-type="string">
            <text:p>Av Pixel Diff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53</text:p>
          </table:table-cell>
          <table:table-cell office:value-type="string">
            <text:p>AM</text:p>
          </table:table-cell>
          <table:table-cell office:value-type="float" office:value="5459">
            <text:p>5459</text:p>
          </table:table-cell>
          <table:table-cell office:value-type="string">
            <text:p>PenguinsSmall</text:p>
          </table:table-cell>
          <table:table-cell office:value-type="float" office:value="0">
            <text:p>0</text:p>
          </table:table-cell>
          <table:table-cell office:value-type="float" office:value="936922">
            <text:p>936922</text:p>
          </table:table-cell>
          <table:table-cell table:formula="of:=[.G2]/11875" office:value-type="float" office:value="78.8986947368421">
            <text:p>78.8986947368</text:p>
          </table:table-cell>
          <table:table-cell/>
          <table:table-cell office:value-type="string">
            <text:p>11/06/2020</text:p>
          </table:table-cell>
          <table:table-cell office:value-type="string">
            <text:p>07:41</text:p>
          </table:table-cell>
          <table:table-cell office:value-type="string">
            <text:p>PM</text:p>
          </table:table-cell>
          <table:table-cell office:value-type="float" office:value="2773">
            <text:p>2773</text:p>
          </table:table-cell>
          <table:table-cell office:value-type="string">
            <text:p>PenguinsSmall</text:p>
          </table:table-cell>
          <table:table-cell office:value-type="float" office:value="0">
            <text:p>0</text:p>
          </table:table-cell>
          <table:table-cell office:value-type="float" office:value="809608">
            <text:p>809608</text:p>
          </table:table-cell>
          <table:table-cell table:formula="of:=[.P2]/11875" office:value-type="float" office:value="68.1775157894737">
            <text:p>68.177515789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55</text:p>
          </table:table-cell>
          <table:table-cell office:value-type="string">
            <text:p>AM</text:p>
          </table:table-cell>
          <table:table-cell office:value-type="float" office:value="4786">
            <text:p>4786</text:p>
          </table:table-cell>
          <table:table-cell office:value-type="string">
            <text:p>PenguinsSmall</text:p>
          </table:table-cell>
          <table:table-cell office:value-type="float" office:value="25">
            <text:p>25</text:p>
          </table:table-cell>
          <table:table-cell office:value-type="float" office:value="612524">
            <text:p>612524</text:p>
          </table:table-cell>
          <table:table-cell table:formula="of:=[.G3]/11875" office:value-type="float" office:value="51.5809684210526">
            <text:p>51.5809684211</text:p>
          </table:table-cell>
          <table:table-cell/>
          <table:table-cell office:value-type="string">
            <text:p>11/06/2020</text:p>
          </table:table-cell>
          <table:table-cell office:value-type="string">
            <text:p>07:53</text:p>
          </table:table-cell>
          <table:table-cell office:value-type="string">
            <text:p>PM</text:p>
          </table:table-cell>
          <table:table-cell office:value-type="float" office:value="2860">
            <text:p>2860</text:p>
          </table:table-cell>
          <table:table-cell office:value-type="string">
            <text:p>PenguinsSmall</text:p>
          </table:table-cell>
          <table:table-cell office:value-type="float" office:value="25">
            <text:p>25</text:p>
          </table:table-cell>
          <table:table-cell office:value-type="float" office:value="484773">
            <text:p>484773</text:p>
          </table:table-cell>
          <table:table-cell table:formula="of:=[.P3]/11875" office:value-type="float" office:value="40.8229894736842">
            <text:p>40.822989473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1:58</text:p>
          </table:table-cell>
          <table:table-cell office:value-type="string">
            <text:p>AM</text:p>
          </table:table-cell>
          <table:table-cell office:value-type="float" office:value="4551">
            <text:p>4551</text:p>
          </table:table-cell>
          <table:table-cell office:value-type="string">
            <text:p>PenguinsSmall</text:p>
          </table:table-cell>
          <table:table-cell office:value-type="float" office:value="50">
            <text:p>50</text:p>
          </table:table-cell>
          <table:table-cell office:value-type="float" office:value="555997">
            <text:p>555997</text:p>
          </table:table-cell>
          <table:table-cell table:formula="of:=[.G4]/11875" office:value-type="float" office:value="46.8208">
            <text:p>46.8208</text:p>
          </table:table-cell>
          <table:table-cell/>
          <table:table-cell office:value-type="string">
            <text:p>11/06/2020</text:p>
          </table:table-cell>
          <table:table-cell office:value-type="string">
            <text:p>08:06</text:p>
          </table:table-cell>
          <table:table-cell office:value-type="string">
            <text:p>PM</text:p>
          </table:table-cell>
          <table:table-cell office:value-type="float" office:value="2818">
            <text:p>2818</text:p>
          </table:table-cell>
          <table:table-cell office:value-type="string">
            <text:p>PenguinsSmall</text:p>
          </table:table-cell>
          <table:table-cell office:value-type="float" office:value="50">
            <text:p>50</text:p>
          </table:table-cell>
          <table:table-cell office:value-type="float" office:value="458445">
            <text:p>458445</text:p>
          </table:table-cell>
          <table:table-cell table:formula="of:=[.P4]/11875" office:value-type="float" office:value="38.6058947368421">
            <text:p>38.605894736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0</text:p>
          </table:table-cell>
          <table:table-cell office:value-type="string">
            <text:p>PM</text:p>
          </table:table-cell>
          <table:table-cell office:value-type="float" office:value="4559">
            <text:p>4559</text:p>
          </table:table-cell>
          <table:table-cell office:value-type="string">
            <text:p>PenguinsSmall</text:p>
          </table:table-cell>
          <table:table-cell office:value-type="float" office:value="75">
            <text:p>75</text:p>
          </table:table-cell>
          <table:table-cell office:value-type="float" office:value="528790">
            <text:p>528790</text:p>
          </table:table-cell>
          <table:table-cell table:formula="of:=[.G5]/11875" office:value-type="float" office:value="44.5296842105263">
            <text:p>44.5296842105</text:p>
          </table:table-cell>
          <table:table-cell/>
          <table:table-cell office:value-type="string">
            <text:p>11/06/2020</text:p>
          </table:table-cell>
          <table:table-cell office:value-type="string">
            <text:p>08:19</text:p>
          </table:table-cell>
          <table:table-cell office:value-type="string">
            <text:p>PM</text:p>
          </table:table-cell>
          <table:table-cell office:value-type="float" office:value="2925">
            <text:p>2925</text:p>
          </table:table-cell>
          <table:table-cell office:value-type="string">
            <text:p>PenguinsSmall</text:p>
          </table:table-cell>
          <table:table-cell office:value-type="float" office:value="75">
            <text:p>75</text:p>
          </table:table-cell>
          <table:table-cell office:value-type="float" office:value="445636">
            <text:p>445636</text:p>
          </table:table-cell>
          <table:table-cell table:formula="of:=[.P5]/11875" office:value-type="float" office:value="37.5272421052632">
            <text:p>37.5272421053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2</text:p>
          </table:table-cell>
          <table:table-cell office:value-type="string">
            <text:p>PM</text:p>
          </table:table-cell>
          <table:table-cell office:value-type="float" office:value="4515">
            <text:p>4515</text:p>
          </table:table-cell>
          <table:table-cell office:value-type="string">
            <text:p>PenguinsSmall</text:p>
          </table:table-cell>
          <table:table-cell office:value-type="float" office:value="100">
            <text:p>100</text:p>
          </table:table-cell>
          <table:table-cell office:value-type="float" office:value="520505">
            <text:p>520505</text:p>
          </table:table-cell>
          <table:table-cell table:formula="of:=[.G6]/11875" office:value-type="float" office:value="43.832">
            <text:p>43.832</text:p>
          </table:table-cell>
          <table:table-cell/>
          <table:table-cell office:value-type="string">
            <text:p>11/06/2020</text:p>
          </table:table-cell>
          <table:table-cell office:value-type="string">
            <text:p>08:32</text:p>
          </table:table-cell>
          <table:table-cell office:value-type="string">
            <text:p>PM</text:p>
          </table:table-cell>
          <table:table-cell office:value-type="float" office:value="2924">
            <text:p>2924</text:p>
          </table:table-cell>
          <table:table-cell office:value-type="string">
            <text:p>PenguinsSmall</text:p>
          </table:table-cell>
          <table:table-cell office:value-type="float" office:value="100">
            <text:p>100</text:p>
          </table:table-cell>
          <table:table-cell office:value-type="float" office:value="444117">
            <text:p>444117</text:p>
          </table:table-cell>
          <table:table-cell table:formula="of:=[.P6]/11875" office:value-type="float" office:value="37.3993263157895">
            <text:p>37.399326315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4</text:p>
          </table:table-cell>
          <table:table-cell office:value-type="string">
            <text:p>PM</text:p>
          </table:table-cell>
          <table:table-cell office:value-type="float" office:value="4489">
            <text:p>4489</text:p>
          </table:table-cell>
          <table:table-cell office:value-type="string">
            <text:p>PenguinsSmall</text:p>
          </table:table-cell>
          <table:table-cell office:value-type="float" office:value="125">
            <text:p>125</text:p>
          </table:table-cell>
          <table:table-cell office:value-type="float" office:value="515688">
            <text:p>515688</text:p>
          </table:table-cell>
          <table:table-cell table:formula="of:=[.G7]/11875" office:value-type="float" office:value="43.4263578947368">
            <text:p>43.4263578947</text:p>
          </table:table-cell>
          <table:table-cell/>
          <table:table-cell office:value-type="string">
            <text:p>11/06/2020</text:p>
          </table:table-cell>
          <table:table-cell office:value-type="string">
            <text:p>08:44</text:p>
          </table:table-cell>
          <table:table-cell office:value-type="string">
            <text:p>PM</text:p>
          </table:table-cell>
          <table:table-cell office:value-type="float" office:value="2974">
            <text:p>2974</text:p>
          </table:table-cell>
          <table:table-cell office:value-type="string">
            <text:p>PenguinsSmall</text:p>
          </table:table-cell>
          <table:table-cell office:value-type="float" office:value="125">
            <text:p>125</text:p>
          </table:table-cell>
          <table:table-cell office:value-type="float" office:value="441606">
            <text:p>441606</text:p>
          </table:table-cell>
          <table:table-cell table:formula="of:=[.P7]/11875" office:value-type="float" office:value="37.1878736842105">
            <text:p>37.187873684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6</text:p>
          </table:table-cell>
          <table:table-cell office:value-type="string">
            <text:p>PM</text:p>
          </table:table-cell>
          <table:table-cell office:value-type="float" office:value="4541">
            <text:p>4541</text:p>
          </table:table-cell>
          <table:table-cell office:value-type="string">
            <text:p>PenguinsSmall</text:p>
          </table:table-cell>
          <table:table-cell office:value-type="float" office:value="150">
            <text:p>150</text:p>
          </table:table-cell>
          <table:table-cell office:value-type="float" office:value="514357">
            <text:p>514357</text:p>
          </table:table-cell>
          <table:table-cell table:formula="of:=[.G8]/11875" office:value-type="float" office:value="43.3142736842105">
            <text:p>43.3142736842</text:p>
          </table:table-cell>
          <table:table-cell/>
          <table:table-cell office:value-type="string">
            <text:p>11/06/2020</text:p>
          </table:table-cell>
          <table:table-cell office:value-type="string">
            <text:p>08:56</text:p>
          </table:table-cell>
          <table:table-cell office:value-type="string">
            <text:p>PM</text:p>
          </table:table-cell>
          <table:table-cell office:value-type="float" office:value="2982">
            <text:p>2982</text:p>
          </table:table-cell>
          <table:table-cell office:value-type="string">
            <text:p>PenguinsSmall</text:p>
          </table:table-cell>
          <table:table-cell office:value-type="float" office:value="150">
            <text:p>150</text:p>
          </table:table-cell>
          <table:table-cell office:value-type="float" office:value="441119">
            <text:p>441119</text:p>
          </table:table-cell>
          <table:table-cell table:formula="of:=[.P8]/11875" office:value-type="float" office:value="37.1468631578947">
            <text:p>37.1468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08</text:p>
          </table:table-cell>
          <table:table-cell office:value-type="string">
            <text:p>PM</text:p>
          </table:table-cell>
          <table:table-cell office:value-type="float" office:value="4554">
            <text:p>4554</text:p>
          </table:table-cell>
          <table:table-cell office:value-type="string">
            <text:p>PenguinsSmall</text:p>
          </table:table-cell>
          <table:table-cell office:value-type="float" office:value="175">
            <text:p>175</text:p>
          </table:table-cell>
          <table:table-cell office:value-type="float" office:value="511901">
            <text:p>511901</text:p>
          </table:table-cell>
          <table:table-cell table:formula="of:=[.G9]/11875" office:value-type="float" office:value="43.1074526315789">
            <text:p>43.1074526316</text:p>
          </table:table-cell>
          <table:table-cell/>
          <table:table-cell office:value-type="string">
            <text:p>11/06/2020</text:p>
          </table:table-cell>
          <table:table-cell office:value-type="string">
            <text:p>09:08</text:p>
          </table:table-cell>
          <table:table-cell office:value-type="string">
            <text:p>PM</text:p>
          </table:table-cell>
          <table:table-cell office:value-type="float" office:value="2955">
            <text:p>2955</text:p>
          </table:table-cell>
          <table:table-cell office:value-type="string">
            <text:p>PenguinsSmall</text:p>
          </table:table-cell>
          <table:table-cell office:value-type="float" office:value="175">
            <text:p>175</text:p>
          </table:table-cell>
          <table:table-cell office:value-type="float" office:value="440952">
            <text:p>440952</text:p>
          </table:table-cell>
          <table:table-cell table:formula="of:=[.P9]/11875" office:value-type="float" office:value="37.1328">
            <text:p>37.1328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0</text:p>
          </table:table-cell>
          <table:table-cell office:value-type="string">
            <text:p>PM</text:p>
          </table:table-cell>
          <table:table-cell office:value-type="float" office:value="4571">
            <text:p>4571</text:p>
          </table:table-cell>
          <table:table-cell office:value-type="string">
            <text:p>PenguinsSmall</text:p>
          </table:table-cell>
          <table:table-cell office:value-type="float" office:value="200">
            <text:p>200</text:p>
          </table:table-cell>
          <table:table-cell office:value-type="float" office:value="509240">
            <text:p>509240</text:p>
          </table:table-cell>
          <table:table-cell table:formula="of:=[.G10]/11875" office:value-type="float" office:value="42.8833684210526">
            <text:p>42.8833684211</text:p>
          </table:table-cell>
          <table:table-cell/>
          <table:table-cell office:value-type="string">
            <text:p>11/06/2020</text:p>
          </table:table-cell>
          <table:table-cell office:value-type="string">
            <text:p>09:20</text:p>
          </table:table-cell>
          <table:table-cell office:value-type="string">
            <text:p>PM</text:p>
          </table:table-cell>
          <table:table-cell office:value-type="float" office:value="2997">
            <text:p>2997</text:p>
          </table:table-cell>
          <table:table-cell office:value-type="string">
            <text:p>PenguinsSmall</text:p>
          </table:table-cell>
          <table:table-cell office:value-type="float" office:value="200">
            <text:p>200</text:p>
          </table:table-cell>
          <table:table-cell office:value-type="float" office:value="437742">
            <text:p>437742</text:p>
          </table:table-cell>
          <table:table-cell table:formula="of:=[.P10]/11875" office:value-type="float" office:value="36.8624842105263">
            <text:p>36.8624842105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3</text:p>
          </table:table-cell>
          <table:table-cell office:value-type="string">
            <text:p>PM</text:p>
          </table:table-cell>
          <table:table-cell office:value-type="float" office:value="4571">
            <text:p>4571</text:p>
          </table:table-cell>
          <table:table-cell office:value-type="string">
            <text:p>PenguinsSmall</text:p>
          </table:table-cell>
          <table:table-cell office:value-type="float" office:value="225">
            <text:p>225</text:p>
          </table:table-cell>
          <table:table-cell office:value-type="float" office:value="509240">
            <text:p>509240</text:p>
          </table:table-cell>
          <table:table-cell table:formula="of:=[.G11]/11875" office:value-type="float" office:value="42.8833684210526">
            <text:p>42.8833684211</text:p>
          </table:table-cell>
          <table:table-cell/>
          <table:table-cell office:value-type="string">
            <text:p>11/06/2020</text:p>
          </table:table-cell>
          <table:table-cell office:value-type="string">
            <text:p>09:32</text:p>
          </table:table-cell>
          <table:table-cell office:value-type="string">
            <text:p>PM</text:p>
          </table:table-cell>
          <table:table-cell office:value-type="float" office:value="2982">
            <text:p>2982</text:p>
          </table:table-cell>
          <table:table-cell office:value-type="string">
            <text:p>PenguinsSmall</text:p>
          </table:table-cell>
          <table:table-cell office:value-type="float" office:value="225">
            <text:p>225</text:p>
          </table:table-cell>
          <table:table-cell office:value-type="float" office:value="433450">
            <text:p>433450</text:p>
          </table:table-cell>
          <table:table-cell table:formula="of:=[.P11]/11875" office:value-type="float" office:value="36.5010526315789">
            <text:p>36.501052631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5</text:p>
          </table:table-cell>
          <table:table-cell office:value-type="string">
            <text:p>PM</text:p>
          </table:table-cell>
          <table:table-cell office:value-type="float" office:value="4566">
            <text:p>4566</text:p>
          </table:table-cell>
          <table:table-cell office:value-type="string">
            <text:p>PenguinsSmall</text:p>
          </table:table-cell>
          <table:table-cell office:value-type="float" office:value="250">
            <text:p>250</text:p>
          </table:table-cell>
          <table:table-cell office:value-type="float" office:value="506879">
            <text:p>506879</text:p>
          </table:table-cell>
          <table:table-cell table:formula="of:=[.G12]/11875" office:value-type="float" office:value="42.6845473684211">
            <text:p>42.6845473684</text:p>
          </table:table-cell>
          <table:table-cell/>
          <table:table-cell office:value-type="string">
            <text:p>11/06/2020</text:p>
          </table:table-cell>
          <table:table-cell office:value-type="string">
            <text:p>09:44</text:p>
          </table:table-cell>
          <table:table-cell office:value-type="string">
            <text:p>PM</text:p>
          </table:table-cell>
          <table:table-cell office:value-type="float" office:value="2980">
            <text:p>2980</text:p>
          </table:table-cell>
          <table:table-cell office:value-type="string">
            <text:p>PenguinsSmall</text:p>
          </table:table-cell>
          <table:table-cell office:value-type="float" office:value="250">
            <text:p>250</text:p>
          </table:table-cell>
          <table:table-cell office:value-type="float" office:value="432863">
            <text:p>432863</text:p>
          </table:table-cell>
          <table:table-cell table:formula="of:=[.P12]/11875" office:value-type="float" office:value="36.4516210526316">
            <text:p>36.451621052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7</text:p>
          </table:table-cell>
          <table:table-cell office:value-type="string">
            <text:p>PM</text:p>
          </table:table-cell>
          <table:table-cell office:value-type="float" office:value="4562">
            <text:p>4562</text:p>
          </table:table-cell>
          <table:table-cell office:value-type="string">
            <text:p>PenguinsSmall</text:p>
          </table:table-cell>
          <table:table-cell office:value-type="float" office:value="275">
            <text:p>275</text:p>
          </table:table-cell>
          <table:table-cell office:value-type="float" office:value="506819">
            <text:p>506819</text:p>
          </table:table-cell>
          <table:table-cell table:formula="of:=[.G13]/11875" office:value-type="float" office:value="42.6794947368421">
            <text:p>42.6794947368</text:p>
          </table:table-cell>
          <table:table-cell/>
          <table:table-cell office:value-type="string">
            <text:p>11/06/2020</text:p>
          </table:table-cell>
          <table:table-cell office:value-type="string">
            <text:p>09:56</text:p>
          </table:table-cell>
          <table:table-cell office:value-type="string">
            <text:p>PM</text:p>
          </table:table-cell>
          <table:table-cell office:value-type="float" office:value="2980">
            <text:p>2980</text:p>
          </table:table-cell>
          <table:table-cell office:value-type="string">
            <text:p>PenguinsSmall</text:p>
          </table:table-cell>
          <table:table-cell office:value-type="float" office:value="275">
            <text:p>275</text:p>
          </table:table-cell>
          <table:table-cell office:value-type="float" office:value="432863">
            <text:p>432863</text:p>
          </table:table-cell>
          <table:table-cell table:formula="of:=[.P13]/11875" office:value-type="float" office:value="36.4516210526316">
            <text:p>36.4516210526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19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300">
            <text:p>300</text:p>
          </table:table-cell>
          <table:table-cell office:value-type="float" office:value="504924">
            <text:p>504924</text:p>
          </table:table-cell>
          <table:table-cell table:formula="of:=[.G14]/11875" office:value-type="float" office:value="42.5199157894737">
            <text:p>42.5199157895</text:p>
          </table:table-cell>
          <table:table-cell/>
          <table:table-cell office:value-type="string">
            <text:p>11/06/2020</text:p>
          </table:table-cell>
          <table:table-cell office:value-type="string">
            <text:p>10:08</text:p>
          </table:table-cell>
          <table:table-cell office:value-type="string">
            <text:p>PM</text:p>
          </table:table-cell>
          <table:table-cell office:value-type="float" office:value="3035">
            <text:p>3035</text:p>
          </table:table-cell>
          <table:table-cell office:value-type="string">
            <text:p>PenguinsSmall</text:p>
          </table:table-cell>
          <table:table-cell office:value-type="float" office:value="300">
            <text:p>300</text:p>
          </table:table-cell>
          <table:table-cell office:value-type="float" office:value="430860">
            <text:p>430860</text:p>
          </table:table-cell>
          <table:table-cell table:formula="of:=[.P14]/11875" office:value-type="float" office:value="36.2829473684211">
            <text:p>36.2829473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1</text:p>
          </table:table-cell>
          <table:table-cell office:value-type="string">
            <text:p>PM</text:p>
          </table:table-cell>
          <table:table-cell office:value-type="float" office:value="4613">
            <text:p>4613</text:p>
          </table:table-cell>
          <table:table-cell office:value-type="string">
            <text:p>PenguinsSmall</text:p>
          </table:table-cell>
          <table:table-cell office:value-type="float" office:value="325">
            <text:p>325</text:p>
          </table:table-cell>
          <table:table-cell office:value-type="float" office:value="504099">
            <text:p>504099</text:p>
          </table:table-cell>
          <table:table-cell table:formula="of:=[.G15]/11875" office:value-type="float" office:value="42.4504421052632">
            <text:p>42.4504421053</text:p>
          </table:table-cell>
          <table:table-cell/>
          <table:table-cell office:value-type="string">
            <text:p>11/06/2020</text:p>
          </table:table-cell>
          <table:table-cell office:value-type="string">
            <text:p>10:19</text:p>
          </table:table-cell>
          <table:table-cell office:value-type="string">
            <text:p>PM</text:p>
          </table:table-cell>
          <table:table-cell office:value-type="float" office:value="3040">
            <text:p>3040</text:p>
          </table:table-cell>
          <table:table-cell office:value-type="string">
            <text:p>PenguinsSmall</text:p>
          </table:table-cell>
          <table:table-cell office:value-type="float" office:value="325">
            <text:p>325</text:p>
          </table:table-cell>
          <table:table-cell office:value-type="float" office:value="429434">
            <text:p>429434</text:p>
          </table:table-cell>
          <table:table-cell table:formula="of:=[.P15]/11875" office:value-type="float" office:value="36.1628631578947">
            <text:p>36.1628631579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4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350">
            <text:p>350</text:p>
          </table:table-cell>
          <table:table-cell office:value-type="float" office:value="503952">
            <text:p>503952</text:p>
          </table:table-cell>
          <table:table-cell table:formula="of:=[.G16]/11875" office:value-type="float" office:value="42.4380631578947">
            <text:p>42.4380631579</text:p>
          </table:table-cell>
          <table:table-cell/>
          <table:table-cell office:value-type="string">
            <text:p>11/06/2020</text:p>
          </table:table-cell>
          <table:table-cell office:value-type="string">
            <text:p>10:31</text:p>
          </table:table-cell>
          <table:table-cell office:value-type="string">
            <text:p>PM</text:p>
          </table:table-cell>
          <table:table-cell office:value-type="float" office:value="3078">
            <text:p>3078</text:p>
          </table:table-cell>
          <table:table-cell office:value-type="string">
            <text:p>PenguinsSmall</text:p>
          </table:table-cell>
          <table:table-cell office:value-type="float" office:value="350">
            <text:p>350</text:p>
          </table:table-cell>
          <table:table-cell office:value-type="float" office:value="427642">
            <text:p>427642</text:p>
          </table:table-cell>
          <table:table-cell table:formula="of:=[.P16]/11875" office:value-type="float" office:value="36.0119578947368">
            <text:p>36.0119578947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6</text:p>
          </table:table-cell>
          <table:table-cell office:value-type="string">
            <text:p>PM</text:p>
          </table:table-cell>
          <table:table-cell office:value-type="float" office:value="4558">
            <text:p>4558</text:p>
          </table:table-cell>
          <table:table-cell office:value-type="string">
            <text:p>PenguinsSmall</text:p>
          </table:table-cell>
          <table:table-cell office:value-type="float" office:value="375">
            <text:p>375</text:p>
          </table:table-cell>
          <table:table-cell office:value-type="float" office:value="502969">
            <text:p>502969</text:p>
          </table:table-cell>
          <table:table-cell table:formula="of:=[.G17]/11875" office:value-type="float" office:value="42.3552842105263">
            <text:p>42.3552842105</text:p>
          </table:table-cell>
          <table:table-cell/>
          <table:table-cell office:value-type="string">
            <text:p>11/06/2020</text:p>
          </table:table-cell>
          <table:table-cell office:value-type="string">
            <text:p>10:42</text:p>
          </table:table-cell>
          <table:table-cell office:value-type="string">
            <text:p>PM</text:p>
          </table:table-cell>
          <table:table-cell office:value-type="float" office:value="3054">
            <text:p>3054</text:p>
          </table:table-cell>
          <table:table-cell office:value-type="string">
            <text:p>PenguinsSmall</text:p>
          </table:table-cell>
          <table:table-cell office:value-type="float" office:value="375">
            <text:p>375</text:p>
          </table:table-cell>
          <table:table-cell office:value-type="float" office:value="426936">
            <text:p>426936</text:p>
          </table:table-cell>
          <table:table-cell table:formula="of:=[.P17]/11875" office:value-type="float" office:value="35.9525052631579">
            <text:p>35.95250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28</text:p>
          </table:table-cell>
          <table:table-cell office:value-type="string">
            <text:p>PM</text:p>
          </table:table-cell>
          <table:table-cell office:value-type="float" office:value="4606">
            <text:p>4606</text:p>
          </table:table-cell>
          <table:table-cell office:value-type="string">
            <text:p>PenguinsSmall</text:p>
          </table:table-cell>
          <table:table-cell office:value-type="float" office:value="400">
            <text:p>400</text:p>
          </table:table-cell>
          <table:table-cell office:value-type="float" office:value="501115">
            <text:p>501115</text:p>
          </table:table-cell>
          <table:table-cell table:formula="of:=[.G18]/11875" office:value-type="float" office:value="42.1991578947368">
            <text:p>42.1991578947</text:p>
          </table:table-cell>
          <table:table-cell/>
          <table:table-cell office:value-type="string">
            <text:p>11/06/2020</text:p>
          </table:table-cell>
          <table:table-cell office:value-type="string">
            <text:p>10:54</text:p>
          </table:table-cell>
          <table:table-cell office:value-type="string">
            <text:p>PM</text:p>
          </table:table-cell>
          <table:table-cell office:value-type="float" office:value="3054">
            <text:p>3054</text:p>
          </table:table-cell>
          <table:table-cell office:value-type="string">
            <text:p>PenguinsSmall</text:p>
          </table:table-cell>
          <table:table-cell office:value-type="float" office:value="400">
            <text:p>400</text:p>
          </table:table-cell>
          <table:table-cell office:value-type="float" office:value="426936">
            <text:p>426936</text:p>
          </table:table-cell>
          <table:table-cell table:formula="of:=[.P18]/11875" office:value-type="float" office:value="35.9525052631579">
            <text:p>35.9525052632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0</text:p>
          </table:table-cell>
          <table:table-cell office:value-type="string">
            <text:p>PM</text:p>
          </table:table-cell>
          <table:table-cell office:value-type="float" office:value="4630">
            <text:p>4630</text:p>
          </table:table-cell>
          <table:table-cell office:value-type="string">
            <text:p>PenguinsSmall</text:p>
          </table:table-cell>
          <table:table-cell office:value-type="float" office:value="425">
            <text:p>425</text:p>
          </table:table-cell>
          <table:table-cell office:value-type="float" office:value="500585">
            <text:p>500585</text:p>
          </table:table-cell>
          <table:table-cell table:formula="of:=[.G19]/11875" office:value-type="float" office:value="42.1545263157895">
            <text:p>42.1545263158</text:p>
          </table:table-cell>
          <table:table-cell/>
          <table:table-cell office:value-type="string">
            <text:p>11/06/2020</text:p>
          </table:table-cell>
          <table:table-cell office:value-type="string">
            <text:p>11:06</text:p>
          </table:table-cell>
          <table:table-cell office:value-type="string">
            <text:p>PM</text:p>
          </table:table-cell>
          <table:table-cell office:value-type="float" office:value="3062">
            <text:p>3062</text:p>
          </table:table-cell>
          <table:table-cell office:value-type="string">
            <text:p>PenguinsSmall</text:p>
          </table:table-cell>
          <table:table-cell office:value-type="float" office:value="425">
            <text:p>425</text:p>
          </table:table-cell>
          <table:table-cell office:value-type="float" office:value="426547">
            <text:p>426547</text:p>
          </table:table-cell>
          <table:table-cell table:formula="of:=[.P19]/11875" office:value-type="float" office:value="35.919747368421">
            <text:p>35.9197473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2</text:p>
          </table:table-cell>
          <table:table-cell office:value-type="string">
            <text:p>PM</text:p>
          </table:table-cell>
          <table:table-cell office:value-type="float" office:value="4630">
            <text:p>4630</text:p>
          </table:table-cell>
          <table:table-cell office:value-type="string">
            <text:p>PenguinsSmall</text:p>
          </table:table-cell>
          <table:table-cell office:value-type="float" office:value="450">
            <text:p>450</text:p>
          </table:table-cell>
          <table:table-cell office:value-type="float" office:value="500585">
            <text:p>500585</text:p>
          </table:table-cell>
          <table:table-cell table:formula="of:=[.G20]/11875" office:value-type="float" office:value="42.1545263157895">
            <text:p>42.1545263158</text:p>
          </table:table-cell>
          <table:table-cell/>
          <table:table-cell office:value-type="string">
            <text:p>11/06/2020</text:p>
          </table:table-cell>
          <table:table-cell office:value-type="string">
            <text:p>11:17</text:p>
          </table:table-cell>
          <table:table-cell office:value-type="string">
            <text:p>PM</text:p>
          </table:table-cell>
          <table:table-cell office:value-type="float" office:value="3062">
            <text:p>3062</text:p>
          </table:table-cell>
          <table:table-cell office:value-type="string">
            <text:p>PenguinsSmall</text:p>
          </table:table-cell>
          <table:table-cell office:value-type="float" office:value="450">
            <text:p>450</text:p>
          </table:table-cell>
          <table:table-cell office:value-type="float" office:value="426547">
            <text:p>426547</text:p>
          </table:table-cell>
          <table:table-cell table:formula="of:=[.P20]/11875" office:value-type="float" office:value="35.919747368421">
            <text:p>35.9197473684</text:p>
          </table:table-cell>
        </table:table-row>
        <table:table-row table:style-name="ro2">
          <table:table-cell office:value-type="string">
            <text:p>10/20/2020</text:p>
          </table:table-cell>
          <table:table-cell office:value-type="string">
            <text:p>12:34</text:p>
          </table:table-cell>
          <table:table-cell office:value-type="string">
            <text:p>PM</text:p>
          </table:table-cell>
          <table:table-cell office:value-type="float" office:value="4628">
            <text:p>4628</text:p>
          </table:table-cell>
          <table:table-cell office:value-type="string">
            <text:p>PenguinsSmall</text:p>
          </table:table-cell>
          <table:table-cell office:value-type="float" office:value="475">
            <text:p>475</text:p>
          </table:table-cell>
          <table:table-cell office:value-type="float" office:value="497985">
            <text:p>497985</text:p>
          </table:table-cell>
          <table:table-cell table:formula="of:=[.G21]/11875" office:value-type="float" office:value="41.9355789473684">
            <text:p>41.9355789474</text:p>
          </table:table-cell>
          <table:table-cell/>
          <table:table-cell office:value-type="string">
            <text:p>11/06/2020</text:p>
          </table:table-cell>
          <table:table-cell office:value-type="string">
            <text:p>11:30</text:p>
          </table:table-cell>
          <table:table-cell office:value-type="string">
            <text:p>PM</text:p>
          </table:table-cell>
          <table:table-cell office:value-type="float" office:value="3072">
            <text:p>3072</text:p>
          </table:table-cell>
          <table:table-cell office:value-type="string">
            <text:p>PenguinsSmall</text:p>
          </table:table-cell>
          <table:table-cell office:value-type="float" office:value="475">
            <text:p>475</text:p>
          </table:table-cell>
          <table:table-cell office:value-type="float" office:value="425947">
            <text:p>425947</text:p>
          </table:table-cell>
          <table:table-cell table:formula="of:=[.P21]/11875" office:value-type="float" office:value="35.8692210526316">
            <text:p>35.8692210526</text:p>
          </table:table-cell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37</text:p>
          </table:table-cell>
          <table:table-cell office:value-type="string">
            <text:p>PM</text:p>
          </table:table-cell>
          <table:table-cell office:value-type="float" office:value="4628">
            <text:p>4628</text:p>
          </table:table-cell>
          <table:table-cell office:value-type="string">
            <text:p>PenguinsSmall</text:p>
          </table:table-cell>
          <table:table-cell office:value-type="float" office:value="500">
            <text:p>500</text:p>
          </table:table-cell>
          <table:table-cell office:value-type="float" office:value="497985">
            <text:p>497985</text:p>
          </table:table-cell>
          <table:table-cell table:formula="of:=[.G22]/11875" office:value-type="float" office:value="41.9355789473684">
            <text:p>41.935578947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39</text:p>
          </table:table-cell>
          <table:table-cell office:value-type="string">
            <text:p>PM</text:p>
          </table:table-cell>
          <table:table-cell office:value-type="float" office:value="4588">
            <text:p>4588</text:p>
          </table:table-cell>
          <table:table-cell office:value-type="string">
            <text:p>PenguinsSmall</text:p>
          </table:table-cell>
          <table:table-cell office:value-type="float" office:value="525">
            <text:p>525</text:p>
          </table:table-cell>
          <table:table-cell office:value-type="float" office:value="495193">
            <text:p>495193</text:p>
          </table:table-cell>
          <table:table-cell table:formula="of:=[.G23]/11875" office:value-type="float" office:value="41.7004631578947">
            <text:p>41.700463157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41</text:p>
          </table:table-cell>
          <table:table-cell office:value-type="string">
            <text:p>PM</text:p>
          </table:table-cell>
          <table:table-cell office:value-type="float" office:value="4588">
            <text:p>4588</text:p>
          </table:table-cell>
          <table:table-cell office:value-type="string">
            <text:p>PenguinsSmall</text:p>
          </table:table-cell>
          <table:table-cell office:value-type="float" office:value="550">
            <text:p>550</text:p>
          </table:table-cell>
          <table:table-cell office:value-type="float" office:value="495193">
            <text:p>495193</text:p>
          </table:table-cell>
          <table:table-cell table:formula="of:=[.G24]/11875" office:value-type="float" office:value="41.7004631578947">
            <text:p>41.700463157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43</text:p>
          </table:table-cell>
          <table:table-cell office:value-type="string">
            <text:p>PM</text:p>
          </table:table-cell>
          <table:table-cell office:value-type="float" office:value="4588">
            <text:p>4588</text:p>
          </table:table-cell>
          <table:table-cell office:value-type="string">
            <text:p>PenguinsSmall</text:p>
          </table:table-cell>
          <table:table-cell office:value-type="float" office:value="575">
            <text:p>575</text:p>
          </table:table-cell>
          <table:table-cell office:value-type="float" office:value="495193">
            <text:p>495193</text:p>
          </table:table-cell>
          <table:table-cell table:formula="of:=[.G25]/11875" office:value-type="float" office:value="41.7004631578947">
            <text:p>41.700463157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45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00">
            <text:p>600</text:p>
          </table:table-cell>
          <table:table-cell office:value-type="float" office:value="494094">
            <text:p>494094</text:p>
          </table:table-cell>
          <table:table-cell table:formula="of:=[.G26]/11875" office:value-type="float" office:value="41.6079157894737">
            <text:p>41.6079157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47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25">
            <text:p>625</text:p>
          </table:table-cell>
          <table:table-cell office:value-type="float" office:value="494094">
            <text:p>494094</text:p>
          </table:table-cell>
          <table:table-cell table:formula="of:=[.G27]/11875" office:value-type="float" office:value="41.6079157894737">
            <text:p>41.6079157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50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50">
            <text:p>650</text:p>
          </table:table-cell>
          <table:table-cell office:value-type="float" office:value="494094">
            <text:p>494094</text:p>
          </table:table-cell>
          <table:table-cell table:formula="of:=[.G28]/11875" office:value-type="float" office:value="41.6079157894737">
            <text:p>41.6079157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52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675">
            <text:p>675</text:p>
          </table:table-cell>
          <table:table-cell office:value-type="float" office:value="494094">
            <text:p>494094</text:p>
          </table:table-cell>
          <table:table-cell table:formula="of:=[.G29]/11875" office:value-type="float" office:value="41.6079157894737">
            <text:p>41.6079157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54</text:p>
          </table:table-cell>
          <table:table-cell office:value-type="string">
            <text:p>PM</text:p>
          </table:table-cell>
          <table:table-cell office:value-type="float" office:value="4594">
            <text:p>4594</text:p>
          </table:table-cell>
          <table:table-cell office:value-type="string">
            <text:p>PenguinsSmall</text:p>
          </table:table-cell>
          <table:table-cell office:value-type="float" office:value="700">
            <text:p>700</text:p>
          </table:table-cell>
          <table:table-cell office:value-type="float" office:value="494094">
            <text:p>494094</text:p>
          </table:table-cell>
          <table:table-cell table:formula="of:=[.G30]/11875" office:value-type="float" office:value="41.6079157894737">
            <text:p>41.607915789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56</text:p>
          </table:table-cell>
          <table:table-cell office:value-type="string">
            <text:p>PM</text:p>
          </table:table-cell>
          <table:table-cell office:value-type="float" office:value="4556">
            <text:p>4556</text:p>
          </table:table-cell>
          <table:table-cell office:value-type="string">
            <text:p>PenguinsSmall</text:p>
          </table:table-cell>
          <table:table-cell office:value-type="float" office:value="725">
            <text:p>725</text:p>
          </table:table-cell>
          <table:table-cell office:value-type="float" office:value="494028">
            <text:p>494028</text:p>
          </table:table-cell>
          <table:table-cell table:formula="of:=[.G31]/11875" office:value-type="float" office:value="41.6023578947368">
            <text:p>41.6023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12:58</text:p>
          </table:table-cell>
          <table:table-cell office:value-type="string">
            <text:p>PM</text:p>
          </table:table-cell>
          <table:table-cell office:value-type="float" office:value="4556">
            <text:p>4556</text:p>
          </table:table-cell>
          <table:table-cell office:value-type="string">
            <text:p>PenguinsSmall</text:p>
          </table:table-cell>
          <table:table-cell office:value-type="float" office:value="750">
            <text:p>750</text:p>
          </table:table-cell>
          <table:table-cell office:value-type="float" office:value="494028">
            <text:p>494028</text:p>
          </table:table-cell>
          <table:table-cell table:formula="of:=[.G32]/11875" office:value-type="float" office:value="41.6023578947368">
            <text:p>41.6023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00</text:p>
          </table:table-cell>
          <table:table-cell office:value-type="string">
            <text:p>PM</text:p>
          </table:table-cell>
          <table:table-cell office:value-type="float" office:value="4605">
            <text:p>4605</text:p>
          </table:table-cell>
          <table:table-cell office:value-type="string">
            <text:p>PenguinsSmall</text:p>
          </table:table-cell>
          <table:table-cell office:value-type="float" office:value="775">
            <text:p>775</text:p>
          </table:table-cell>
          <table:table-cell office:value-type="float" office:value="492891">
            <text:p>492891</text:p>
          </table:table-cell>
          <table:table-cell table:formula="of:=[.G33]/11875" office:value-type="float" office:value="41.5066105263158">
            <text:p>41.506610526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03</text:p>
          </table:table-cell>
          <table:table-cell office:value-type="string">
            <text:p>PM</text:p>
          </table:table-cell>
          <table:table-cell office:value-type="float" office:value="4605">
            <text:p>4605</text:p>
          </table:table-cell>
          <table:table-cell office:value-type="string">
            <text:p>PenguinsSmall</text:p>
          </table:table-cell>
          <table:table-cell office:value-type="float" office:value="800">
            <text:p>800</text:p>
          </table:table-cell>
          <table:table-cell office:value-type="float" office:value="492891">
            <text:p>492891</text:p>
          </table:table-cell>
          <table:table-cell table:formula="of:=[.G34]/11875" office:value-type="float" office:value="41.5066105263158">
            <text:p>41.506610526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05</text:p>
          </table:table-cell>
          <table:table-cell office:value-type="string">
            <text:p>PM</text:p>
          </table:table-cell>
          <table:table-cell office:value-type="float" office:value="4605">
            <text:p>4605</text:p>
          </table:table-cell>
          <table:table-cell office:value-type="string">
            <text:p>PenguinsSmall</text:p>
          </table:table-cell>
          <table:table-cell office:value-type="float" office:value="825">
            <text:p>825</text:p>
          </table:table-cell>
          <table:table-cell office:value-type="float" office:value="492891">
            <text:p>492891</text:p>
          </table:table-cell>
          <table:table-cell table:formula="of:=[.G35]/11875" office:value-type="float" office:value="41.5066105263158">
            <text:p>41.506610526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07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850">
            <text:p>850</text:p>
          </table:table-cell>
          <table:table-cell office:value-type="float" office:value="492817">
            <text:p>492817</text:p>
          </table:table-cell>
          <table:table-cell table:formula="of:=[.G36]/11875" office:value-type="float" office:value="41.5003789473684">
            <text:p>41.500378947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09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875">
            <text:p>875</text:p>
          </table:table-cell>
          <table:table-cell office:value-type="float" office:value="492817">
            <text:p>492817</text:p>
          </table:table-cell>
          <table:table-cell table:formula="of:=[.G37]/11875" office:value-type="float" office:value="41.5003789473684">
            <text:p>41.500378947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11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900">
            <text:p>900</text:p>
          </table:table-cell>
          <table:table-cell office:value-type="float" office:value="492817">
            <text:p>492817</text:p>
          </table:table-cell>
          <table:table-cell table:formula="of:=[.G38]/11875" office:value-type="float" office:value="41.5003789473684">
            <text:p>41.500378947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14</text:p>
          </table:table-cell>
          <table:table-cell office:value-type="string">
            <text:p>PM</text:p>
          </table:table-cell>
          <table:table-cell office:value-type="float" office:value="4611">
            <text:p>4611</text:p>
          </table:table-cell>
          <table:table-cell office:value-type="string">
            <text:p>PenguinsSmall</text:p>
          </table:table-cell>
          <table:table-cell office:value-type="float" office:value="925">
            <text:p>925</text:p>
          </table:table-cell>
          <table:table-cell office:value-type="float" office:value="492817">
            <text:p>492817</text:p>
          </table:table-cell>
          <table:table-cell table:formula="of:=[.G39]/11875" office:value-type="float" office:value="41.5003789473684">
            <text:p>41.5003789474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16</text:p>
          </table:table-cell>
          <table:table-cell office:value-type="string">
            <text:p>PM</text:p>
          </table:table-cell>
          <table:table-cell office:value-type="float" office:value="4632">
            <text:p>4632</text:p>
          </table:table-cell>
          <table:table-cell office:value-type="string">
            <text:p>PenguinsSmall</text:p>
          </table:table-cell>
          <table:table-cell office:value-type="float" office:value="950">
            <text:p>950</text:p>
          </table:table-cell>
          <table:table-cell office:value-type="float" office:value="492197">
            <text:p>492197</text:p>
          </table:table-cell>
          <table:table-cell table:formula="of:=[.G40]/11875" office:value-type="float" office:value="41.4481684210526">
            <text:p>41.4481684211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18</text:p>
          </table:table-cell>
          <table:table-cell office:value-type="string">
            <text:p>PM</text:p>
          </table:table-cell>
          <table:table-cell office:value-type="float" office:value="4598">
            <text:p>4598</text:p>
          </table:table-cell>
          <table:table-cell office:value-type="string">
            <text:p>PenguinsSmall</text:p>
          </table:table-cell>
          <table:table-cell office:value-type="float" office:value="975">
            <text:p>975</text:p>
          </table:table-cell>
          <table:table-cell office:value-type="float" office:value="490187">
            <text:p>490187</text:p>
          </table:table-cell>
          <table:table-cell table:formula="of:=[.G41]/11875" office:value-type="float" office:value="41.2789052631579">
            <text:p>41.278905263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20</text:p>
          </table:table-cell>
          <table:table-cell office:value-type="string">
            <text:p>PM</text:p>
          </table:table-cell>
          <table:table-cell office:value-type="float" office:value="4598">
            <text:p>4598</text:p>
          </table:table-cell>
          <table:table-cell office:value-type="string">
            <text:p>PenguinsSmall</text:p>
          </table:table-cell>
          <table:table-cell office:value-type="float" office:value="1000">
            <text:p>1000</text:p>
          </table:table-cell>
          <table:table-cell office:value-type="float" office:value="490187">
            <text:p>490187</text:p>
          </table:table-cell>
          <table:table-cell table:formula="of:=[.G42]/11875" office:value-type="float" office:value="41.2789052631579">
            <text:p>41.278905263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22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025">
            <text:p>1025</text:p>
          </table:table-cell>
          <table:table-cell office:value-type="float" office:value="489999">
            <text:p>489999</text:p>
          </table:table-cell>
          <table:table-cell table:formula="of:=[.G43]/11875" office:value-type="float" office:value="41.2630736842105">
            <text:p>41.2630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25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050">
            <text:p>1050</text:p>
          </table:table-cell>
          <table:table-cell office:value-type="float" office:value="489999">
            <text:p>489999</text:p>
          </table:table-cell>
          <table:table-cell table:formula="of:=[.G44]/11875" office:value-type="float" office:value="41.2630736842105">
            <text:p>41.2630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27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075">
            <text:p>1075</text:p>
          </table:table-cell>
          <table:table-cell office:value-type="float" office:value="489999">
            <text:p>489999</text:p>
          </table:table-cell>
          <table:table-cell table:formula="of:=[.G45]/11875" office:value-type="float" office:value="41.2630736842105">
            <text:p>41.2630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29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100">
            <text:p>1100</text:p>
          </table:table-cell>
          <table:table-cell office:value-type="float" office:value="489999">
            <text:p>489999</text:p>
          </table:table-cell>
          <table:table-cell table:formula="of:=[.G46]/11875" office:value-type="float" office:value="41.2630736842105">
            <text:p>41.2630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2</text:p>
          </table:table-cell>
          <table:table-cell office:value-type="string">
            <text:p>PM</text:p>
          </table:table-cell>
          <table:table-cell office:value-type="float" office:value="4608">
            <text:p>4608</text:p>
          </table:table-cell>
          <table:table-cell office:value-type="string">
            <text:p>PenguinsSmall</text:p>
          </table:table-cell>
          <table:table-cell office:value-type="float" office:value="1125">
            <text:p>1125</text:p>
          </table:table-cell>
          <table:table-cell office:value-type="float" office:value="489999">
            <text:p>489999</text:p>
          </table:table-cell>
          <table:table-cell table:formula="of:=[.G47]/11875" office:value-type="float" office:value="41.2630736842105">
            <text:p>41.2630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4</text:p>
          </table:table-cell>
          <table:table-cell office:value-type="string">
            <text:p>PM</text:p>
          </table:table-cell>
          <table:table-cell office:value-type="float" office:value="4614">
            <text:p>4614</text:p>
          </table:table-cell>
          <table:table-cell office:value-type="string">
            <text:p>PenguinsSmall</text:p>
          </table:table-cell>
          <table:table-cell office:value-type="float" office:value="1150">
            <text:p>1150</text:p>
          </table:table-cell>
          <table:table-cell office:value-type="float" office:value="489913">
            <text:p>489913</text:p>
          </table:table-cell>
          <table:table-cell table:formula="of:=[.G48]/11875" office:value-type="float" office:value="41.2558315789474">
            <text:p>41.255831578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6</text:p>
          </table:table-cell>
          <table:table-cell office:value-type="string">
            <text:p>PM</text:p>
          </table:table-cell>
          <table:table-cell office:value-type="float" office:value="4614">
            <text:p>4614</text:p>
          </table:table-cell>
          <table:table-cell office:value-type="string">
            <text:p>PenguinsSmall</text:p>
          </table:table-cell>
          <table:table-cell office:value-type="float" office:value="1175">
            <text:p>1175</text:p>
          </table:table-cell>
          <table:table-cell office:value-type="float" office:value="489913">
            <text:p>489913</text:p>
          </table:table-cell>
          <table:table-cell table:formula="of:=[.G49]/11875" office:value-type="float" office:value="41.2558315789474">
            <text:p>41.255831578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38</text:p>
          </table:table-cell>
          <table:table-cell office:value-type="string">
            <text:p>PM</text:p>
          </table:table-cell>
          <table:table-cell office:value-type="float" office:value="4614">
            <text:p>4614</text:p>
          </table:table-cell>
          <table:table-cell office:value-type="string">
            <text:p>PenguinsSmall</text:p>
          </table:table-cell>
          <table:table-cell office:value-type="float" office:value="1200">
            <text:p>1200</text:p>
          </table:table-cell>
          <table:table-cell office:value-type="float" office:value="489913">
            <text:p>489913</text:p>
          </table:table-cell>
          <table:table-cell table:formula="of:=[.G50]/11875" office:value-type="float" office:value="41.2558315789474">
            <text:p>41.2558315789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0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225">
            <text:p>1225</text:p>
          </table:table-cell>
          <table:table-cell office:value-type="float" office:value="489184">
            <text:p>489184</text:p>
          </table:table-cell>
          <table:table-cell table:formula="of:=[.G51]/11875" office:value-type="float" office:value="41.1944421052632">
            <text:p>41.194442105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3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250">
            <text:p>1250</text:p>
          </table:table-cell>
          <table:table-cell office:value-type="float" office:value="489184">
            <text:p>489184</text:p>
          </table:table-cell>
          <table:table-cell table:formula="of:=[.G52]/11875" office:value-type="float" office:value="41.1944421052632">
            <text:p>41.194442105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5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275">
            <text:p>1275</text:p>
          </table:table-cell>
          <table:table-cell office:value-type="float" office:value="489184">
            <text:p>489184</text:p>
          </table:table-cell>
          <table:table-cell table:formula="of:=[.G53]/11875" office:value-type="float" office:value="41.1944421052632">
            <text:p>41.194442105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7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300">
            <text:p>1300</text:p>
          </table:table-cell>
          <table:table-cell office:value-type="float" office:value="489184">
            <text:p>489184</text:p>
          </table:table-cell>
          <table:table-cell table:formula="of:=[.G54]/11875" office:value-type="float" office:value="41.1944421052632">
            <text:p>41.194442105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49</text:p>
          </table:table-cell>
          <table:table-cell office:value-type="string">
            <text:p>PM</text:p>
          </table:table-cell>
          <table:table-cell office:value-type="float" office:value="4629">
            <text:p>4629</text:p>
          </table:table-cell>
          <table:table-cell office:value-type="string">
            <text:p>PenguinsSmall</text:p>
          </table:table-cell>
          <table:table-cell office:value-type="float" office:value="1325">
            <text:p>1325</text:p>
          </table:table-cell>
          <table:table-cell office:value-type="float" office:value="489184">
            <text:p>489184</text:p>
          </table:table-cell>
          <table:table-cell table:formula="of:=[.G55]/11875" office:value-type="float" office:value="41.1944421052632">
            <text:p>41.1944421053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2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350">
            <text:p>1350</text:p>
          </table:table-cell>
          <table:table-cell office:value-type="float" office:value="486021">
            <text:p>486021</text:p>
          </table:table-cell>
          <table:table-cell table:formula="of:=[.G56]/11875" office:value-type="float" office:value="40.9280842105263">
            <text:p>40.928084210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4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375">
            <text:p>1375</text:p>
          </table:table-cell>
          <table:table-cell office:value-type="float" office:value="486021">
            <text:p>486021</text:p>
          </table:table-cell>
          <table:table-cell table:formula="of:=[.G57]/11875" office:value-type="float" office:value="40.9280842105263">
            <text:p>40.928084210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6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400">
            <text:p>1400</text:p>
          </table:table-cell>
          <table:table-cell office:value-type="float" office:value="486021">
            <text:p>486021</text:p>
          </table:table-cell>
          <table:table-cell table:formula="of:=[.G58]/11875" office:value-type="float" office:value="40.9280842105263">
            <text:p>40.928084210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1:58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425">
            <text:p>1425</text:p>
          </table:table-cell>
          <table:table-cell office:value-type="float" office:value="486021">
            <text:p>486021</text:p>
          </table:table-cell>
          <table:table-cell table:formula="of:=[.G59]/11875" office:value-type="float" office:value="40.9280842105263">
            <text:p>40.928084210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0</text:p>
          </table:table-cell>
          <table:table-cell office:value-type="string">
            <text:p>PM</text:p>
          </table:table-cell>
          <table:table-cell office:value-type="float" office:value="4666">
            <text:p>4666</text:p>
          </table:table-cell>
          <table:table-cell office:value-type="string">
            <text:p>PenguinsSmall</text:p>
          </table:table-cell>
          <table:table-cell office:value-type="float" office:value="1450">
            <text:p>1450</text:p>
          </table:table-cell>
          <table:table-cell office:value-type="float" office:value="486021">
            <text:p>486021</text:p>
          </table:table-cell>
          <table:table-cell table:formula="of:=[.G60]/11875" office:value-type="float" office:value="40.9280842105263">
            <text:p>40.9280842105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2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475">
            <text:p>1475</text:p>
          </table:table-cell>
          <table:table-cell office:value-type="float" office:value="485421">
            <text:p>485421</text:p>
          </table:table-cell>
          <table:table-cell table:formula="of:=[.G61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5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00">
            <text:p>1500</text:p>
          </table:table-cell>
          <table:table-cell office:value-type="float" office:value="485421">
            <text:p>485421</text:p>
          </table:table-cell>
          <table:table-cell table:formula="of:=[.G62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7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25">
            <text:p>1525</text:p>
          </table:table-cell>
          <table:table-cell office:value-type="float" office:value="485421">
            <text:p>485421</text:p>
          </table:table-cell>
          <table:table-cell table:formula="of:=[.G63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09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50">
            <text:p>1550</text:p>
          </table:table-cell>
          <table:table-cell office:value-type="float" office:value="485421">
            <text:p>485421</text:p>
          </table:table-cell>
          <table:table-cell table:formula="of:=[.G64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1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575">
            <text:p>1575</text:p>
          </table:table-cell>
          <table:table-cell office:value-type="float" office:value="485421">
            <text:p>485421</text:p>
          </table:table-cell>
          <table:table-cell table:formula="of:=[.G65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3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00">
            <text:p>1600</text:p>
          </table:table-cell>
          <table:table-cell office:value-type="float" office:value="485421">
            <text:p>485421</text:p>
          </table:table-cell>
          <table:table-cell table:formula="of:=[.G66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5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25">
            <text:p>1625</text:p>
          </table:table-cell>
          <table:table-cell office:value-type="float" office:value="485421">
            <text:p>485421</text:p>
          </table:table-cell>
          <table:table-cell table:formula="of:=[.G67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17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50">
            <text:p>1650</text:p>
          </table:table-cell>
          <table:table-cell office:value-type="float" office:value="485421">
            <text:p>485421</text:p>
          </table:table-cell>
          <table:table-cell table:formula="of:=[.G68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0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675">
            <text:p>1675</text:p>
          </table:table-cell>
          <table:table-cell office:value-type="float" office:value="485421">
            <text:p>485421</text:p>
          </table:table-cell>
          <table:table-cell table:formula="of:=[.G69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2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00">
            <text:p>1700</text:p>
          </table:table-cell>
          <table:table-cell office:value-type="float" office:value="485421">
            <text:p>485421</text:p>
          </table:table-cell>
          <table:table-cell table:formula="of:=[.G70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4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25">
            <text:p>1725</text:p>
          </table:table-cell>
          <table:table-cell office:value-type="float" office:value="485421">
            <text:p>485421</text:p>
          </table:table-cell>
          <table:table-cell table:formula="of:=[.G71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6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50">
            <text:p>1750</text:p>
          </table:table-cell>
          <table:table-cell office:value-type="float" office:value="485421">
            <text:p>485421</text:p>
          </table:table-cell>
          <table:table-cell table:formula="of:=[.G72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28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775">
            <text:p>1775</text:p>
          </table:table-cell>
          <table:table-cell office:value-type="float" office:value="485421">
            <text:p>485421</text:p>
          </table:table-cell>
          <table:table-cell table:formula="of:=[.G73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0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00">
            <text:p>1800</text:p>
          </table:table-cell>
          <table:table-cell office:value-type="float" office:value="485421">
            <text:p>485421</text:p>
          </table:table-cell>
          <table:table-cell table:formula="of:=[.G74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3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25">
            <text:p>1825</text:p>
          </table:table-cell>
          <table:table-cell office:value-type="float" office:value="485421">
            <text:p>485421</text:p>
          </table:table-cell>
          <table:table-cell table:formula="of:=[.G75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5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50">
            <text:p>1850</text:p>
          </table:table-cell>
          <table:table-cell office:value-type="float" office:value="485421">
            <text:p>485421</text:p>
          </table:table-cell>
          <table:table-cell table:formula="of:=[.G76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7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875">
            <text:p>1875</text:p>
          </table:table-cell>
          <table:table-cell office:value-type="float" office:value="485421">
            <text:p>485421</text:p>
          </table:table-cell>
          <table:table-cell table:formula="of:=[.G77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39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900">
            <text:p>1900</text:p>
          </table:table-cell>
          <table:table-cell office:value-type="float" office:value="485421">
            <text:p>485421</text:p>
          </table:table-cell>
          <table:table-cell table:formula="of:=[.G78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1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925">
            <text:p>1925</text:p>
          </table:table-cell>
          <table:table-cell office:value-type="float" office:value="485421">
            <text:p>485421</text:p>
          </table:table-cell>
          <table:table-cell table:formula="of:=[.G79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3</text:p>
          </table:table-cell>
          <table:table-cell office:value-type="string">
            <text:p>PM</text:p>
          </table:table-cell>
          <table:table-cell office:value-type="float" office:value="4678">
            <text:p>4678</text:p>
          </table:table-cell>
          <table:table-cell office:value-type="string">
            <text:p>PenguinsSmall</text:p>
          </table:table-cell>
          <table:table-cell office:value-type="float" office:value="1950">
            <text:p>1950</text:p>
          </table:table-cell>
          <table:table-cell office:value-type="float" office:value="485421">
            <text:p>485421</text:p>
          </table:table-cell>
          <table:table-cell table:formula="of:=[.G80]/11875" office:value-type="float" office:value="40.8775578947368">
            <text:p>40.8775578947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6</text:p>
          </table:table-cell>
          <table:table-cell office:value-type="string">
            <text:p>PM</text:p>
          </table:table-cell>
          <table:table-cell office:value-type="float" office:value="4669">
            <text:p>4669</text:p>
          </table:table-cell>
          <table:table-cell office:value-type="string">
            <text:p>PenguinsSmall</text:p>
          </table:table-cell>
          <table:table-cell office:value-type="float" office:value="1975">
            <text:p>1975</text:p>
          </table:table-cell>
          <table:table-cell office:value-type="float" office:value="485095">
            <text:p>485095</text:p>
          </table:table-cell>
          <table:table-cell table:formula="of:=[.G81]/11875" office:value-type="float" office:value="40.8501052631579">
            <text:p>40.850105263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48</text:p>
          </table:table-cell>
          <table:table-cell office:value-type="string">
            <text:p>PM</text:p>
          </table:table-cell>
          <table:table-cell office:value-type="float" office:value="4643">
            <text:p>4643</text:p>
          </table:table-cell>
          <table:table-cell office:value-type="string">
            <text:p>PenguinsSmall</text:p>
          </table:table-cell>
          <table:table-cell office:value-type="float" office:value="2000">
            <text:p>2000</text:p>
          </table:table-cell>
          <table:table-cell office:value-type="float" office:value="484831">
            <text:p>484831</text:p>
          </table:table-cell>
          <table:table-cell table:formula="of:=[.G82]/11875" office:value-type="float" office:value="40.8278736842105">
            <text:p>40.8278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0</text:p>
          </table:table-cell>
          <table:table-cell office:value-type="string">
            <text:p>PM</text:p>
          </table:table-cell>
          <table:table-cell office:value-type="float" office:value="4643">
            <text:p>4643</text:p>
          </table:table-cell>
          <table:table-cell office:value-type="string">
            <text:p>PenguinsSmall</text:p>
          </table:table-cell>
          <table:table-cell office:value-type="float" office:value="2025">
            <text:p>2025</text:p>
          </table:table-cell>
          <table:table-cell office:value-type="float" office:value="484831">
            <text:p>484831</text:p>
          </table:table-cell>
          <table:table-cell table:formula="of:=[.G83]/11875" office:value-type="float" office:value="40.8278736842105">
            <text:p>40.8278736842</text:p>
          </table:table-cell>
          <table:table-cell table:number-columns-repeated="9"/>
        </table:table-row>
        <table:table-row table:style-name="ro1">
          <table:table-cell office:value-type="string">
            <text:p>10/20/2020</text:p>
          </table:table-cell>
          <table:table-cell office:value-type="string">
            <text:p>02:52</text:p>
          </table:table-cell>
          <table:table-cell office:value-type="string">
            <text:p>PM</text:p>
          </table:table-cell>
          <table:table-cell office:value-type="float" office:value="4643">
            <text:p>4643</text:p>
          </table:table-cell>
          <table:table-cell office:value-type="string">
            <text:p>PenguinsSmall</text:p>
          </table:table-cell>
          <table:table-cell office:value-type="float" office:value="2050">
            <text:p>2050</text:p>
          </table:table-cell>
          <table:table-cell office:value-type="float" office:value="484831">
            <text:p>484831</text:p>
          </table:table-cell>
          <table:table-cell table:formula="of:=[.G84]/11875" office:value-type="float" office:value="40.8278736842105">
            <text:p>40.8278736842</text:p>
          </table:table-cell>
          <table:table-cell table:number-columns-repeated="9"/>
        </table:table-row>
      </table:table>
      <table:database-ranges>
        <table:database-range table:target-range-address="'Penguins Data'.J1:'Penguins Data'.Q2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11/06/2020</text:date>, <text:time>23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ent client</meta:initial-creator>
    <meta:creation-date>2020-10-20T12:34:22.60</meta:creation-date>
    <dc:date>2020-11-06T23:48:55.93</dc:date>
    <dc:creator>U Ser</dc:creator>
    <meta:editing-duration>PT5H41M6S</meta:editing-duration>
    <meta:editing-cycles>16</meta:editing-cycles>
    <meta:generator>OpenOffice/4.1.7$Win32 OpenOffice.org_project/417m1$Build-9800</meta:generator>
    <meta:document-statistic meta:table-count="6" meta:cell-count="41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5" chart:maximum="8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9cm" svg:height="10.176cm" xlink:href=".." xlink:type="simple" chart:class="chart:line" chart:style-name="ch1">
        <chart:title svg:x="4.573cm" svg:y="0.339cm" chart:style-name="ch2">
          <text:p>Average Pixel Difference by Generation</text:p>
        </chart:title>
        <chart:legend chart:legend-position="top" svg:x="4.2cm" svg:y="1.505cm" style:legend-expansion="wide" chart:style-name="ch3"/>
        <chart:plot-area chart:style-name="ch4" table:cell-range-address="'Combined Data'.A1:'Combined Data'.E99" chart:data-source-has-labels="both" svg:x="1.377cm" svg:y="2.536cm" svg:width="14.904cm" svg:height="6.429cm">
          <chartooo:coordinate-region svg:x="1.998cm" svg:y="2.748cm" svg:width="14.055cm" svg:height="5.544cm"/>
          <chart:axis chart:dimension="x" chart:name="primary-x" chart:style-name="ch5" chartooo:axis-type="auto">
            <chartooo:date-scale/>
            <chart:title svg:x="7.965cm" svg:y="9.169cm" chart:style-name="ch6">
              <text:p>Generation</text:p>
            </chart:title>
            <chart:categories table:cell-range-address="'Combined Data'.A2:'Combined Data'.A99"/>
          </chart:axis>
          <chart:axis chart:dimension="y" chart:name="primary-y" chart:style-name="ch7">
            <chart:title svg:x="0.451cm" svg:y="7.554cm" chart:style-name="ch8">
              <text:p>Average Pixel Difference</text:p>
            </chart:title>
            <chart:grid chart:style-name="ch9" chart:class="major"/>
          </chart:axis>
          <chart:series chart:style-name="ch10" chart:values-cell-range-address="'Combined Data'.B2:'Combined Data'.B99" chart:label-cell-address="'Combined Data'.B1:'Combined Data'.B1" chart:class="chart:line">
            <chart:data-point chart:repeated="98"/>
          </chart:series>
          <chart:series chart:style-name="ch11" chart:values-cell-range-address="'Combined Data'.C2:'Combined Data'.C99" chart:label-cell-address="'Combined Data'.C1:'Combined Data'.C1" chart:class="chart:line">
            <chart:data-point chart:repeated="98"/>
          </chart:series>
          <chart:series chart:style-name="ch12" chart:values-cell-range-address="'Combined Data'.D2:'Combined Data'.D99" chart:label-cell-address="'Combined Data'.D1:'Combined Data'.D1" chart:class="chart:line">
            <chart:data-point chart:repeated="98"/>
          </chart:series>
          <chart:series chart:style-name="ch13" chart:values-cell-range-address="'Combined Data'.E2:'Combined Data'.E99" chart:label-cell-address="'Combined Data'.E1:'Combined Data'.E1" chart:class="chart:line">
            <chart:data-point chart:repeated="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</text:p>
                <draw:g>
                  <svg:desc>'Combined Data'.B1:'Combined Data'.B1</svg:desc>
                </draw:g>
              </table:table-cell>
              <table:table-cell office:value-type="string">
                <text:p>Duck</text:p>
                <draw:g>
                  <svg:desc>'Combined Data'.C1:'Combined Data'.C1</svg:desc>
                </draw:g>
              </table:table-cell>
              <table:table-cell office:value-type="string">
                <text:p>Koala</text:p>
                <draw:g>
                  <svg:desc>'Combined Data'.D1:'Combined Data'.D1</svg:desc>
                </draw:g>
              </table:table-cell>
              <table:table-cell office:value-type="string">
                <text:p>Penguins</text:p>
                <draw:g>
                  <svg:desc>'Combined Data'.E1:'Combined Data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mbined Data'.A2:'Combined Data'.A99</svg:desc>
                </draw:g>
              </table:table-cell>
              <table:table-cell office:value-type="float" office:value="61.2783060484266">
                <text:p>61.2783060484266</text:p>
                <draw:g>
                  <svg:desc>'Combined Data'.B2:'Combined Data'.B99</svg:desc>
                </draw:g>
              </table:table-cell>
              <table:table-cell office:value-type="float" office:value="61.1032572751323">
                <text:p>61.1032572751323</text:p>
                <draw:g>
                  <svg:desc>'Combined Data'.C2:'Combined Data'.C99</svg:desc>
                </draw:g>
              </table:table-cell>
              <table:table-cell office:value-type="float" office:value="56.9403782894737">
                <text:p>56.9403782894737</text:p>
                <draw:g>
                  <svg:desc>'Combined Data'.D2:'Combined Data'.D99</svg:desc>
                </draw:g>
              </table:table-cell>
              <table:table-cell office:value-type="float" office:value="78.8986947368421">
                <text:p>78.8986947368421</text:p>
                <draw:g>
                  <svg:desc>'Combined Data'.E2:'Combined Data'.E9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.9457896284678">
                <text:p>39.9457896284678</text:p>
              </table:table-cell>
              <table:table-cell office:value-type="float" office:value="34.327628968254">
                <text:p>34.327628968254</text:p>
              </table:table-cell>
              <table:table-cell office:value-type="float" office:value="44.1470394736842">
                <text:p>44.1470394736842</text:p>
              </table:table-cell>
              <table:table-cell office:value-type="float" office:value="51.5809684210526">
                <text:p>51.58096842105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.1709636310166">
                <text:p>37.1709636310166</text:p>
              </table:table-cell>
              <table:table-cell office:value-type="float" office:value="31.818287037037">
                <text:p>31.818287037037</text:p>
              </table:table-cell>
              <table:table-cell office:value-type="float" office:value="40.065625">
                <text:p>40.065625</text:p>
              </table:table-cell>
              <table:table-cell office:value-type="float" office:value="46.8208">
                <text:p>46.820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6.3049701009705">
                <text:p>36.3049701009705</text:p>
              </table:table-cell>
              <table:table-cell office:value-type="float" office:value="30.7113921957672">
                <text:p>30.7113921957672</text:p>
              </table:table-cell>
              <table:table-cell office:value-type="float" office:value="38.8699013157895">
                <text:p>38.8699013157895</text:p>
              </table:table-cell>
              <table:table-cell office:value-type="float" office:value="44.5296842105263">
                <text:p>44.52968421052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.8631506715028">
                <text:p>35.8631506715028</text:p>
              </table:table-cell>
              <table:table-cell office:value-type="float" office:value="29.9394014550265">
                <text:p>29.9394014550265</text:p>
              </table:table-cell>
              <table:table-cell office:value-type="float" office:value="38.5987664473684">
                <text:p>38.5987664473684</text:p>
              </table:table-cell>
              <table:table-cell office:value-type="float" office:value="43.832">
                <text:p>43.83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5.4957357121851">
                <text:p>35.4957357121851</text:p>
              </table:table-cell>
              <table:table-cell office:value-type="float" office:value="29.3168816137566">
                <text:p>29.3168816137566</text:p>
              </table:table-cell>
              <table:table-cell office:value-type="float" office:value="37.5759868421053">
                <text:p>37.5759868421053</text:p>
              </table:table-cell>
              <table:table-cell office:value-type="float" office:value="43.4263578947368">
                <text:p>43.42635789473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5.42976178806">
                <text:p>35.42976178806</text:p>
              </table:table-cell>
              <table:table-cell office:value-type="float" office:value="28.7585978835979">
                <text:p>28.7585978835979</text:p>
              </table:table-cell>
              <table:table-cell office:value-type="float" office:value="37.0631578947368">
                <text:p>37.0631578947368</text:p>
              </table:table-cell>
              <table:table-cell office:value-type="float" office:value="43.3142736842105">
                <text:p>43.314273684210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.0285266150377">
                <text:p>35.0285266150377</text:p>
              </table:table-cell>
              <table:table-cell office:value-type="float" office:value="28.5651455026455">
                <text:p>28.5651455026455</text:p>
              </table:table-cell>
              <table:table-cell office:value-type="float" office:value="36.65">
                <text:p>36.65</text:p>
              </table:table-cell>
              <table:table-cell office:value-type="float" office:value="43.1074526315789">
                <text:p>43.10745263157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.0285266150377">
                <text:p>35.0285266150377</text:p>
              </table:table-cell>
              <table:table-cell office:value-type="float" office:value="28.1197916666667">
                <text:p>28.1197916666667</text:p>
              </table:table-cell>
              <table:table-cell office:value-type="float" office:value="36.4422697368421">
                <text:p>36.4422697368421</text:p>
              </table:table-cell>
              <table:table-cell office:value-type="float" office:value="42.8833684210526">
                <text:p>42.883368421052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5.0285266150377">
                <text:p>35.0285266150377</text:p>
              </table:table-cell>
              <table:table-cell office:value-type="float" office:value="28.1131779100529">
                <text:p>28.1131779100529</text:p>
              </table:table-cell>
              <table:table-cell office:value-type="float" office:value="36.4422697368421">
                <text:p>36.4422697368421</text:p>
              </table:table-cell>
              <table:table-cell office:value-type="float" office:value="42.8833684210526">
                <text:p>42.88336842105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4.9406920890109">
                <text:p>34.9406920890109</text:p>
              </table:table-cell>
              <table:table-cell office:value-type="float" office:value="28.1131779100529">
                <text:p>28.1131779100529</text:p>
              </table:table-cell>
              <table:table-cell office:value-type="float" office:value="36.3629111842105">
                <text:p>36.3629111842105</text:p>
              </table:table-cell>
              <table:table-cell office:value-type="float" office:value="42.6845473684211">
                <text:p>42.684547368421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4.7101264581904">
                <text:p>34.7101264581904</text:p>
              </table:table-cell>
              <table:table-cell office:value-type="float" office:value="28.0843253968254">
                <text:p>28.0843253968254</text:p>
              </table:table-cell>
              <table:table-cell office:value-type="float" office:value="36.3629111842105">
                <text:p>36.3629111842105</text:p>
              </table:table-cell>
              <table:table-cell office:value-type="float" office:value="42.6794947368421">
                <text:p>42.67949473684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4.68591314577">
                <text:p>34.68591314577</text:p>
              </table:table-cell>
              <table:table-cell office:value-type="float" office:value="28.031994047619">
                <text:p>28.031994047619</text:p>
              </table:table-cell>
              <table:table-cell office:value-type="float" office:value="35.7972039473684">
                <text:p>35.7972039473684</text:p>
              </table:table-cell>
              <table:table-cell office:value-type="float" office:value="42.5199157894737">
                <text:p>42.519915789473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4.68591314577">
                <text:p>34.68591314577</text:p>
              </table:table-cell>
              <table:table-cell office:value-type="float" office:value="27.922619047619">
                <text:p>27.922619047619</text:p>
              </table:table-cell>
              <table:table-cell office:value-type="float" office:value="35.6324013157895">
                <text:p>35.6324013157895</text:p>
              </table:table-cell>
              <table:table-cell office:value-type="float" office:value="42.4504421052632">
                <text:p>42.45044210526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4.6832663464366">
                <text:p>34.6832663464366</text:p>
              </table:table-cell>
              <table:table-cell office:value-type="float" office:value="27.9165013227513">
                <text:p>27.9165013227513</text:p>
              </table:table-cell>
              <table:table-cell office:value-type="float" office:value="35.6117598684211">
                <text:p>35.6117598684211</text:p>
              </table:table-cell>
              <table:table-cell office:value-type="float" office:value="42.4380631578947">
                <text:p>42.438063157894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4.6832663464366">
                <text:p>34.6832663464366</text:p>
              </table:table-cell>
              <table:table-cell office:value-type="float" office:value="27.6914682539683">
                <text:p>27.6914682539683</text:p>
              </table:table-cell>
              <table:table-cell office:value-type="float" office:value="35.5090460526316">
                <text:p>35.5090460526316</text:p>
              </table:table-cell>
              <table:table-cell office:value-type="float" office:value="42.3552842105263">
                <text:p>42.355284210526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.5415155376924">
                <text:p>34.5415155376924</text:p>
              </table:table-cell>
              <table:table-cell office:value-type="float" office:value="27.6168981481481">
                <text:p>27.6168981481481</text:p>
              </table:table-cell>
              <table:table-cell office:value-type="float" office:value="35.5046875">
                <text:p>35.5046875</text:p>
              </table:table-cell>
              <table:table-cell office:value-type="float" office:value="42.1991578947368">
                <text:p>42.199157894736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4.5244583864327">
                <text:p>34.5244583864327</text:p>
              </table:table-cell>
              <table:table-cell office:value-type="float" office:value="27.5325727513227">
                <text:p>27.5325727513227</text:p>
              </table:table-cell>
              <table:table-cell office:value-type="float" office:value="35.4327302631579">
                <text:p>35.4327302631579</text:p>
              </table:table-cell>
              <table:table-cell office:value-type="float" office:value="42.1545263157895">
                <text:p>42.154526315789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4.5244583864327">
                <text:p>34.5244583864327</text:p>
              </table:table-cell>
              <table:table-cell office:value-type="float" office:value="27.4996693121693">
                <text:p>27.4996693121693</text:p>
              </table:table-cell>
              <table:table-cell office:value-type="float" office:value="35.4327302631579">
                <text:p>35.4327302631579</text:p>
              </table:table-cell>
              <table:table-cell office:value-type="float" office:value="42.1545263157895">
                <text:p>42.1545263157895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4.4271149887266">
                <text:p>34.4271149887266</text:p>
              </table:table-cell>
              <table:table-cell office:value-type="float" office:value="27.4273313492063">
                <text:p>27.4273313492063</text:p>
              </table:table-cell>
              <table:table-cell office:value-type="float" office:value="35.3623355263158">
                <text:p>35.3623355263158</text:p>
              </table:table-cell>
              <table:table-cell office:value-type="float" office:value="41.9355789473684">
                <text:p>41.93557894736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.4271149887266">
                <text:p>34.4271149887266</text:p>
              </table:table-cell>
              <table:table-cell office:value-type="float" office:value="27.4210482804233">
                <text:p>27.4210482804233</text:p>
              </table:table-cell>
              <table:table-cell office:value-type="float" office:value="35.3460526315789">
                <text:p>35.3460526315789</text:p>
              </table:table-cell>
              <table:table-cell office:value-type="float" office:value="41.9355789473684">
                <text:p>41.935578947368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4.2755612194883">
                <text:p>34.2755612194883</text:p>
              </table:table-cell>
              <table:table-cell office:value-type="float" office:value="27.4045965608466">
                <text:p>27.4045965608466</text:p>
              </table:table-cell>
              <table:table-cell office:value-type="float" office:value="35.0564144736842">
                <text:p>35.0564144736842</text:p>
              </table:table-cell>
              <table:table-cell office:value-type="float" office:value="41.7004631578947">
                <text:p>41.700463157894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4.2401725321047">
                <text:p>34.2401725321047</text:p>
              </table:table-cell>
              <table:table-cell office:value-type="float" office:value="27.4045965608466">
                <text:p>27.4045965608466</text:p>
              </table:table-cell>
              <table:table-cell office:value-type="float" office:value="35.0363486842105">
                <text:p>35.0363486842105</text:p>
              </table:table-cell>
              <table:table-cell office:value-type="float" office:value="41.7004631578947">
                <text:p>41.7004631578947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4.2401725321047">
                <text:p>34.2401725321047</text:p>
              </table:table-cell>
              <table:table-cell office:value-type="float" office:value="27.3415178571429">
                <text:p>27.3415178571429</text:p>
              </table:table-cell>
              <table:table-cell office:value-type="float" office:value="35.0363486842105">
                <text:p>35.0363486842105</text:p>
              </table:table-cell>
              <table:table-cell office:value-type="float" office:value="41.7004631578947">
                <text:p>41.70046315789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.1197921772375">
                <text:p>34.1197921772375</text:p>
              </table:table-cell>
              <table:table-cell office:value-type="float" office:value="27.3398644179894">
                <text:p>27.3398644179894</text:p>
              </table:table-cell>
              <table:table-cell office:value-type="float" office:value="35.0363486842105">
                <text:p>35.0363486842105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34.0907754141751">
                <text:p>34.0907754141751</text:p>
              </table:table-cell>
              <table:table-cell office:value-type="float" office:value="27.3398644179894">
                <text:p>27.3398644179894</text:p>
              </table:table-cell>
              <table:table-cell office:value-type="float" office:value="35.0067434210526">
                <text:p>35.0067434210526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.0907754141751">
                <text:p>34.0907754141751</text:p>
              </table:table-cell>
              <table:table-cell office:value-type="float" office:value="27.2409060846561">
                <text:p>27.2409060846561</text:p>
              </table:table-cell>
              <table:table-cell office:value-type="float" office:value="34.9862664473684">
                <text:p>34.9862664473684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34.0012743848642">
                <text:p>34.0012743848642</text:p>
              </table:table-cell>
              <table:table-cell office:value-type="float" office:value="27.2409060846561">
                <text:p>27.2409060846561</text:p>
              </table:table-cell>
              <table:table-cell office:value-type="float" office:value="34.9862664473684">
                <text:p>34.9862664473684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.0012743848642">
                <text:p>34.0012743848642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9522203947368">
                <text:p>34.9522203947368</text:p>
              </table:table-cell>
              <table:table-cell office:value-type="float" office:value="41.6079157894737">
                <text:p>41.607915789473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4.0012743848642">
                <text:p>34.0012743848642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9021381578947">
                <text:p>34.9021381578947</text:p>
              </table:table-cell>
              <table:table-cell office:value-type="float" office:value="41.6023578947368">
                <text:p>41.60235789473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3.9953926085678">
                <text:p>33.9953926085678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9021381578947">
                <text:p>34.9021381578947</text:p>
              </table:table-cell>
              <table:table-cell office:value-type="float" office:value="41.6023578947368">
                <text:p>41.6023578947368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33.9953926085678">
                <text:p>33.9953926085678</text:p>
              </table:table-cell>
              <table:table-cell office:value-type="float" office:value="27.1765873015873">
                <text:p>27.1765873015873</text:p>
              </table:table-cell>
              <table:table-cell office:value-type="float" office:value="34.8328125">
                <text:p>34.8328125</text:p>
              </table:table-cell>
              <table:table-cell office:value-type="float" office:value="41.5066105263158">
                <text:p>41.506610526315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.9843152632095">
                <text:p>33.9843152632095</text:p>
              </table:table-cell>
              <table:table-cell office:value-type="float" office:value="27.1703042328042">
                <text:p>27.1703042328042</text:p>
              </table:table-cell>
              <table:table-cell office:value-type="float" office:value="34.8328125">
                <text:p>34.8328125</text:p>
              </table:table-cell>
              <table:table-cell office:value-type="float" office:value="41.5066105263158">
                <text:p>41.506610526315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33.9843152632095">
                <text:p>33.9843152632095</text:p>
              </table:table-cell>
              <table:table-cell office:value-type="float" office:value="27.1703042328042">
                <text:p>27.1703042328042</text:p>
              </table:table-cell>
              <table:table-cell office:value-type="float" office:value="34.825822368421">
                <text:p>34.825822368421</text:p>
              </table:table-cell>
              <table:table-cell office:value-type="float" office:value="41.5066105263158">
                <text:p>41.50661052631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3.970199000098">
                <text:p>33.970199000098</text:p>
              </table:table-cell>
              <table:table-cell office:value-type="float" office:value="26.9827215608466">
                <text:p>26.9827215608466</text:p>
              </table:table-cell>
              <table:table-cell office:value-type="float" office:value="34.825822368421">
                <text:p>34.825822368421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33.9055974904421">
                <text:p>33.9055974904421</text:p>
              </table:table-cell>
              <table:table-cell office:value-type="float" office:value="26.9827215608466">
                <text:p>26.9827215608466</text:p>
              </table:table-cell>
              <table:table-cell office:value-type="float" office:value="34.6444078947368">
                <text:p>34.6444078947368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3.7717870796981">
                <text:p>33.7717870796981</text:p>
              </table:table-cell>
              <table:table-cell office:value-type="float" office:value="26.9827215608466">
                <text:p>26.9827215608466</text:p>
              </table:table-cell>
              <table:table-cell office:value-type="float" office:value="34.6363486842105">
                <text:p>34.6363486842105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33.7717870796981">
                <text:p>33.7717870796981</text:p>
              </table:table-cell>
              <table:table-cell office:value-type="float" office:value="26.9386574074074">
                <text:p>26.9386574074074</text:p>
              </table:table-cell>
              <table:table-cell office:value-type="float" office:value="34.6363486842105">
                <text:p>34.6363486842105</text:p>
              </table:table-cell>
              <table:table-cell office:value-type="float" office:value="41.5003789473684">
                <text:p>41.500378947368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3.7678658955004">
                <text:p>33.7678658955004</text:p>
              </table:table-cell>
              <table:table-cell office:value-type="float" office:value="26.9230324074074">
                <text:p>26.9230324074074</text:p>
              </table:table-cell>
              <table:table-cell office:value-type="float" office:value="34.5550164473684">
                <text:p>34.5550164473684</text:p>
              </table:table-cell>
              <table:table-cell office:value-type="float" office:value="41.4481684210526">
                <text:p>41.4481684210526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3.7023821194001">
                <text:p>33.7023821194001</text:p>
              </table:table-cell>
              <table:table-cell office:value-type="float" office:value="26.9167493386243">
                <text:p>26.9167493386243</text:p>
              </table:table-cell>
              <table:table-cell office:value-type="float" office:value="34.5548519736842">
                <text:p>34.5548519736842</text:p>
              </table:table-cell>
              <table:table-cell office:value-type="float" office:value="41.2789052631579">
                <text:p>41.2789052631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.7023821194001">
                <text:p>33.7023821194001</text:p>
              </table:table-cell>
              <table:table-cell office:value-type="float" office:value="26.9167493386243">
                <text:p>26.9167493386243</text:p>
              </table:table-cell>
              <table:table-cell office:value-type="float" office:value="34.5514802631579">
                <text:p>34.5514802631579</text:p>
              </table:table-cell>
              <table:table-cell office:value-type="float" office:value="41.2789052631579">
                <text:p>41.2789052631579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3.6610136261151">
                <text:p>33.6610136261151</text:p>
              </table:table-cell>
              <table:table-cell office:value-type="float" office:value="26.8236607142857">
                <text:p>26.8236607142857</text:p>
              </table:table-cell>
              <table:table-cell office:value-type="float" office:value="34.5514802631579">
                <text:p>34.5514802631579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6236772486772">
                <text:p>26.6236772486772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5998677248677">
                <text:p>26.5998677248677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5352182539683">
                <text:p>26.5352182539683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33.6453288893246">
                <text:p>33.6453288893246</text:p>
              </table:table-cell>
              <table:table-cell office:value-type="float" office:value="26.5352182539683">
                <text:p>26.5352182539683</text:p>
              </table:table-cell>
              <table:table-cell office:value-type="float" office:value="34.5056743421053">
                <text:p>34.5056743421053</text:p>
              </table:table-cell>
              <table:table-cell office:value-type="float" office:value="41.2630736842105">
                <text:p>41.263073684210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3.4253504558377">
                <text:p>33.4253504558377</text:p>
              </table:table-cell>
              <table:table-cell office:value-type="float" office:value="26.5352182539683">
                <text:p>26.5352182539683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2558315789474">
                <text:p>41.2558315789474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165343915344">
                <text:p>26.5165343915344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2558315789474">
                <text:p>41.255831578947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165343915344">
                <text:p>26.5165343915344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2558315789474">
                <text:p>41.2558315789474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4427631578947">
                <text:p>34.4427631578947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3775493421053">
                <text:p>34.3775493421053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791118421053">
                <text:p>34.2791118421053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791118421053">
                <text:p>34.2791118421053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1.1944421052632">
                <text:p>41.194442105263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3.3800607783551">
                <text:p>33.3800607783551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33.2632094892658">
                <text:p>33.2632094892658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3.2632094892658">
                <text:p>33.2632094892658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33.2632094892658">
                <text:p>33.2632094892658</text:p>
              </table:table-cell>
              <table:table-cell office:value-type="float" office:value="26.509837962963">
                <text:p>26.50983796296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3.2036074894618">
                <text:p>33.2036074894618</text:p>
              </table:table-cell>
              <table:table-cell office:value-type="float" office:value="26.4704034391534">
                <text:p>26.470403439153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9280842105263">
                <text:p>40.9280842105263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33.2036074894618">
                <text:p>33.2036074894618</text:p>
              </table:table-cell>
              <table:table-cell office:value-type="float" office:value="26.4704034391534">
                <text:p>26.470403439153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3.1583178119792">
                <text:p>33.1583178119792</text:p>
              </table:table-cell>
              <table:table-cell office:value-type="float" office:value="26.468253968254">
                <text:p>26.46825396825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33.1583178119792">
                <text:p>33.1583178119792</text:p>
              </table:table-cell>
              <table:table-cell office:value-type="float" office:value="26.468253968254">
                <text:p>26.46825396825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3.1473384962259">
                <text:p>33.1473384962259</text:p>
              </table:table-cell>
              <table:table-cell office:value-type="float" office:value="26.468253968254">
                <text:p>26.468253968254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33.1188118811881">
                <text:p>33.1188118811881</text:p>
              </table:table-cell>
              <table:table-cell office:value-type="float" office:value="26.4613921957672">
                <text:p>26.461392195767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3.1188118811881">
                <text:p>33.1188118811881</text:p>
              </table:table-cell>
              <table:table-cell office:value-type="float" office:value="26.4613921957672">
                <text:p>26.461392195767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33.0978335457308">
                <text:p>33.0978335457308</text:p>
              </table:table-cell>
              <table:table-cell office:value-type="float" office:value="26.4150132275132">
                <text:p>26.415013227513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3.0978335457308">
                <text:p>33.0978335457308</text:p>
              </table:table-cell>
              <table:table-cell office:value-type="float" office:value="26.4150132275132">
                <text:p>26.4150132275132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33.0978335457308">
                <text:p>33.0978335457308</text:p>
              </table:table-cell>
              <table:table-cell office:value-type="float" office:value="26.4114583333333">
                <text:p>26.4114583333333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3.0922458582492">
                <text:p>33.0922458582492</text:p>
              </table:table-cell>
              <table:table-cell office:value-type="float" office:value="26.4029431216931">
                <text:p>26.4029431216931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33.0922458582492">
                <text:p>33.0922458582492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240131578947">
                <text:p>34.2240131578947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3.0922458582492">
                <text:p>33.0922458582492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096217105263">
                <text:p>34.2096217105263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32.8648171747868">
                <text:p>32.8648171747868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094572368421">
                <text:p>34.2094572368421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2.7995294578963">
                <text:p>32.7995294578963</text:p>
              </table:table-cell>
              <table:table-cell office:value-type="float" office:value="26.4024470899471">
                <text:p>26.4024470899471</text:p>
              </table:table-cell>
              <table:table-cell office:value-type="float" office:value="34.2094572368421">
                <text:p>34.2094572368421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32.7995294578963">
                <text:p>32.7995294578963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2026315789474">
                <text:p>34.2026315789474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2.7670816586609">
                <text:p>32.7670816586609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2026315789474">
                <text:p>34.2026315789474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32.7620821488089">
                <text:p>32.7620821488089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1765625">
                <text:p>34.176562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2.7514949514753">
                <text:p>32.7514949514753</text:p>
              </table:table-cell>
              <table:table-cell office:value-type="float" office:value="26.4007936507936">
                <text:p>26.4007936507936</text:p>
              </table:table-cell>
              <table:table-cell office:value-type="float" office:value="34.1765625">
                <text:p>34.176562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32.7350259778453">
                <text:p>32.7350259778453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2.7056170963631">
                <text:p>32.7056170963631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775578947368">
                <text:p>40.8775578947368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2.6823840799922">
                <text:p>32.6823840799922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501052631579">
                <text:p>40.85010526315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99013157895">
                <text:p>34.1699013157895</text:p>
              </table:table-cell>
              <table:table-cell office:value-type="float" office:value="40.8278736842105">
                <text:p>40.8278736842105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26.3659887566138">
                <text:p>26.3659887566138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40.8278736842105">
                <text:p>40.827873684210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26.275958994709">
                <text:p>26.275958994709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40.8278736842105">
                <text:p>40.8278736842105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32.6425840603862">
                <text:p>32.6425840603862</text:p>
              </table:table-cell>
              <table:table-cell office:value-type="float" office:value="NaN">
                <text:p>NaN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2.6285658268797">
                <text:p>32.6285658268797</text:p>
              </table:table-cell>
              <table:table-cell office:value-type="float" office:value="NaN">
                <text:p>NaN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5">
                <text:p>2130</text:p>
              </table:table-cell>
              <table:table-cell office:value-type="float" office:value="32.6285658268797">
                <text:p>32.6285658268797</text:p>
              </table:table-cell>
              <table:table-cell office:value-type="float" office:value="NaN">
                <text:p>NaN</text:p>
              </table:table-cell>
              <table:table-cell office:value-type="float" office:value="34.1681743421053">
                <text:p>34.1681743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2.6285658268797">
                <text:p>32.6285658268797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5">
                <text:p>2180</text:p>
              </table:table-cell>
              <table:table-cell office:value-type="float" office:value="32.613175178904">
                <text:p>32.613175178904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2.613175178904">
                <text:p>32.613175178904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32.5944515243604">
                <text:p>32.5944515243604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2.5919027546319">
                <text:p>32.5919027546319</text:p>
              </table:table-cell>
              <table:table-cell office:value-type="float" office:value="NaN">
                <text:p>NaN</text:p>
              </table:table-cell>
              <table:table-cell office:value-type="float" office:value="34.1135690789474">
                <text:p>34.113569078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5">
                <text:p>228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34.1060855263158">
                <text:p>34.106085526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5">
                <text:p>233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5">
                <text:p>238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5">
                <text:p>2430</text:p>
              </table:table-cell>
              <table:table-cell office:value-type="float" office:value="32.5332810508774">
                <text:p>32.533281050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7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9cm" svg:height="10.176cm" xlink:href=".." xlink:type="simple" chart:class="chart:line" chart:style-name="ch1">
        <chart:title svg:x="4.573cm" svg:y="0.339cm" chart:style-name="ch2">
          <text:p>Average Pixel Difference by Generation</text:p>
        </chart:title>
        <chart:legend chart:legend-position="top" svg:x="4.2cm" svg:y="1.505cm" style:legend-expansion="wide" chart:style-name="ch3"/>
        <chart:plot-area chart:style-name="ch4" table:cell-range-address="'Updated Data'.A1:'Updated Data'.E27" chart:data-source-has-labels="both" svg:x="1.377cm" svg:y="2.536cm" svg:width="14.904cm" svg:height="6.429cm">
          <chartooo:coordinate-region svg:x="1.998cm" svg:y="2.748cm" svg:width="14.283cm" svg:height="5.544cm"/>
          <chart:axis chart:dimension="x" chart:name="primary-x" chart:style-name="ch5" chartooo:axis-type="auto">
            <chartooo:date-scale/>
            <chart:title svg:x="7.965cm" svg:y="9.169cm" chart:style-name="ch6">
              <text:p>Generation</text:p>
            </chart:title>
            <chart:categories table:cell-range-address="'Updated Data'.A2:'Updated Data'.A27"/>
          </chart:axis>
          <chart:axis chart:dimension="y" chart:name="primary-y" chart:style-name="ch7">
            <chart:title svg:x="0.451cm" svg:y="7.554cm" chart:style-name="ch8">
              <text:p>Average Pixel Difference</text:p>
            </chart:title>
            <chart:grid chart:style-name="ch9" chart:class="major"/>
          </chart:axis>
          <chart:series chart:style-name="ch10" chart:values-cell-range-address="'Updated Data'.B2:'Updated Data'.B27" chart:label-cell-address="'Updated Data'.B1:'Updated Data'.B1" chart:class="chart:line">
            <chart:data-point chart:repeated="26"/>
          </chart:series>
          <chart:series chart:style-name="ch11" chart:values-cell-range-address="'Updated Data'.C2:'Updated Data'.C27" chart:label-cell-address="'Updated Data'.C1:'Updated Data'.C1" chart:class="chart:line">
            <chart:data-point chart:repeated="26"/>
          </chart:series>
          <chart:series chart:style-name="ch12" chart:values-cell-range-address="'Updated Data'.D2:'Updated Data'.D27" chart:label-cell-address="'Updated Data'.D1:'Updated Data'.D1" chart:class="chart:line">
            <chart:data-point chart:repeated="26"/>
          </chart:series>
          <chart:series chart:style-name="ch13" chart:values-cell-range-address="'Updated Data'.E2:'Updated Data'.E27" chart:label-cell-address="'Updated Data'.E1:'Updated Data'.E1" chart:class="chart:line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</text:p>
                <draw:g>
                  <svg:desc>'Updated Data'.B1:'Updated Data'.B1</svg:desc>
                </draw:g>
              </table:table-cell>
              <table:table-cell office:value-type="string">
                <text:p>Duck</text:p>
                <draw:g>
                  <svg:desc>'Updated Data'.C1:'Updated Data'.C1</svg:desc>
                </draw:g>
              </table:table-cell>
              <table:table-cell office:value-type="string">
                <text:p>Koala</text:p>
                <draw:g>
                  <svg:desc>'Updated Data'.D1:'Updated Data'.D1</svg:desc>
                </draw:g>
              </table:table-cell>
              <table:table-cell office:value-type="string">
                <text:p>Penguins</text:p>
                <draw:g>
                  <svg:desc>'Updated Data'.E1:'Updated Data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Updated Data'.A2:'Updated Data'.A27</svg:desc>
                </draw:g>
              </table:table-cell>
              <table:table-cell office:value-type="float" office:value="41.5975884717185">
                <text:p>41.5975884717185</text:p>
                <draw:g>
                  <svg:desc>'Updated Data'.B2:'Updated Data'.B27</svg:desc>
                </draw:g>
              </table:table-cell>
              <table:table-cell office:value-type="float" office:value="48.1632771164021">
                <text:p>48.1632771164021</text:p>
                <draw:g>
                  <svg:desc>'Updated Data'.C2:'Updated Data'.C27</svg:desc>
                </draw:g>
              </table:table-cell>
              <table:table-cell office:value-type="float" office:value="42.8959703947368">
                <text:p>42.8959703947368</text:p>
                <draw:g>
                  <svg:desc>'Updated Data'.D2:'Updated Data'.D27</svg:desc>
                </draw:g>
              </table:table-cell>
              <table:table-cell office:value-type="float" office:value="68.1775157894737">
                <text:p>68.1775157894737</text:p>
                <draw:g>
                  <svg:desc>'Updated Data'.E2:'Updated Data'.E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5178904029017">
                <text:p>30.5178904029017</text:p>
              </table:table-cell>
              <table:table-cell office:value-type="float" office:value="28.5149636243386">
                <text:p>28.5149636243386</text:p>
              </table:table-cell>
              <table:table-cell office:value-type="float" office:value="30.3870065789474">
                <text:p>30.3870065789474</text:p>
              </table:table-cell>
              <table:table-cell office:value-type="float" office:value="40.8229894736842">
                <text:p>40.82298947368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.5667091461621">
                <text:p>29.5667091461621</text:p>
              </table:table-cell>
              <table:table-cell office:value-type="float" office:value="26.5604332010582">
                <text:p>26.5604332010582</text:p>
              </table:table-cell>
              <table:table-cell office:value-type="float" office:value="29.1819901315789">
                <text:p>29.1819901315789</text:p>
              </table:table-cell>
              <table:table-cell office:value-type="float" office:value="38.6058947368421">
                <text:p>38.6058947368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591902754632">
                <text:p>29.2591902754632</text:p>
              </table:table-cell>
              <table:table-cell office:value-type="float" office:value="25.4227017195767">
                <text:p>25.4227017195767</text:p>
              </table:table-cell>
              <table:table-cell office:value-type="float" office:value="29.0014802631579">
                <text:p>29.0014802631579</text:p>
              </table:table-cell>
              <table:table-cell office:value-type="float" office:value="37.5272421052632">
                <text:p>37.52724210526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.0302911479267">
                <text:p>29.0302911479267</text:p>
              </table:table-cell>
              <table:table-cell office:value-type="float" office:value="25.1729497354497">
                <text:p>25.1729497354497</text:p>
              </table:table-cell>
              <table:table-cell office:value-type="float" office:value="28.6254111842105">
                <text:p>28.6254111842105</text:p>
              </table:table-cell>
              <table:table-cell office:value-type="float" office:value="37.3993263157895">
                <text:p>37.3993263157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906087638467">
                <text:p>28.7906087638467</text:p>
              </table:table-cell>
              <table:table-cell office:value-type="float" office:value="24.9916501322751">
                <text:p>24.9916501322751</text:p>
              </table:table-cell>
              <table:table-cell office:value-type="float" office:value="28.1865131578947">
                <text:p>28.1865131578947</text:p>
              </table:table-cell>
              <table:table-cell office:value-type="float" office:value="37.1878736842105">
                <text:p>37.18787368421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.7898245270072">
                <text:p>28.7898245270072</text:p>
              </table:table-cell>
              <table:table-cell office:value-type="float" office:value="24.9328703703704">
                <text:p>24.9328703703704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7.1468631578947">
                <text:p>37.146863157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895304381923">
                <text:p>28.7895304381923</text:p>
              </table:table-cell>
              <table:table-cell office:value-type="float" office:value="24.5971395502645">
                <text:p>24.5971395502645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7.1328">
                <text:p>37.13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.7895304381923">
                <text:p>28.7895304381923</text:p>
              </table:table-cell>
              <table:table-cell office:value-type="float" office:value="24.5606812169312">
                <text:p>24.5606812169312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8624842105263">
                <text:p>36.862484210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441623370258">
                <text:p>28.5441623370258</text:p>
              </table:table-cell>
              <table:table-cell office:value-type="float" office:value="24.3833498677249">
                <text:p>24.3833498677249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5010526315789">
                <text:p>36.50105263157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.5441623370258">
                <text:p>28.5441623370258</text:p>
              </table:table-cell>
              <table:table-cell office:value-type="float" office:value="24.1704695767196">
                <text:p>24.1704695767196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4516210526316">
                <text:p>36.4516210526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441623370258">
                <text:p>28.5441623370258</text:p>
              </table:table-cell>
              <table:table-cell office:value-type="float" office:value="24.1704695767196">
                <text:p>24.1704695767196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4516210526316">
                <text:p>36.45162105263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.5367120870503">
                <text:p>28.5367120870503</text:p>
              </table:table-cell>
              <table:table-cell office:value-type="float" office:value="24.1472387566138">
                <text:p>24.1472387566138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2829473684211">
                <text:p>36.2829473684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5191647877659">
                <text:p>28.5191647877659</text:p>
              </table:table-cell>
              <table:table-cell office:value-type="float" office:value="24.0588624338624">
                <text:p>24.0588624338624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1628631578947">
                <text:p>36.162863157894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8.5148514851485">
                <text:p>28.5148514851485</text:p>
              </table:table-cell>
              <table:table-cell office:value-type="float" office:value="23.9374173280423">
                <text:p>23.9374173280423</text:p>
              </table:table-cell>
              <table:table-cell office:value-type="float" office:value="28.1839638157895">
                <text:p>28.1839638157895</text:p>
              </table:table-cell>
              <table:table-cell office:value-type="float" office:value="36.0119578947368">
                <text:p>36.0119578947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76923830997">
                <text:p>28.376923830997</text:p>
              </table:table-cell>
              <table:table-cell office:value-type="float" office:value="23.9374173280423">
                <text:p>23.9374173280423</text:p>
              </table:table-cell>
              <table:table-cell office:value-type="float" office:value="28.0922697368421">
                <text:p>28.0922697368421</text:p>
              </table:table-cell>
              <table:table-cell office:value-type="float" office:value="35.9525052631579">
                <text:p>35.95250526315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.3691794922066">
                <text:p>28.3691794922066</text:p>
              </table:table-cell>
              <table:table-cell office:value-type="float" office:value="23.9374173280423">
                <text:p>23.9374173280423</text:p>
              </table:table-cell>
              <table:table-cell office:value-type="float" office:value="28.0055098684211">
                <text:p>28.0055098684211</text:p>
              </table:table-cell>
              <table:table-cell office:value-type="float" office:value="35.9525052631579">
                <text:p>35.9525052631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327124791687">
                <text:p>28.3327124791687</text:p>
              </table:table-cell>
              <table:table-cell office:value-type="float" office:value="23.8441633597884">
                <text:p>23.8441633597884</text:p>
              </table:table-cell>
              <table:table-cell office:value-type="float" office:value="28.0029605263158">
                <text:p>28.0029605263158</text:p>
              </table:table-cell>
              <table:table-cell office:value-type="float" office:value="35.919747368421">
                <text:p>35.91974736842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8.2768356043525">
                <text:p>28.2768356043525</text:p>
              </table:table-cell>
              <table:table-cell office:value-type="float" office:value="23.8441633597884">
                <text:p>23.8441633597884</text:p>
              </table:table-cell>
              <table:table-cell office:value-type="float" office:value="28.0029605263158">
                <text:p>28.0029605263158</text:p>
              </table:table-cell>
              <table:table-cell office:value-type="float" office:value="35.919747368421">
                <text:p>35.919747368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671306734634">
                <text:p>28.2671306734634</text:p>
              </table:table-cell>
              <table:table-cell office:value-type="float" office:value="23.8294477513227">
                <text:p>23.8294477513227</text:p>
              </table:table-cell>
              <table:table-cell office:value-type="float" office:value="27.996875">
                <text:p>27.996875</text:p>
              </table:table-cell>
              <table:table-cell office:value-type="float" office:value="35.8692210526316">
                <text:p>35.86922105263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.2671306734634">
                <text:p>28.2671306734634</text:p>
              </table:table-cell>
              <table:table-cell office:value-type="float" office:value="NaN">
                <text:p>NaN</text:p>
              </table:table-cell>
              <table:table-cell office:value-type="float" office:value="27.996875">
                <text:p>27.9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671306734634">
                <text:p>28.267130673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8.2671306734634">
                <text:p>28.267130673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141946867954">
                <text:p>28.214194686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8.2141946867954">
                <text:p>28.214194686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141946867954">
                <text:p>28.214194686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